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0.931333333333333cm" style:use-optimal-column-width="true"/>
    </style:style>
    <style:style style:name="co2" style:family="table-column">
      <style:table-column-properties fo:break-before="auto" style:column-width="3.28083333333333cm" style:use-optimal-column-width="true"/>
    </style:style>
    <style:style style:name="co3" style:family="table-column">
      <style:table-column-properties fo:break-before="auto" style:column-width="0.465666666666667cm" style:use-optimal-column-width="true"/>
    </style:style>
    <style:style style:name="co4" style:family="table-column">
      <style:table-column-properties fo:break-before="auto" style:column-width="10.7315cm" style:use-optimal-column-width="true"/>
    </style:style>
    <style:style style:name="co5" style:family="table-column">
      <style:table-column-properties fo:break-before="auto" style:column-width="0.9525cm" style:use-optimal-column-width="true"/>
    </style:style>
    <style:style style:name="co6" style:family="table-column">
      <style:table-column-properties fo:break-before="auto" style:column-width="3.32316666666667cm" style:use-optimal-column-width="true"/>
    </style:style>
    <style:style style:name="co7" style:family="table-column">
      <style:table-column-properties fo:break-before="auto" style:column-width="2.159cm" style:use-optimal-column-width="true"/>
    </style:style>
    <style:style style:name="co8" style:family="table-column">
      <style:table-column-properties fo:break-before="auto" style:column-width="4.33916666666667cm" style:use-optimal-column-width="true"/>
    </style:style>
    <style:style style:name="co9" style:family="table-column">
      <style:table-column-properties fo:break-before="auto" style:column-width="6.45583333333333cm" style:use-optimal-column-width="true"/>
    </style:style>
    <style:style style:name="co10" style:family="table-column">
      <style:table-column-properties fo:break-before="auto" style:column-width="4.42383333333333cm" style:use-optimal-column-width="true"/>
    </style:style>
    <style:style style:name="co11" style:family="table-column">
      <style:table-column-properties fo:break-before="auto" style:column-width="3.175cm" style:use-optimal-column-width="true"/>
    </style:style>
    <style:style style:name="co12" style:family="table-column">
      <style:table-column-properties fo:break-before="auto" style:column-width="0.783166666666667cm" style:use-optimal-column-width="true"/>
    </style:style>
    <style:style style:name="co13" style:family="table-column">
      <style:table-column-properties fo:break-before="auto" style:column-width="3.4925cm" style:use-optimal-column-width="true"/>
    </style:style>
    <style:style style:name="co14" style:family="table-column">
      <style:table-column-properties fo:break-before="auto" style:column-width="4.72016666666667cm" style:use-optimal-column-width="true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4.7625cm"/>
    </style:style>
    <style:style style:name="co17" style:family="table-column">
      <style:table-column-properties fo:break-before="auto" style:column-width="2.4765cm"/>
    </style:style>
    <style:style style:name="co18" style:family="table-column">
      <style:table-column-properties fo:break-before="auto" style:column-width="1.5875cm"/>
    </style:style>
    <style:style style:name="co19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ideojuego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237" table:default-cell-style-name="ce3"/>
        <table:table-column table:style-name="co19" table:number-columns-repeated="16128" table:default-cell-style-name="ce4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sagajuego</text:p>
          </table:table-cell>
          <table:table-cell office:value-type="string" table:style-name="ce2">
            <text:p>gj</text:p>
          </table:table-cell>
          <table:table-cell office:value-type="string" table:style-name="ce2">
            <text:p>nombrejuego</text:p>
          </table:table-cell>
          <table:table-cell office:value-type="string" table:style-name="ce2">
            <text:p>imgc</text:p>
          </table:table-cell>
          <table:table-cell office:value-type="string" table:style-name="ce2">
            <text:p>plataforma1</text:p>
          </table:table-cell>
          <table:table-cell office:value-type="string" table:style-name="ce2">
            <text:p>plataforma2</text:p>
          </table:table-cell>
          <table:table-cell office:value-type="string" table:style-name="ce2">
            <text:p>plataforma3</text:p>
          </table:table-cell>
          <table:table-cell office:value-type="string" table:style-name="ce2">
            <text:p>genero</text:p>
          </table:table-cell>
          <table:table-cell office:value-type="string" table:style-name="ce2">
            <text:p>desarrollador</text:p>
          </table:table-cell>
          <table:table-cell office:value-type="string" table:style-name="ce2">
            <text:p>editor</text:p>
          </table:table-cell>
          <table:table-cell office:value-type="string" table:style-name="ce2">
            <text:p>pokemon</text:p>
          </table:table-cell>
          <table:table-cell office:value-type="string" table:style-name="ce2">
            <text:p>gen</text:p>
          </table:table-cell>
          <table:table-cell office:value-type="string" table:style-name="ce2">
            <text:p>tipoNPC</text:p>
          </table:table-cell>
          <table:table-cell office:value-type="string" table:style-name="ce2">
            <text:p>NPC</text:p>
          </table:table-cell>
          <table:table-cell table:number-columns-repeated="1636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Roj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Oak</text:p>
          </table:table-cell>
          <table:table-cell table:number-columns-repeated="1636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Roj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Azul</text:p>
          </table:table-cell>
          <table:table-cell table:number-columns-repeated="1636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Roj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Trace</text:p>
          </table:table-cell>
          <table:table-cell table:number-columns-repeated="1636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Roj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Azul</text:p>
          </table:table-cell>
          <table:table-cell table:number-columns-repeated="1636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Roj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rock</text:p>
          </table:table-cell>
          <table:table-cell table:number-columns-repeated="16369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Roj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isty</text:p>
          </table:table-cell>
          <table:table-cell table:number-columns-repeated="1636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Roj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Teniente Surge</text:p>
          </table:table-cell>
          <table:table-cell table:number-columns-repeated="1636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Roj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Erika</text:p>
          </table:table-cell>
          <table:table-cell table:number-columns-repeated="1636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Roj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Koga</text:p>
          </table:table-cell>
          <table:table-cell table:number-columns-repeated="1636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Roj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Sabrina</text:p>
          </table:table-cell>
          <table:table-cell table:number-columns-repeated="16369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Roj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laine</text:p>
          </table:table-cell>
          <table:table-cell table:number-columns-repeated="16369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Roj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Giovanni</text:p>
          </table:table-cell>
          <table:table-cell table:number-columns-repeated="1636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Roj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Lorelei</text:p>
          </table:table-cell>
          <table:table-cell table:number-columns-repeated="16369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Roj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Bruno (Alto Mando)</text:p>
          </table:table-cell>
          <table:table-cell table:number-columns-repeated="16369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Roj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Agatha</text:p>
          </table:table-cell>
          <table:table-cell table:number-columns-repeated="1636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Roj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Lance</text:p>
          </table:table-cell>
          <table:table-cell table:number-columns-repeated="16369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Verd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Oak</text:p>
          </table:table-cell>
          <table:table-cell table:number-columns-repeated="16369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Verd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Azul</text:p>
          </table:table-cell>
          <table:table-cell table:number-columns-repeated="16369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Verd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Trace</text:p>
          </table:table-cell>
          <table:table-cell table:number-columns-repeated="1636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Verd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Azul</text:p>
          </table:table-cell>
          <table:table-cell table:number-columns-repeated="16369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Verd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rock</text:p>
          </table:table-cell>
          <table:table-cell table:number-columns-repeated="16369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Verd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isty</text:p>
          </table:table-cell>
          <table:table-cell table:number-columns-repeated="16369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Verd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Teniente Surge</text:p>
          </table:table-cell>
          <table:table-cell table:number-columns-repeated="16369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Verd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Erika</text:p>
          </table:table-cell>
          <table:table-cell table:number-columns-repeated="16369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Verd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Koga</text:p>
          </table:table-cell>
          <table:table-cell table:number-columns-repeated="1636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Verd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Sabrina</text:p>
          </table:table-cell>
          <table:table-cell table:number-columns-repeated="16369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Verd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laine</text:p>
          </table:table-cell>
          <table:table-cell table:number-columns-repeated="16369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Verd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Giovanni</text:p>
          </table:table-cell>
          <table:table-cell table:number-columns-repeated="16369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Verd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Lorelei</text:p>
          </table:table-cell>
          <table:table-cell table:number-columns-repeated="16369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Verd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Bruno (Alto Mando)</text:p>
          </table:table-cell>
          <table:table-cell table:number-columns-repeated="16369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Verd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Agatha</text:p>
          </table:table-cell>
          <table:table-cell table:number-columns-repeated="16369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Verd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Lance</text:p>
          </table:table-cell>
          <table:table-cell table:number-columns-repeated="16369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zu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Oak</text:p>
          </table:table-cell>
          <table:table-cell table:number-columns-repeated="16369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zu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Azul</text:p>
          </table:table-cell>
          <table:table-cell table:number-columns-repeated="16369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zu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Trace</text:p>
          </table:table-cell>
          <table:table-cell table:number-columns-repeated="16369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zu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Azul</text:p>
          </table:table-cell>
          <table:table-cell table:number-columns-repeated="16369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zu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rock</text:p>
          </table:table-cell>
          <table:table-cell table:number-columns-repeated="16369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zu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isty</text:p>
          </table:table-cell>
          <table:table-cell table:number-columns-repeated="16369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zu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Teniente Surge</text:p>
          </table:table-cell>
          <table:table-cell table:number-columns-repeated="16369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zu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Erika</text:p>
          </table:table-cell>
          <table:table-cell table:number-columns-repeated="16369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zu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Koga</text:p>
          </table:table-cell>
          <table:table-cell table:number-columns-repeated="16369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zu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Sabrina</text:p>
          </table:table-cell>
          <table:table-cell table:number-columns-repeated="16369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zu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laine</text:p>
          </table:table-cell>
          <table:table-cell table:number-columns-repeated="16369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zu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Giovanni</text:p>
          </table:table-cell>
          <table:table-cell table:number-columns-repeated="16369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zu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Lorelei</text:p>
          </table:table-cell>
          <table:table-cell table:number-columns-repeated="16369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zu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Bruno (Alto Mando)</text:p>
          </table:table-cell>
          <table:table-cell table:number-columns-repeated="16369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zu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Agatha</text:p>
          </table:table-cell>
          <table:table-cell table:number-columns-repeated="16369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zu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Lance</text:p>
          </table:table-cell>
          <table:table-cell table:number-columns-repeated="16369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marill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Oak</text:p>
          </table:table-cell>
          <table:table-cell table:number-columns-repeated="16369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marill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Azul</text:p>
          </table:table-cell>
          <table:table-cell table:number-columns-repeated="16369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marill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Trace</text:p>
          </table:table-cell>
          <table:table-cell table:number-columns-repeated="16369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marill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Azul</text:p>
          </table:table-cell>
          <table:table-cell table:number-columns-repeated="16369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marill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rock</text:p>
          </table:table-cell>
          <table:table-cell table:number-columns-repeated="16369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marill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isty</text:p>
          </table:table-cell>
          <table:table-cell table:number-columns-repeated="16369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marill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Teniente Surge</text:p>
          </table:table-cell>
          <table:table-cell table:number-columns-repeated="16369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marill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Erika</text:p>
          </table:table-cell>
          <table:table-cell table:number-columns-repeated="16369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marill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Koga</text:p>
          </table:table-cell>
          <table:table-cell table:number-columns-repeated="16369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marill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Sabrina</text:p>
          </table:table-cell>
          <table:table-cell table:number-columns-repeated="16369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marill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laine</text:p>
          </table:table-cell>
          <table:table-cell table:number-columns-repeated="16369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marill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Giovanni</text:p>
          </table:table-cell>
          <table:table-cell table:number-columns-repeated="16369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3">
            <text:p>Principa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Amarill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zul</text:p>
          </table:table-cell>
          <table:table-cell table:number-columns-repeated="16369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Venusaur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arizard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lastois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eedril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Fearow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kachu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68" table:style-name="ce3">
            <text:p>68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Nidoquee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Nidoking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ugtrio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rimeap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rcanin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lakazam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champ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olem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76" table:style-name="ce3">
            <text:p>76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gnet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loyster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gar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Oni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Hypno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lectrod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xeggutor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ansey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84" table:style-name="ce3">
            <text:p>84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Kangaskha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tarmi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86" table:style-name="ce3">
            <text:p>86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cyther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Jyn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nsir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auro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yarado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Lapra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itto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Vapore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94" table:style-name="ce3">
            <text:p>94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Jolte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Flare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96" table:style-name="ce3">
            <text:p>96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erodacty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norla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98" table:style-name="ce3">
            <text:p>98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rticuno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Zapdo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oltr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ragonit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ewtwo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 (Japon)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ew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kachu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quirtl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ulbasaur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armander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andshrew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lefairy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aichu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odrio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andslash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Ninetal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Vileplum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eadra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gnemit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syduck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Oddish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ubon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Vulpix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eowth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lectabuzz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dgeot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Victreebe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25" table:style-name="ce3">
            <text:p>125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apidash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26" table:style-name="ce3">
            <text:p>126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ewgong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27" table:style-name="ce3">
            <text:p>127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hyd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28" table:style-name="ce3">
            <text:p>128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ewtwo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29" table:style-name="ce3">
            <text:p>129</text:p>
          </table:table-cell>
          <table:table-cell office:value-type="string" table:style-name="ce3">
            <text:p>Comba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tadi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ew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string" table:style-name="ce3">
            <text:p>Minijuego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Pinbal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Pinball</text:p>
          </table:table-cell>
          <table:table-cell office:value-type="string" table:style-name="ce3">
            <text:p>HAL Laboratory y Jupiter Corporation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31" table:style-name="ce3">
            <text:p>131</text:p>
          </table:table-cell>
          <table:table-cell office:value-type="string" table:style-name="ce3">
            <text:p>Trading Card Gam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Trading Card Gam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Juego De Carta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Dialogo</text:p>
          </table:table-cell>
          <table:table-cell office:value-type="string" table:style-name="ce3">
            <text:p>Marco</text:p>
          </table:table-cell>
          <table:table-cell table:number-columns-repeated="16369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string" table:style-name="ce3">
            <text:p>Trading Card Gam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Trading Card Gam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Juego De Carta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Dialogo</text:p>
          </table:table-cell>
          <table:table-cell office:value-type="string" table:style-name="ce3">
            <text:p>Ronaldo</text:p>
          </table:table-cell>
          <table:table-cell table:number-columns-repeated="16369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string" table:style-name="ce3">
            <text:p>Trading Card Gam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Trading Card Gam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Juego De Carta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Dialogo</text:p>
          </table:table-cell>
          <table:table-cell office:value-type="string" table:style-name="ce3">
            <text:p>Doctor Mayo</text:p>
          </table:table-cell>
          <table:table-cell table:number-columns-repeated="16369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string" table:style-name="ce3">
            <text:p>Trading Card Gam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Trading Card Gam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Juego De Carta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Club</text:p>
          </table:table-cell>
          <table:table-cell office:value-type="string" table:style-name="ce3">
            <text:p>Nuria</text:p>
          </table:table-cell>
          <table:table-cell table:number-columns-repeated="16369"/>
        </table:table-row>
        <table:table-row table:style-name="ro1">
          <table:table-cell office:value-type="float" office:value="135" table:style-name="ce3">
            <text:p>135</text:p>
          </table:table-cell>
          <table:table-cell office:value-type="string" table:style-name="ce3">
            <text:p>Trading Card Gam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Trading Card Gam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Juego De Carta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Club</text:p>
          </table:table-cell>
          <table:table-cell office:value-type="string" table:style-name="ce3">
            <text:p>Ricardo</text:p>
          </table:table-cell>
          <table:table-cell table:number-columns-repeated="16369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string" table:style-name="ce3">
            <text:p>Trading Card Gam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Trading Card Gam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Juego De Carta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Club</text:p>
          </table:table-cell>
          <table:table-cell office:value-type="string" table:style-name="ce3">
            <text:p>Hector</text:p>
          </table:table-cell>
          <table:table-cell table:number-columns-repeated="16369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string" table:style-name="ce3">
            <text:p>Trading Card Gam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Trading Card Gam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Juego De Carta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Club</text:p>
          </table:table-cell>
          <table:table-cell office:value-type="string" table:style-name="ce3">
            <text:p>Ana</text:p>
          </table:table-cell>
          <table:table-cell table:number-columns-repeated="16369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string" table:style-name="ce3">
            <text:p>Trading Card Gam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Trading Card Gam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Juego De Carta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Club</text:p>
          </table:table-cell>
          <table:table-cell office:value-type="string" table:style-name="ce3">
            <text:p>Isaac</text:p>
          </table:table-cell>
          <table:table-cell table:number-columns-repeated="16369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string" table:style-name="ce3">
            <text:p>Trading Card Gam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Trading Card Gam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Juego De Carta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Club</text:p>
          </table:table-cell>
          <table:table-cell office:value-type="string" table:style-name="ce3">
            <text:p>Marcial</text:p>
          </table:table-cell>
          <table:table-cell table:number-columns-repeated="16369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string" table:style-name="ce3">
            <text:p>Trading Card Gam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Trading Card Gam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Juego De Carta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Club</text:p>
          </table:table-cell>
          <table:table-cell office:value-type="string" table:style-name="ce3">
            <text:p>Rocco</text:p>
          </table:table-cell>
          <table:table-cell table:number-columns-repeated="16369"/>
        </table:table-row>
        <table:table-row table:style-name="ro1">
          <table:table-cell office:value-type="float" office:value="141" table:style-name="ce3">
            <text:p>141</text:p>
          </table:table-cell>
          <table:table-cell office:value-type="string" table:style-name="ce3">
            <text:p>Trading Card Gam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Trading Card Gam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Juego De Carta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Club</text:p>
          </table:table-cell>
          <table:table-cell office:value-type="string" table:style-name="ce3">
            <text:p>Max</text:p>
          </table:table-cell>
          <table:table-cell table:number-columns-repeated="16369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string" table:style-name="ce3">
            <text:p>Trading Card Gam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Trading Card Gam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Juego De Carta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ran Maestro/a</text:p>
          </table:table-cell>
          <table:table-cell office:value-type="string" table:style-name="ce3">
            <text:p>Greta</text:p>
          </table:table-cell>
          <table:table-cell table:number-columns-repeated="16369"/>
        </table:table-row>
        <table:table-row table:style-name="ro1">
          <table:table-cell office:value-type="float" office:value="143" table:style-name="ce3">
            <text:p>143</text:p>
          </table:table-cell>
          <table:table-cell office:value-type="string" table:style-name="ce3">
            <text:p>Trading Card Gam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Trading Card Gam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Juego De Carta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ran Maestro/a</text:p>
          </table:table-cell>
          <table:table-cell office:value-type="string" table:style-name="ce3">
            <text:p>Sergio</text:p>
          </table:table-cell>
          <table:table-cell table:number-columns-repeated="16369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string" table:style-name="ce3">
            <text:p>Trading Card Gam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Trading Card Gam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Juego De Carta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ran Maestro/a</text:p>
          </table:table-cell>
          <table:table-cell office:value-type="string" table:style-name="ce3">
            <text:p>Jaime</text:p>
          </table:table-cell>
          <table:table-cell table:number-columns-repeated="16369"/>
        </table:table-row>
        <table:table-row table:style-name="ro1">
          <table:table-cell office:value-type="float" office:value="145" table:style-name="ce3">
            <text:p>145</text:p>
          </table:table-cell>
          <table:table-cell office:value-type="string" table:style-name="ce3">
            <text:p>Trading Card Gam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Trading Card Gam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Juego De Carta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ran Maestro/a</text:p>
          </table:table-cell>
          <table:table-cell office:value-type="string" table:style-name="ce3">
            <text:p>Igor</text:p>
          </table:table-cell>
          <table:table-cell table:number-columns-repeated="16369"/>
        </table:table-row>
        <table:table-row table:style-name="ro1">
          <table:table-cell office:value-type="float" office:value="146" table:style-name="ce3">
            <text:p>146</text:p>
          </table:table-cell>
          <table:table-cell office:value-type="string" table:style-name="ce3">
            <text:p>Minijuego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Hey You, Pikachu!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Minijuegos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kachu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47" table:style-name="ce3">
            <text:p>147</text:p>
          </table:table-cell>
          <table:table-cell office:value-type="string" table:style-name="ce3">
            <text:p>Minijuego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Puzzle Leagu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Puzzle</text:p>
          </table:table-cell>
          <table:table-cell office:value-type="string" table:style-name="ce3">
            <text:p>Intelligent Systems y NS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48" table:style-name="ce3">
            <text:p>148</text:p>
          </table:table-cell>
          <table:table-cell office:value-type="string" table:style-name="ce3">
            <text:p>Minijuego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kemon Snap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Fotografi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49" table:style-name="ce3">
            <text:p>149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Or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Elm</text:p>
          </table:table-cell>
          <table:table-cell table:number-columns-repeated="16369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Or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Plata</text:p>
          </table:table-cell>
          <table:table-cell table:number-columns-repeated="16369"/>
        </table:table-row>
        <table:table-row table:style-name="ro1">
          <table:table-cell office:value-type="float" office:value="151" table:style-name="ce3">
            <text:p>151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Or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Lance</text:p>
          </table:table-cell>
          <table:table-cell table:number-columns-repeated="16369"/>
        </table:table-row>
        <table:table-row table:style-name="ro1">
          <table:table-cell office:value-type="float" office:value="152" table:style-name="ce3">
            <text:p>152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Or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Rojo</text:p>
          </table:table-cell>
          <table:table-cell table:number-columns-repeated="16369"/>
        </table:table-row>
        <table:table-row table:style-name="ro1">
          <table:table-cell office:value-type="float" office:value="153" table:style-name="ce3">
            <text:p>153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Or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Pegaso</text:p>
          </table:table-cell>
          <table:table-cell table:number-columns-repeated="16369"/>
        </table:table-row>
        <table:table-row table:style-name="ro1">
          <table:table-cell office:value-type="float" office:value="154" table:style-name="ce3">
            <text:p>154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Or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nton</text:p>
          </table:table-cell>
          <table:table-cell table:number-columns-repeated="16369"/>
        </table:table-row>
        <table:table-row table:style-name="ro1">
          <table:table-cell office:value-type="float" office:value="155" table:style-name="ce3">
            <text:p>155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Or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lanca</text:p>
          </table:table-cell>
          <table:table-cell table:number-columns-repeated="16369"/>
        </table:table-row>
        <table:table-row table:style-name="ro1">
          <table:table-cell office:value-type="float" office:value="156" table:style-name="ce3">
            <text:p>156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Or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orti</text:p>
          </table:table-cell>
          <table:table-cell table:number-columns-repeated="16369"/>
        </table:table-row>
        <table:table-row table:style-name="ro1">
          <table:table-cell office:value-type="float" office:value="157" table:style-name="ce3">
            <text:p>157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Or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nibal</text:p>
          </table:table-cell>
          <table:table-cell table:number-columns-repeated="16369"/>
        </table:table-row>
        <table:table-row table:style-name="ro1">
          <table:table-cell office:value-type="float" office:value="158" table:style-name="ce3">
            <text:p>158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Or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Yasmina</text:p>
          </table:table-cell>
          <table:table-cell table:number-columns-repeated="16369"/>
        </table:table-row>
        <table:table-row table:style-name="ro1">
          <table:table-cell office:value-type="float" office:value="159" table:style-name="ce3">
            <text:p>159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Or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Fredo</text:p>
          </table:table-cell>
          <table:table-cell table:number-columns-repeated="16369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Or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Debora</text:p>
          </table:table-cell>
          <table:table-cell table:number-columns-repeated="16369"/>
        </table:table-row>
        <table:table-row table:style-name="ro1">
          <table:table-cell office:value-type="float" office:value="161" table:style-name="ce3">
            <text:p>161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Or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Mento</text:p>
          </table:table-cell>
          <table:table-cell table:number-columns-repeated="16369"/>
        </table:table-row>
        <table:table-row table:style-name="ro1">
          <table:table-cell office:value-type="float" office:value="162" table:style-name="ce3">
            <text:p>162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Or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Koga</text:p>
          </table:table-cell>
          <table:table-cell table:number-columns-repeated="16369"/>
        </table:table-row>
        <table:table-row table:style-name="ro1">
          <table:table-cell office:value-type="float" office:value="163" table:style-name="ce3">
            <text:p>163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Or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Bruno (Alto Mando)</text:p>
          </table:table-cell>
          <table:table-cell table:number-columns-repeated="16369"/>
        </table:table-row>
        <table:table-row table:style-name="ro1">
          <table:table-cell office:value-type="float" office:value="164" table:style-name="ce3">
            <text:p>164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Or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Karen</text:p>
          </table:table-cell>
          <table:table-cell table:number-columns-repeated="16369"/>
        </table:table-row>
        <table:table-row table:style-name="ro1">
          <table:table-cell office:value-type="float" office:value="165" table:style-name="ce3">
            <text:p>165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Plat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Elm</text:p>
          </table:table-cell>
          <table:table-cell table:number-columns-repeated="16369"/>
        </table:table-row>
        <table:table-row table:style-name="ro1">
          <table:table-cell office:value-type="float" office:value="166" table:style-name="ce3">
            <text:p>166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Plat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Plata</text:p>
          </table:table-cell>
          <table:table-cell table:number-columns-repeated="16369"/>
        </table:table-row>
        <table:table-row table:style-name="ro1">
          <table:table-cell office:value-type="float" office:value="167" table:style-name="ce3">
            <text:p>167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Plat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Lance</text:p>
          </table:table-cell>
          <table:table-cell table:number-columns-repeated="16369"/>
        </table:table-row>
        <table:table-row table:style-name="ro1">
          <table:table-cell office:value-type="float" office:value="168" table:style-name="ce3">
            <text:p>168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Plat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Rojo</text:p>
          </table:table-cell>
          <table:table-cell table:number-columns-repeated="16369"/>
        </table:table-row>
        <table:table-row table:style-name="ro1">
          <table:table-cell office:value-type="float" office:value="169" table:style-name="ce3">
            <text:p>169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Plat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Pegaso</text:p>
          </table:table-cell>
          <table:table-cell table:number-columns-repeated="16369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Plat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nton</text:p>
          </table:table-cell>
          <table:table-cell table:number-columns-repeated="16369"/>
        </table:table-row>
        <table:table-row table:style-name="ro1">
          <table:table-cell office:value-type="float" office:value="171" table:style-name="ce3">
            <text:p>171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Plat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lanca</text:p>
          </table:table-cell>
          <table:table-cell table:number-columns-repeated="16369"/>
        </table:table-row>
        <table:table-row table:style-name="ro1">
          <table:table-cell office:value-type="float" office:value="172" table:style-name="ce3">
            <text:p>172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Plat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orti</text:p>
          </table:table-cell>
          <table:table-cell table:number-columns-repeated="16369"/>
        </table:table-row>
        <table:table-row table:style-name="ro1">
          <table:table-cell office:value-type="float" office:value="173" table:style-name="ce3">
            <text:p>173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Plat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nibal</text:p>
          </table:table-cell>
          <table:table-cell table:number-columns-repeated="16369"/>
        </table:table-row>
        <table:table-row table:style-name="ro1">
          <table:table-cell office:value-type="float" office:value="174" table:style-name="ce3">
            <text:p>174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Plat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Yasmina</text:p>
          </table:table-cell>
          <table:table-cell table:number-columns-repeated="16369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Plat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Fredo</text:p>
          </table:table-cell>
          <table:table-cell table:number-columns-repeated="16369"/>
        </table:table-row>
        <table:table-row table:style-name="ro1">
          <table:table-cell office:value-type="float" office:value="176" table:style-name="ce3">
            <text:p>176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Plat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Debora</text:p>
          </table:table-cell>
          <table:table-cell table:number-columns-repeated="16369"/>
        </table:table-row>
        <table:table-row table:style-name="ro1">
          <table:table-cell office:value-type="float" office:value="177" table:style-name="ce3">
            <text:p>177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Plat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Mento</text:p>
          </table:table-cell>
          <table:table-cell table:number-columns-repeated="16369"/>
        </table:table-row>
        <table:table-row table:style-name="ro1">
          <table:table-cell office:value-type="float" office:value="178" table:style-name="ce3">
            <text:p>178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Plat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Koga</text:p>
          </table:table-cell>
          <table:table-cell table:number-columns-repeated="16369"/>
        </table:table-row>
        <table:table-row table:style-name="ro1">
          <table:table-cell office:value-type="float" office:value="179" table:style-name="ce3">
            <text:p>179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Plat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Bruno (Alto Mando)</text:p>
          </table:table-cell>
          <table:table-cell table:number-columns-repeated="16369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Plat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Karen</text:p>
          </table:table-cell>
          <table:table-cell table:number-columns-repeated="16369"/>
        </table:table-row>
        <table:table-row table:style-name="ro1">
          <table:table-cell office:value-type="float" office:value="181" table:style-name="ce3">
            <text:p>181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Crista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Elm</text:p>
          </table:table-cell>
          <table:table-cell table:number-columns-repeated="16369"/>
        </table:table-row>
        <table:table-row table:style-name="ro1">
          <table:table-cell office:value-type="float" office:value="182" table:style-name="ce3">
            <text:p>182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Crista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Plata</text:p>
          </table:table-cell>
          <table:table-cell table:number-columns-repeated="16369"/>
        </table:table-row>
        <table:table-row table:style-name="ro1">
          <table:table-cell office:value-type="float" office:value="183" table:style-name="ce3">
            <text:p>183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Crista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Lance</text:p>
          </table:table-cell>
          <table:table-cell table:number-columns-repeated="16369"/>
        </table:table-row>
        <table:table-row table:style-name="ro1">
          <table:table-cell office:value-type="float" office:value="184" table:style-name="ce3">
            <text:p>184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Crista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Rojo</text:p>
          </table:table-cell>
          <table:table-cell table:number-columns-repeated="16369"/>
        </table:table-row>
        <table:table-row table:style-name="ro1">
          <table:table-cell office:value-type="float" office:value="185" table:style-name="ce3">
            <text:p>185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Crista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Pegaso</text:p>
          </table:table-cell>
          <table:table-cell table:number-columns-repeated="16369"/>
        </table:table-row>
        <table:table-row table:style-name="ro1">
          <table:table-cell office:value-type="float" office:value="186" table:style-name="ce3">
            <text:p>186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Crista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nton</text:p>
          </table:table-cell>
          <table:table-cell table:number-columns-repeated="16369"/>
        </table:table-row>
        <table:table-row table:style-name="ro1">
          <table:table-cell office:value-type="float" office:value="187" table:style-name="ce3">
            <text:p>187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Crista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lanca</text:p>
          </table:table-cell>
          <table:table-cell table:number-columns-repeated="16369"/>
        </table:table-row>
        <table:table-row table:style-name="ro1">
          <table:table-cell office:value-type="float" office:value="188" table:style-name="ce3">
            <text:p>188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Crista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orti</text:p>
          </table:table-cell>
          <table:table-cell table:number-columns-repeated="16369"/>
        </table:table-row>
        <table:table-row table:style-name="ro1">
          <table:table-cell office:value-type="float" office:value="189" table:style-name="ce3">
            <text:p>189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Crista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nibal</text:p>
          </table:table-cell>
          <table:table-cell table:number-columns-repeated="16369"/>
        </table:table-row>
        <table:table-row table:style-name="ro1">
          <table:table-cell office:value-type="float" office:value="190" table:style-name="ce3">
            <text:p>190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Crista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Yasmina</text:p>
          </table:table-cell>
          <table:table-cell table:number-columns-repeated="16369"/>
        </table:table-row>
        <table:table-row table:style-name="ro1">
          <table:table-cell office:value-type="float" office:value="191" table:style-name="ce3">
            <text:p>191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Crista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Fredo</text:p>
          </table:table-cell>
          <table:table-cell table:number-columns-repeated="16369"/>
        </table:table-row>
        <table:table-row table:style-name="ro1">
          <table:table-cell office:value-type="float" office:value="192" table:style-name="ce3">
            <text:p>192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Crista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Debora</text:p>
          </table:table-cell>
          <table:table-cell table:number-columns-repeated="16369"/>
        </table:table-row>
        <table:table-row table:style-name="ro1">
          <table:table-cell office:value-type="float" office:value="193" table:style-name="ce3">
            <text:p>193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Crista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Mento</text:p>
          </table:table-cell>
          <table:table-cell table:number-columns-repeated="16369"/>
        </table:table-row>
        <table:table-row table:style-name="ro1">
          <table:table-cell office:value-type="float" office:value="194" table:style-name="ce3">
            <text:p>194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Crista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Koga</text:p>
          </table:table-cell>
          <table:table-cell table:number-columns-repeated="16369"/>
        </table:table-row>
        <table:table-row table:style-name="ro1">
          <table:table-cell office:value-type="float" office:value="195" table:style-name="ce3">
            <text:p>195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Crista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Bruno (Alto Mando)</text:p>
          </table:table-cell>
          <table:table-cell table:number-columns-repeated="16369"/>
        </table:table-row>
        <table:table-row table:style-name="ro1">
          <table:table-cell office:value-type="float" office:value="196" table:style-name="ce3">
            <text:p>196</text:p>
          </table:table-cell>
          <table:table-cell office:value-type="string" table:style-name="ce3">
            <text:p>Principa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Crista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Karen</text:p>
          </table:table-cell>
          <table:table-cell table:number-columns-repeated="16369"/>
        </table:table-row>
        <table:table-row table:style-name="ro1">
          <table:table-cell office:value-type="float" office:value="197" table:style-name="ce3">
            <text:p>197</text:p>
          </table:table-cell>
          <table:table-cell office:value-type="string" table:style-name="ce3">
            <text:p>Combat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Stadium 2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kachu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98" table:style-name="ce3">
            <text:p>198</text:p>
          </table:table-cell>
          <table:table-cell office:value-type="string" table:style-name="ce3">
            <text:p>Combat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Stadium 2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quirtl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199" table:style-name="ce3">
            <text:p>199</text:p>
          </table:table-cell>
          <table:table-cell office:value-type="string" table:style-name="ce3">
            <text:p>Combat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Stadium 2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ulbasaur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string" table:style-name="ce3">
            <text:p>Combat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Stadium 2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armander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201" table:style-name="ce3">
            <text:p>201</text:p>
          </table:table-cell>
          <table:table-cell office:value-type="string" table:style-name="ce3">
            <text:p>Combat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Stadium 2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andshrew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202" table:style-name="ce3">
            <text:p>202</text:p>
          </table:table-cell>
          <table:table-cell office:value-type="string" table:style-name="ce3">
            <text:p>Combat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Stadium 2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Vulpix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203" table:style-name="ce3">
            <text:p>203</text:p>
          </table:table-cell>
          <table:table-cell office:value-type="string" table:style-name="ce3">
            <text:p>Combat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Stadium 2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Oddish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204" table:style-name="ce3">
            <text:p>204</text:p>
          </table:table-cell>
          <table:table-cell office:value-type="string" table:style-name="ce3">
            <text:p>Combat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Stadium 2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eowth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205" table:style-name="ce3">
            <text:p>205</text:p>
          </table:table-cell>
          <table:table-cell office:value-type="string" table:style-name="ce3">
            <text:p>Combat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Stadium 2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odud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206" table:style-name="ce3">
            <text:p>206</text:p>
          </table:table-cell>
          <table:table-cell office:value-type="string" table:style-name="ce3">
            <text:p>Combat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Stadium 2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Voltorb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207" table:style-name="ce3">
            <text:p>207</text:p>
          </table:table-cell>
          <table:table-cell office:value-type="string" table:style-name="ce3">
            <text:p>Combat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Stadium 2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ikorita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208" table:style-name="ce3">
            <text:p>208</text:p>
          </table:table-cell>
          <table:table-cell office:value-type="string" table:style-name="ce3">
            <text:p>Combat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Stadium 2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yndaqui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209" table:style-name="ce3">
            <text:p>209</text:p>
          </table:table-cell>
          <table:table-cell office:value-type="string" table:style-name="ce3">
            <text:p>Combat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Stadium 2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otodil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210" table:style-name="ce3">
            <text:p>210</text:p>
          </table:table-cell>
          <table:table-cell office:value-type="string" table:style-name="ce3">
            <text:p>Combat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Stadium 2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reep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211" table:style-name="ce3">
            <text:p>211</text:p>
          </table:table-cell>
          <table:table-cell office:value-type="string" table:style-name="ce3">
            <text:p>Combat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Stadium 2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nubb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212" table:style-name="ce3">
            <text:p>212</text:p>
          </table:table-cell>
          <table:table-cell office:value-type="string" table:style-name="ce3">
            <text:p>Combat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Stadium 2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eddiursa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213" table:style-name="ce3">
            <text:p>213</text:p>
          </table:table-cell>
          <table:table-cell office:value-type="string" table:style-name="ce3">
            <text:p>Combat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Stadium 2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emoraid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214" table:style-name="ce3">
            <text:p>214</text:p>
          </table:table-cell>
          <table:table-cell office:value-type="string" table:style-name="ce3">
            <text:p>Combat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Stadium 2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Larvitar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215" table:style-name="ce3">
            <text:p>215</text:p>
          </table:table-cell>
          <table:table-cell office:value-type="string" table:style-name="ce3">
            <text:p>Combat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Stadium 2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ewtwo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216" table:style-name="ce3">
            <text:p>216</text:p>
          </table:table-cell>
          <table:table-cell office:value-type="string" table:style-name="ce3">
            <text:p>Combat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Stadium 2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Lugia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217" table:style-name="ce3">
            <text:p>217</text:p>
          </table:table-cell>
          <table:table-cell office:value-type="string" table:style-name="ce3">
            <text:p>Combat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Stadium 2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Nintendo 64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HAL Laborator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Ho-Oh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Enemigo/a</text:p>
          </table:table-cell>
          <table:table-cell office:value-type="string" table:style-name="ce3">
            <text:p>NPC</text:p>
          </table:table-cell>
          <table:table-cell table:number-columns-repeated="16369"/>
        </table:table-row>
        <table:table-row table:style-name="ro1">
          <table:table-cell office:value-type="float" office:value="218" table:style-name="ce3">
            <text:p>218</text:p>
          </table:table-cell>
          <table:table-cell office:value-type="string" table:style-name="ce3">
            <text:p>Minijuego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Puzzle Challeng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Puzzle</text:p>
          </table:table-cell>
          <table:table-cell office:value-type="string" table:style-name="ce3">
            <text:p>Intelligent Systems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19" table:style-name="ce3">
            <text:p>219</text:p>
          </table:table-cell>
          <table:table-cell office:value-type="string" table:style-name="ce3">
            <text:p>Trading Card Gam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kemon Card GB2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Color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Juego De Cartas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20" table:style-name="ce3">
            <text:p>220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ubi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Abedul</text:p>
          </table:table-cell>
          <table:table-cell table:number-columns-repeated="16369"/>
        </table:table-row>
        <table:table-row table:style-name="ro1">
          <table:table-cell office:value-type="float" office:value="221" table:style-name="ce3">
            <text:p>221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ubi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Bruno</text:p>
          </table:table-cell>
          <table:table-cell table:number-columns-repeated="16369"/>
        </table:table-row>
        <table:table-row table:style-name="ro1">
          <table:table-cell office:value-type="float" office:value="222" table:style-name="ce3">
            <text:p>222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ubi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Aura</text:p>
          </table:table-cell>
          <table:table-cell table:number-columns-repeated="16369"/>
        </table:table-row>
        <table:table-row table:style-name="ro1">
          <table:table-cell office:value-type="float" office:value="223" table:style-name="ce3">
            <text:p>223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ubi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Blasco</text:p>
          </table:table-cell>
          <table:table-cell table:number-columns-repeated="16369"/>
        </table:table-row>
        <table:table-row table:style-name="ro1">
          <table:table-cell office:value-type="float" office:value="224" table:style-name="ce3">
            <text:p>224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ubi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Maximo</text:p>
          </table:table-cell>
          <table:table-cell table:number-columns-repeated="16369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ubi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Petra</text:p>
          </table:table-cell>
          <table:table-cell table:number-columns-repeated="16369"/>
        </table:table-row>
        <table:table-row table:style-name="ro1">
          <table:table-cell office:value-type="float" office:value="226" table:style-name="ce3">
            <text:p>226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ubi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arcial (Lider)</text:p>
          </table:table-cell>
          <table:table-cell table:number-columns-repeated="16369"/>
        </table:table-row>
        <table:table-row table:style-name="ro1">
          <table:table-cell office:value-type="float" office:value="227" table:style-name="ce3">
            <text:p>227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ubi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Erico</text:p>
          </table:table-cell>
          <table:table-cell table:number-columns-repeated="16369"/>
        </table:table-row>
        <table:table-row table:style-name="ro1">
          <table:table-cell office:value-type="float" office:value="228" table:style-name="ce3">
            <text:p>228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ubi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Candela</text:p>
          </table:table-cell>
          <table:table-cell table:number-columns-repeated="16369"/>
        </table:table-row>
        <table:table-row table:style-name="ro1">
          <table:table-cell office:value-type="float" office:value="229" table:style-name="ce3">
            <text:p>229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ubi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Norman</text:p>
          </table:table-cell>
          <table:table-cell table:number-columns-repeated="16369"/>
        </table:table-row>
        <table:table-row table:style-name="ro1">
          <table:table-cell office:value-type="float" office:value="230" table:style-name="ce3">
            <text:p>230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ubi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lana</text:p>
          </table:table-cell>
          <table:table-cell table:number-columns-repeated="16369"/>
        </table:table-row>
        <table:table-row table:style-name="ro1">
          <table:table-cell office:value-type="float" office:value="231" table:style-name="ce3">
            <text:p>231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ubi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Vito y Leti</text:p>
          </table:table-cell>
          <table:table-cell table:number-columns-repeated="16369"/>
        </table:table-row>
        <table:table-row table:style-name="ro1">
          <table:table-cell office:value-type="float" office:value="232" table:style-name="ce3">
            <text:p>232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ubi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Plubio</text:p>
          </table:table-cell>
          <table:table-cell table:number-columns-repeated="16369"/>
        </table:table-row>
        <table:table-row table:style-name="ro1">
          <table:table-cell office:value-type="float" office:value="233" table:style-name="ce3">
            <text:p>233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ubi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Sixto</text:p>
          </table:table-cell>
          <table:table-cell table:number-columns-repeated="16369"/>
        </table:table-row>
        <table:table-row table:style-name="ro1">
          <table:table-cell office:value-type="float" office:value="234" table:style-name="ce3">
            <text:p>234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ubi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Fatima</text:p>
          </table:table-cell>
          <table:table-cell table:number-columns-repeated="16369"/>
        </table:table-row>
        <table:table-row table:style-name="ro1">
          <table:table-cell office:value-type="float" office:value="235" table:style-name="ce3">
            <text:p>235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ubi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Nivea</text:p>
          </table:table-cell>
          <table:table-cell table:number-columns-repeated="16369"/>
        </table:table-row>
        <table:table-row table:style-name="ro1">
          <table:table-cell office:value-type="float" office:value="236" table:style-name="ce3">
            <text:p>236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ubi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Dracon</text:p>
          </table:table-cell>
          <table:table-cell table:number-columns-repeated="16369"/>
        </table:table-row>
        <table:table-row table:style-name="ro1">
          <table:table-cell office:value-type="float" office:value="237" table:style-name="ce3">
            <text:p>237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Zafi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Abedul</text:p>
          </table:table-cell>
          <table:table-cell table:number-columns-repeated="16369"/>
        </table:table-row>
        <table:table-row table:style-name="ro1">
          <table:table-cell office:value-type="float" office:value="238" table:style-name="ce3">
            <text:p>238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Zafi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Bruno</text:p>
          </table:table-cell>
          <table:table-cell table:number-columns-repeated="16369"/>
        </table:table-row>
        <table:table-row table:style-name="ro1">
          <table:table-cell office:value-type="float" office:value="239" table:style-name="ce3">
            <text:p>239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Zafi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Aura</text:p>
          </table:table-cell>
          <table:table-cell table:number-columns-repeated="16369"/>
        </table:table-row>
        <table:table-row table:style-name="ro1">
          <table:table-cell office:value-type="float" office:value="240" table:style-name="ce3">
            <text:p>240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Zafi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Blasco</text:p>
          </table:table-cell>
          <table:table-cell table:number-columns-repeated="16369"/>
        </table:table-row>
        <table:table-row table:style-name="ro1">
          <table:table-cell office:value-type="float" office:value="241" table:style-name="ce3">
            <text:p>241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Zafi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Maximo</text:p>
          </table:table-cell>
          <table:table-cell table:number-columns-repeated="16369"/>
        </table:table-row>
        <table:table-row table:style-name="ro1">
          <table:table-cell office:value-type="float" office:value="242" table:style-name="ce3">
            <text:p>242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Zafi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Petra</text:p>
          </table:table-cell>
          <table:table-cell table:number-columns-repeated="16369"/>
        </table:table-row>
        <table:table-row table:style-name="ro1">
          <table:table-cell office:value-type="float" office:value="243" table:style-name="ce3">
            <text:p>243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Zafi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arcial (Lider)</text:p>
          </table:table-cell>
          <table:table-cell table:number-columns-repeated="16369"/>
        </table:table-row>
        <table:table-row table:style-name="ro1">
          <table:table-cell office:value-type="float" office:value="244" table:style-name="ce3">
            <text:p>244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Zafi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Erico</text:p>
          </table:table-cell>
          <table:table-cell table:number-columns-repeated="16369"/>
        </table:table-row>
        <table:table-row table:style-name="ro1">
          <table:table-cell office:value-type="float" office:value="245" table:style-name="ce3">
            <text:p>245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Zafi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Candela</text:p>
          </table:table-cell>
          <table:table-cell table:number-columns-repeated="16369"/>
        </table:table-row>
        <table:table-row table:style-name="ro1">
          <table:table-cell office:value-type="float" office:value="246" table:style-name="ce3">
            <text:p>246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Zafi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Norman</text:p>
          </table:table-cell>
          <table:table-cell table:number-columns-repeated="16369"/>
        </table:table-row>
        <table:table-row table:style-name="ro1">
          <table:table-cell office:value-type="float" office:value="247" table:style-name="ce3">
            <text:p>247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Zafi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lana</text:p>
          </table:table-cell>
          <table:table-cell table:number-columns-repeated="16369"/>
        </table:table-row>
        <table:table-row table:style-name="ro1">
          <table:table-cell office:value-type="float" office:value="248" table:style-name="ce3">
            <text:p>248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Zafi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Vito y Leti</text:p>
          </table:table-cell>
          <table:table-cell table:number-columns-repeated="16369"/>
        </table:table-row>
        <table:table-row table:style-name="ro1">
          <table:table-cell office:value-type="float" office:value="249" table:style-name="ce3">
            <text:p>249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Zafi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Plubio</text:p>
          </table:table-cell>
          <table:table-cell table:number-columns-repeated="16369"/>
        </table:table-row>
        <table:table-row table:style-name="ro1">
          <table:table-cell office:value-type="float" office:value="250" table:style-name="ce3">
            <text:p>250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Zafi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Sixto</text:p>
          </table:table-cell>
          <table:table-cell table:number-columns-repeated="16369"/>
        </table:table-row>
        <table:table-row table:style-name="ro1">
          <table:table-cell office:value-type="float" office:value="251" table:style-name="ce3">
            <text:p>251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Zafi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Fatima</text:p>
          </table:table-cell>
          <table:table-cell table:number-columns-repeated="16369"/>
        </table:table-row>
        <table:table-row table:style-name="ro1">
          <table:table-cell office:value-type="float" office:value="252" table:style-name="ce3">
            <text:p>252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Zafi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Nivea</text:p>
          </table:table-cell>
          <table:table-cell table:number-columns-repeated="16369"/>
        </table:table-row>
        <table:table-row table:style-name="ro1">
          <table:table-cell office:value-type="float" office:value="253" table:style-name="ce3">
            <text:p>253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Zafi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Dracon</text:p>
          </table:table-cell>
          <table:table-cell table:number-columns-repeated="16369"/>
        </table:table-row>
        <table:table-row table:style-name="ro1">
          <table:table-cell office:value-type="float" office:value="254" table:style-name="ce3">
            <text:p>254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kuhita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55" table:style-name="ce3">
            <text:p>255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ayleef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Quilava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57" table:style-name="ce3">
            <text:p>257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roconaw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58" table:style-name="ce3">
            <text:p>258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Noctow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59" table:style-name="ce3">
            <text:p>259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Flaaffy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60" table:style-name="ce3">
            <text:p>260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kiploom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61" table:style-name="ce3">
            <text:p>261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5">
            <text:p>Slugma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62" table:style-name="ce3">
            <text:p>262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isdreavu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63" table:style-name="ce3">
            <text:p>263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Quagsir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64" table:style-name="ce3">
            <text:p>264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Furret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65" table:style-name="ce3">
            <text:p>265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Yanma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66" table:style-name="ce3">
            <text:p>266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emoraid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67" table:style-name="ce3">
            <text:p>267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5">
            <text:p>Mantin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68" table:style-name="ce3">
            <text:p>268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5">
            <text:p>Qwilfish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69" table:style-name="ce3">
            <text:p>269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unsparc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70" table:style-name="ce3">
            <text:p>270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editit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71" table:style-name="ce3">
            <text:p>271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wablu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72" table:style-name="ce3">
            <text:p>272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udowoodo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73" table:style-name="ce3">
            <text:p>273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5">
            <text:p>Hitmontop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74" table:style-name="ce3">
            <text:p>274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5">
            <text:p>Entei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75" table:style-name="ce3">
            <text:p>275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Ledia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76" table:style-name="ce3">
            <text:p>276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uicun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77" table:style-name="ce3">
            <text:p>277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ligar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78" table:style-name="ce3">
            <text:p>278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nease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79" table:style-name="ce3">
            <text:p>279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5">
            <text:p>Piloswin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80" table:style-name="ce3">
            <text:p>280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5">
            <text:p>Stantler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81" table:style-name="ce3">
            <text:p>281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riado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82" table:style-name="ce3">
            <text:p>282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ipom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83" table:style-name="ce3">
            <text:p>283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urkrow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84" table:style-name="ce3">
            <text:p>284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Forretres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85" table:style-name="ce3">
            <text:p>285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5">
            <text:p>Granb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86" table:style-name="ce3">
            <text:p>286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Vibrava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87" table:style-name="ce3">
            <text:p>287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aikou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88" table:style-name="ce3">
            <text:p>288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unflora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89" table:style-name="ce3">
            <text:p>289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elibird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90" table:style-name="ce3">
            <text:p>290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Heracros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91" table:style-name="ce3">
            <text:p>291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5">
            <text:p>Skarmory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92" table:style-name="ce3">
            <text:p>292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iltank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93" table:style-name="ce3">
            <text:p>293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bso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94" table:style-name="ce3">
            <text:p>294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Houndoom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95" table:style-name="ce3">
            <text:p>295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ropiu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96" table:style-name="ce3">
            <text:p>296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etagros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97" table:style-name="ce3">
            <text:p>297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5">
            <text:p>Tyranitar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98" table:style-name="ce3">
            <text:p>298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5">
            <text:p>Smeargl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299" table:style-name="ce3">
            <text:p>299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Ursaring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00" table:style-name="ce3">
            <text:p>300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huckl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01" table:style-name="ce3">
            <text:p>301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ogetic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02" table:style-name="ce3">
            <text:p>302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spe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03" table:style-name="ce3">
            <text:p>303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Umbre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04" table:style-name="ce3">
            <text:p>304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lusl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05" table:style-name="ce3">
            <text:p>305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Ho-Oh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06" table:style-name="ce3">
            <text:p>306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elebi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07" table:style-name="ce3">
            <text:p>307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kachu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08" table:style-name="ce3">
            <text:p>308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Jirachi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09" table:style-name="ce3">
            <text:p>309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ogepi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10" table:style-name="ce3">
            <text:p>310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reep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11" table:style-name="ce3">
            <text:p>311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olosseum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cizor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string" table:style-name="ce3">
            <text:p>Almacenamiento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Box Rubi y Zafi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lmacenamiento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13" table:style-name="ce3">
            <text:p>313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ojo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Oak</text:p>
          </table:table-cell>
          <table:table-cell table:number-columns-repeated="16369"/>
        </table:table-row>
        <table:table-row table:style-name="ro1">
          <table:table-cell office:value-type="float" office:value="314" table:style-name="ce3">
            <text:p>314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ojo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Azul</text:p>
          </table:table-cell>
          <table:table-cell table:number-columns-repeated="16369"/>
        </table:table-row>
        <table:table-row table:style-name="ro1">
          <table:table-cell office:value-type="float" office:value="315" table:style-name="ce3">
            <text:p>315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ojo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Trace</text:p>
          </table:table-cell>
          <table:table-cell table:number-columns-repeated="16369"/>
        </table:table-row>
        <table:table-row table:style-name="ro1">
          <table:table-cell office:value-type="float" office:value="316" table:style-name="ce3">
            <text:p>316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ojo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Azul</text:p>
          </table:table-cell>
          <table:table-cell table:number-columns-repeated="16369"/>
        </table:table-row>
        <table:table-row table:style-name="ro1">
          <table:table-cell office:value-type="float" office:value="317" table:style-name="ce3">
            <text:p>317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ojo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rock</text:p>
          </table:table-cell>
          <table:table-cell table:number-columns-repeated="16369"/>
        </table:table-row>
        <table:table-row table:style-name="ro1">
          <table:table-cell office:value-type="float" office:value="318" table:style-name="ce3">
            <text:p>318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ojo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isty</text:p>
          </table:table-cell>
          <table:table-cell table:number-columns-repeated="16369"/>
        </table:table-row>
        <table:table-row table:style-name="ro1">
          <table:table-cell office:value-type="float" office:value="319" table:style-name="ce3">
            <text:p>319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ojo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Teniente Surge</text:p>
          </table:table-cell>
          <table:table-cell table:number-columns-repeated="16369"/>
        </table:table-row>
        <table:table-row table:style-name="ro1">
          <table:table-cell office:value-type="float" office:value="320" table:style-name="ce3">
            <text:p>320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ojo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Erika</text:p>
          </table:table-cell>
          <table:table-cell table:number-columns-repeated="16369"/>
        </table:table-row>
        <table:table-row table:style-name="ro1">
          <table:table-cell office:value-type="float" office:value="321" table:style-name="ce3">
            <text:p>321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ojo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Koga</text:p>
          </table:table-cell>
          <table:table-cell table:number-columns-repeated="16369"/>
        </table:table-row>
        <table:table-row table:style-name="ro1">
          <table:table-cell office:value-type="float" office:value="322" table:style-name="ce3">
            <text:p>322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ojo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Sabrina</text:p>
          </table:table-cell>
          <table:table-cell table:number-columns-repeated="16369"/>
        </table:table-row>
        <table:table-row table:style-name="ro1">
          <table:table-cell office:value-type="float" office:value="323" table:style-name="ce3">
            <text:p>323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ojo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laine</text:p>
          </table:table-cell>
          <table:table-cell table:number-columns-repeated="16369"/>
        </table:table-row>
        <table:table-row table:style-name="ro1">
          <table:table-cell office:value-type="float" office:value="324" table:style-name="ce3">
            <text:p>324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ojo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Giovanni</text:p>
          </table:table-cell>
          <table:table-cell table:number-columns-repeated="16369"/>
        </table:table-row>
        <table:table-row table:style-name="ro1">
          <table:table-cell office:value-type="float" office:value="325" table:style-name="ce3">
            <text:p>325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ojo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Lorelei</text:p>
          </table:table-cell>
          <table:table-cell table:number-columns-repeated="16369"/>
        </table:table-row>
        <table:table-row table:style-name="ro1">
          <table:table-cell office:value-type="float" office:value="326" table:style-name="ce3">
            <text:p>326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ojo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Bruno (Alto Mando)</text:p>
          </table:table-cell>
          <table:table-cell table:number-columns-repeated="16369"/>
        </table:table-row>
        <table:table-row table:style-name="ro1">
          <table:table-cell office:value-type="float" office:value="327" table:style-name="ce3">
            <text:p>327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ojo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Agatha</text:p>
          </table:table-cell>
          <table:table-cell table:number-columns-repeated="16369"/>
        </table:table-row>
        <table:table-row table:style-name="ro1">
          <table:table-cell office:value-type="float" office:value="328" table:style-name="ce3">
            <text:p>328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ojo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Lance</text:p>
          </table:table-cell>
          <table:table-cell table:number-columns-repeated="16369"/>
        </table:table-row>
        <table:table-row table:style-name="ro1">
          <table:table-cell office:value-type="float" office:value="329" table:style-name="ce3">
            <text:p>329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Verde Hoj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Oak</text:p>
          </table:table-cell>
          <table:table-cell table:number-columns-repeated="16369"/>
        </table:table-row>
        <table:table-row table:style-name="ro1">
          <table:table-cell office:value-type="float" office:value="330" table:style-name="ce3">
            <text:p>330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Verde Hoj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Azul</text:p>
          </table:table-cell>
          <table:table-cell table:number-columns-repeated="16369"/>
        </table:table-row>
        <table:table-row table:style-name="ro1">
          <table:table-cell office:value-type="float" office:value="331" table:style-name="ce3">
            <text:p>331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Verde Hoj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Trace</text:p>
          </table:table-cell>
          <table:table-cell table:number-columns-repeated="16369"/>
        </table:table-row>
        <table:table-row table:style-name="ro1">
          <table:table-cell office:value-type="float" office:value="332" table:style-name="ce3">
            <text:p>332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Verde Hoj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Azul</text:p>
          </table:table-cell>
          <table:table-cell table:number-columns-repeated="16369"/>
        </table:table-row>
        <table:table-row table:style-name="ro1">
          <table:table-cell office:value-type="float" office:value="333" table:style-name="ce3">
            <text:p>333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Verde Hoj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rock</text:p>
          </table:table-cell>
          <table:table-cell table:number-columns-repeated="16369"/>
        </table:table-row>
        <table:table-row table:style-name="ro1">
          <table:table-cell office:value-type="float" office:value="334" table:style-name="ce3">
            <text:p>334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Verde Hoj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isty</text:p>
          </table:table-cell>
          <table:table-cell table:number-columns-repeated="16369"/>
        </table:table-row>
        <table:table-row table:style-name="ro1">
          <table:table-cell office:value-type="float" office:value="335" table:style-name="ce3">
            <text:p>335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Verde Hoj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Teniente Surge</text:p>
          </table:table-cell>
          <table:table-cell table:number-columns-repeated="16369"/>
        </table:table-row>
        <table:table-row table:style-name="ro1">
          <table:table-cell office:value-type="float" office:value="336" table:style-name="ce3">
            <text:p>336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Verde Hoj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Erika</text:p>
          </table:table-cell>
          <table:table-cell table:number-columns-repeated="16369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Verde Hoj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Koga</text:p>
          </table:table-cell>
          <table:table-cell table:number-columns-repeated="16369"/>
        </table:table-row>
        <table:table-row table:style-name="ro1">
          <table:table-cell office:value-type="float" office:value="338" table:style-name="ce3">
            <text:p>338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Verde Hoj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Sabrina</text:p>
          </table:table-cell>
          <table:table-cell table:number-columns-repeated="16369"/>
        </table:table-row>
        <table:table-row table:style-name="ro1">
          <table:table-cell office:value-type="float" office:value="339" table:style-name="ce3">
            <text:p>339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Verde Hoj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laine</text:p>
          </table:table-cell>
          <table:table-cell table:number-columns-repeated="16369"/>
        </table:table-row>
        <table:table-row table:style-name="ro1">
          <table:table-cell office:value-type="float" office:value="340" table:style-name="ce3">
            <text:p>340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Verde Hoj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Giovanni</text:p>
          </table:table-cell>
          <table:table-cell table:number-columns-repeated="16369"/>
        </table:table-row>
        <table:table-row table:style-name="ro1">
          <table:table-cell office:value-type="float" office:value="341" table:style-name="ce3">
            <text:p>341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Verde Hoj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Lorelei</text:p>
          </table:table-cell>
          <table:table-cell table:number-columns-repeated="16369"/>
        </table:table-row>
        <table:table-row table:style-name="ro1">
          <table:table-cell office:value-type="float" office:value="342" table:style-name="ce3">
            <text:p>342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Verde Hoj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Bruno (Alto Mando)</text:p>
          </table:table-cell>
          <table:table-cell table:number-columns-repeated="16369"/>
        </table:table-row>
        <table:table-row table:style-name="ro1">
          <table:table-cell office:value-type="float" office:value="343" table:style-name="ce3">
            <text:p>343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Verde Hoj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Agatha</text:p>
          </table:table-cell>
          <table:table-cell table:number-columns-repeated="16369"/>
        </table:table-row>
        <table:table-row table:style-name="ro1">
          <table:table-cell office:value-type="float" office:value="344" table:style-name="ce3">
            <text:p>344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Verde Hoj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Lance</text:p>
          </table:table-cell>
          <table:table-cell table:number-columns-repeated="16369"/>
        </table:table-row>
        <table:table-row table:style-name="ro1">
          <table:table-cell office:value-type="float" office:value="345" table:style-name="ce3">
            <text:p>345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Esmerald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Abedul</text:p>
          </table:table-cell>
          <table:table-cell table:number-columns-repeated="16369"/>
        </table:table-row>
        <table:table-row table:style-name="ro1">
          <table:table-cell office:value-type="float" office:value="346" table:style-name="ce3">
            <text:p>346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Esmerald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Bruno</text:p>
          </table:table-cell>
          <table:table-cell table:number-columns-repeated="16369"/>
        </table:table-row>
        <table:table-row table:style-name="ro1">
          <table:table-cell office:value-type="float" office:value="347" table:style-name="ce3">
            <text:p>347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Esmerald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Aura</text:p>
          </table:table-cell>
          <table:table-cell table:number-columns-repeated="16369"/>
        </table:table-row>
        <table:table-row table:style-name="ro1">
          <table:table-cell office:value-type="float" office:value="348" table:style-name="ce3">
            <text:p>348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Esmerald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Blasco</text:p>
          </table:table-cell>
          <table:table-cell table:number-columns-repeated="16369"/>
        </table:table-row>
        <table:table-row table:style-name="ro1">
          <table:table-cell office:value-type="float" office:value="349" table:style-name="ce3">
            <text:p>349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Esmerald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Plubio</text:p>
          </table:table-cell>
          <table:table-cell table:number-columns-repeated="16369"/>
        </table:table-row>
        <table:table-row table:style-name="ro1">
          <table:table-cell office:value-type="float" office:value="350" table:style-name="ce3">
            <text:p>350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Esmerald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Petra</text:p>
          </table:table-cell>
          <table:table-cell table:number-columns-repeated="16369"/>
        </table:table-row>
        <table:table-row table:style-name="ro1">
          <table:table-cell office:value-type="float" office:value="351" table:style-name="ce3">
            <text:p>351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Esmerald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arcial (Lider)</text:p>
          </table:table-cell>
          <table:table-cell table:number-columns-repeated="16369"/>
        </table:table-row>
        <table:table-row table:style-name="ro1">
          <table:table-cell office:value-type="float" office:value="352" table:style-name="ce3">
            <text:p>352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Esmerald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Erico</text:p>
          </table:table-cell>
          <table:table-cell table:number-columns-repeated="16369"/>
        </table:table-row>
        <table:table-row table:style-name="ro1">
          <table:table-cell office:value-type="float" office:value="353" table:style-name="ce3">
            <text:p>353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Esmerald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Candela</text:p>
          </table:table-cell>
          <table:table-cell table:number-columns-repeated="16369"/>
        </table:table-row>
        <table:table-row table:style-name="ro1">
          <table:table-cell office:value-type="float" office:value="354" table:style-name="ce3">
            <text:p>354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Esmerald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Norman</text:p>
          </table:table-cell>
          <table:table-cell table:number-columns-repeated="16369"/>
        </table:table-row>
        <table:table-row table:style-name="ro1">
          <table:table-cell office:value-type="float" office:value="355" table:style-name="ce3">
            <text:p>355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Esmerald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lana</text:p>
          </table:table-cell>
          <table:table-cell table:number-columns-repeated="16369"/>
        </table:table-row>
        <table:table-row table:style-name="ro1">
          <table:table-cell office:value-type="float" office:value="356" table:style-name="ce3">
            <text:p>356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Esmerald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Vito y Leti</text:p>
          </table:table-cell>
          <table:table-cell table:number-columns-repeated="16369"/>
        </table:table-row>
        <table:table-row table:style-name="ro1">
          <table:table-cell office:value-type="float" office:value="357" table:style-name="ce3">
            <text:p>357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Esmerald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Galano</text:p>
          </table:table-cell>
          <table:table-cell table:number-columns-repeated="16369"/>
        </table:table-row>
        <table:table-row table:style-name="ro1">
          <table:table-cell office:value-type="float" office:value="358" table:style-name="ce3">
            <text:p>358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Esmerald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Sixto</text:p>
          </table:table-cell>
          <table:table-cell table:number-columns-repeated="16369"/>
        </table:table-row>
        <table:table-row table:style-name="ro1">
          <table:table-cell office:value-type="float" office:value="359" table:style-name="ce3">
            <text:p>359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Esmerald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Fatima</text:p>
          </table:table-cell>
          <table:table-cell table:number-columns-repeated="16369"/>
        </table:table-row>
        <table:table-row table:style-name="ro1">
          <table:table-cell office:value-type="float" office:value="360" table:style-name="ce3">
            <text:p>360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Esmerald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Nivea</text:p>
          </table:table-cell>
          <table:table-cell table:number-columns-repeated="16369"/>
        </table:table-row>
        <table:table-row table:style-name="ro1">
          <table:table-cell office:value-type="float" office:value="361" table:style-name="ce3">
            <text:p>361</text:p>
          </table:table-cell>
          <table:table-cell office:value-type="string" table:style-name="ce3">
            <text:p>Princip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Esmerald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Dracon</text:p>
          </table:table-cell>
          <table:table-cell table:number-columns-repeated="16369"/>
        </table:table-row>
        <table:table-row table:style-name="ro1">
          <table:table-cell office:value-type="float" office:value="362" table:style-name="ce3">
            <text:p>362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eddiursa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63" table:style-name="ce3">
            <text:p>363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Ledyba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64" table:style-name="ce3">
            <text:p>364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oochyena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65" table:style-name="ce3">
            <text:p>365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Houndour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66" table:style-name="ce3">
            <text:p>366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altoy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67" table:style-name="ce3">
            <text:p>367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phea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68" table:style-name="ce3">
            <text:p>368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reep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69" table:style-name="ce3">
            <text:p>369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ulpi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70" table:style-name="ce3">
            <text:p>370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eedot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71" table:style-name="ce3">
            <text:p>371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pinarak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72" table:style-name="ce3">
            <text:p>372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Nume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73" table:style-name="ce3">
            <text:p>373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hroomish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74" table:style-name="ce3">
            <text:p>374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arvanha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75" table:style-name="ce3">
            <text:p>375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elcatty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76" table:style-name="ce3">
            <text:p>376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Voltorb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77" table:style-name="ce3">
            <text:p>377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kuhita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78" table:style-name="ce3">
            <text:p>378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Vulpix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79" table:style-name="ce3">
            <text:p>379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usku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80" table:style-name="ce3">
            <text:p>380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alt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81" table:style-name="ce3">
            <text:p>381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wil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82" table:style-name="ce3">
            <text:p>382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norunt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83" table:style-name="ce3">
            <text:p>383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neco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84" table:style-name="ce3">
            <text:p>384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Natu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85" table:style-name="ce3">
            <text:p>385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oselia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86" table:style-name="ce3">
            <text:p>386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eowth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87" table:style-name="ce3">
            <text:p>387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winub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88" table:style-name="ce3">
            <text:p>388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pearow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89" table:style-name="ce3">
            <text:p>389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rimer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90" table:style-name="ce3">
            <text:p>390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ee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91" table:style-name="ce3">
            <text:p>391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Lunaton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92" table:style-name="ce3">
            <text:p>392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Nosepas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93" table:style-name="ce3">
            <text:p>393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Zangoos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94" table:style-name="ce3">
            <text:p>394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ogepi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95" table:style-name="ce3">
            <text:p>395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ara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96" table:style-name="ce3">
            <text:p>396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rowlith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97" table:style-name="ce3">
            <text:p>397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hellder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98" table:style-name="ce3">
            <text:p>398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eedri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399" table:style-name="ce3">
            <text:p>399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dgeotto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00" table:style-name="ce3">
            <text:p>400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angela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01" table:style-name="ce3">
            <text:p>401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utterfre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02" table:style-name="ce3">
            <text:p>402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gnet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03" table:style-name="ce3">
            <text:p>403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Venomoth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04" table:style-name="ce3">
            <text:p>404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Weepinbel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05" table:style-name="ce3">
            <text:p>405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rbok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06" table:style-name="ce3">
            <text:p>406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rimeap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07" table:style-name="ce3">
            <text:p>407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Hypno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08" table:style-name="ce3">
            <text:p>408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olduck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09" table:style-name="ce3">
            <text:p>409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abley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10" table:style-name="ce3">
            <text:p>410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aticat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11" table:style-name="ce3">
            <text:p>411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odrio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12" table:style-name="ce3">
            <text:p>412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Farfetch´d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13" table:style-name="ce3">
            <text:p>413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ltaria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14" table:style-name="ce3">
            <text:p>414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Kangaskha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15" table:style-name="ce3">
            <text:p>415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anett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16" table:style-name="ce3">
            <text:p>416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gmar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17" table:style-name="ce3">
            <text:p>417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nsir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18" table:style-name="ce3">
            <text:p>418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gcargo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19" table:style-name="ce3">
            <text:p>419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apidash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20" table:style-name="ce3">
            <text:p>420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Hitmonle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21" table:style-name="ce3">
            <text:p>421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Hitmoncha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22" table:style-name="ce3">
            <text:p>422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Lickitung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23" table:style-name="ce3">
            <text:p>423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cyther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24" table:style-name="ce3">
            <text:p>424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ansey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25" table:style-name="ce3">
            <text:p>425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olrock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26" table:style-name="ce3">
            <text:p>426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tarmi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27" table:style-name="ce3">
            <text:p>427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lectabuzz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28" table:style-name="ce3">
            <text:p>428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wellow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29" table:style-name="ce3">
            <text:p>429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norlax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30" table:style-name="ce3">
            <text:p>430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oliwrath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31" table:style-name="ce3">
            <text:p>431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r. Mim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32" table:style-name="ce3">
            <text:p>432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ugtrio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33" table:style-name="ce3">
            <text:p>433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nectric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34" table:style-name="ce3">
            <text:p>434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alamenc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35" table:style-name="ce3">
            <text:p>435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rowak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36" table:style-name="ce3">
            <text:p>436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Lapra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37" table:style-name="ce3">
            <text:p>437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Lugia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38" table:style-name="ce3">
            <text:p>438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rticuno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39" table:style-name="ce3">
            <text:p>439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Zapdo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40" table:style-name="ce3">
            <text:p>440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oltr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41" table:style-name="ce3">
            <text:p>441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auro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42" table:style-name="ce3">
            <text:p>442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hyd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43" table:style-name="ce3">
            <text:p>443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xeggutor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44" table:style-name="ce3">
            <text:p>444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ragonit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45" table:style-name="ce3">
            <text:p>445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andshrew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46" table:style-name="ce3">
            <text:p>446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ligar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47" table:style-name="ce3">
            <text:p>447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rapinch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48" table:style-name="ce3">
            <text:p>448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Hoppip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49" table:style-name="ce3">
            <text:p>449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hanpy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50" table:style-name="ce3">
            <text:p>450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urskit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51" table:style-name="ce3">
            <text:p>451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Zubat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52" table:style-name="ce3">
            <text:p>452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r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53" table:style-name="ce3">
            <text:p>453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Wooper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54" table:style-name="ce3">
            <text:p>454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lekid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55" table:style-name="ce3">
            <text:p>455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editit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56" table:style-name="ce3">
            <text:p>456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huckl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57" table:style-name="ce3">
            <text:p>457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Larvitar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58" table:style-name="ce3">
            <text:p>458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ikorita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59" table:style-name="ce3">
            <text:p>459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yndaquil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60" table:style-name="ce3">
            <text:p>460</text:p>
          </table:table-cell>
          <table:table-cell office:value-type="string" table:style-name="ce3">
            <text:p>Combate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XD Tempestad Oscura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otodil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61" table:style-name="ce3">
            <text:p>461</text:p>
          </table:table-cell>
          <table:table-cell office:value-type="string" table:style-name="ce3">
            <text:p>Mundo Misterioso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Mundo Misterioso Equipo De Rescate Roj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62" table:style-name="ce3">
            <text:p>462</text:p>
          </table:table-cell>
          <table:table-cell office:value-type="string" table:style-name="ce3">
            <text:p>Mundo Misterioso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Mundo Misterioso Equipo De Rescate Azu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63" table:style-name="ce3">
            <text:p>463</text:p>
          </table:table-cell>
          <table:table-cell office:value-type="string" table:style-name="ce3">
            <text:p>Ranger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Ranger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HAL Laboratory y Creatur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64" table:style-name="ce3">
            <text:p>464</text:p>
          </table:table-cell>
          <table:table-cell office:value-type="string" table:style-name="ce3">
            <text:p>Minijuego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Pinball Rubi y Zafi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Game Boy Advance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Pinball</text:p>
          </table:table-cell>
          <table:table-cell office:value-type="string" table:style-name="ce3">
            <text:p>Jupiter Corporation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65" table:style-name="ce3">
            <text:p>465</text:p>
          </table:table-cell>
          <table:table-cell office:value-type="string" table:style-name="ce3">
            <text:p>Minijuego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Channel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Game Cub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Simulacion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66" table:style-name="ce3">
            <text:p>466</text:p>
          </table:table-cell>
          <table:table-cell office:value-type="string" table:style-name="ce3">
            <text:p>Minijuego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Dash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Carreras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67" table:style-name="ce3">
            <text:p>467</text:p>
          </table:table-cell>
          <table:table-cell office:value-type="string" table:style-name="ce3">
            <text:p>Minijuego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Link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Puzzle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68" table:style-name="ce3">
            <text:p>468</text:p>
          </table:table-cell>
          <table:table-cell office:value-type="string" table:style-name="ce3">
            <text:p>Minijuego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Tsuri Taikai D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Pesca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Poliwag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69" table:style-name="ce3">
            <text:p>469</text:p>
          </table:table-cell>
          <table:table-cell office:value-type="string" table:style-name="ce3">
            <text:p>Minijuego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Tsuri Taikai D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Pesca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Krabby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70" table:style-name="ce3">
            <text:p>470</text:p>
          </table:table-cell>
          <table:table-cell office:value-type="string" table:style-name="ce3">
            <text:p>Minijuego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Tsuri Taikai D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Pesca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Kingler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71" table:style-name="ce3">
            <text:p>471</text:p>
          </table:table-cell>
          <table:table-cell office:value-type="string" table:style-name="ce3">
            <text:p>Minijuego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Tsuri Taikai D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Pesca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Goldeen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72" table:style-name="ce3">
            <text:p>472</text:p>
          </table:table-cell>
          <table:table-cell office:value-type="string" table:style-name="ce3">
            <text:p>Minijuego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Tsuri Taikai D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Pesca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Seaking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73" table:style-name="ce3">
            <text:p>473</text:p>
          </table:table-cell>
          <table:table-cell office:value-type="string" table:style-name="ce3">
            <text:p>Minijuego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Tsuri Taikai D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Pesca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Magikarp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74" table:style-name="ce3">
            <text:p>474</text:p>
          </table:table-cell>
          <table:table-cell office:value-type="string" table:style-name="ce3">
            <text:p>Minijuego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Tsuri Taikai D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Pesca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Gyarados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75" table:style-name="ce3">
            <text:p>475</text:p>
          </table:table-cell>
          <table:table-cell office:value-type="string" table:style-name="ce3">
            <text:p>Minijuego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Tsuri Taikai D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Pesca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Dragonair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76" table:style-name="ce3">
            <text:p>476</text:p>
          </table:table-cell>
          <table:table-cell office:value-type="string" table:style-name="ce3">
            <text:p>Minijuego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Tsuri Taikai D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Pesca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Crawdaunt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77" table:style-name="ce3">
            <text:p>477</text:p>
          </table:table-cell>
          <table:table-cell office:value-type="string" table:style-name="ce3">
            <text:p>Minijuego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Tsuri Taikai D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Pesca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Corphish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78" table:style-name="ce3">
            <text:p>478</text:p>
          </table:table-cell>
          <table:table-cell office:value-type="string" table:style-name="ce3">
            <text:p>Minijuego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Tsuri Taikai D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Pesca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Feebas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79" table:style-name="ce3">
            <text:p>479</text:p>
          </table:table-cell>
          <table:table-cell office:value-type="string" table:style-name="ce3">
            <text:p>Minijuego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okemon PC Master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Educativo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480" table:style-name="ce3">
            <text:p>480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Diam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Serbal</text:p>
          </table:table-cell>
          <table:table-cell table:number-columns-repeated="16369"/>
        </table:table-row>
        <table:table-row table:style-name="ro1">
          <table:table-cell office:value-type="float" office:value="481" table:style-name="ce3">
            <text:p>481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Diam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Israel</text:p>
          </table:table-cell>
          <table:table-cell table:number-columns-repeated="16369"/>
        </table:table-row>
        <table:table-row table:style-name="ro1">
          <table:table-cell office:value-type="float" office:value="482" table:style-name="ce3">
            <text:p>482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Diam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Cintia</text:p>
          </table:table-cell>
          <table:table-cell table:number-columns-repeated="16369"/>
        </table:table-row>
        <table:table-row table:style-name="ro1">
          <table:table-cell office:value-type="float" office:value="483" table:style-name="ce3">
            <text:p>483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Diam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Roco</text:p>
          </table:table-cell>
          <table:table-cell table:number-columns-repeated="16369"/>
        </table:table-row>
        <table:table-row table:style-name="ro1">
          <table:table-cell office:value-type="float" office:value="484" table:style-name="ce3">
            <text:p>484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Diam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Gardenia</text:p>
          </table:table-cell>
          <table:table-cell table:number-columns-repeated="16369"/>
        </table:table-row>
        <table:table-row table:style-name="ro1">
          <table:table-cell office:value-type="float" office:value="485" table:style-name="ce3">
            <text:p>485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Diam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rega</text:p>
          </table:table-cell>
          <table:table-cell table:number-columns-repeated="16369"/>
        </table:table-row>
        <table:table-row table:style-name="ro1">
          <table:table-cell office:value-type="float" office:value="486" table:style-name="ce3">
            <text:p>486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Diam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ananti</text:p>
          </table:table-cell>
          <table:table-cell table:number-columns-repeated="16369"/>
        </table:table-row>
        <table:table-row table:style-name="ro1">
          <table:table-cell office:value-type="float" office:value="487" table:style-name="ce3">
            <text:p>487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Diam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Fantina</text:p>
          </table:table-cell>
          <table:table-cell table:number-columns-repeated="16369"/>
        </table:table-row>
        <table:table-row table:style-name="ro1">
          <table:table-cell office:value-type="float" office:value="488" table:style-name="ce3">
            <text:p>488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Diam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ceron</text:p>
          </table:table-cell>
          <table:table-cell table:number-columns-repeated="16369"/>
        </table:table-row>
        <table:table-row table:style-name="ro1">
          <table:table-cell office:value-type="float" office:value="489" table:style-name="ce3">
            <text:p>489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Diam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Inverna</text:p>
          </table:table-cell>
          <table:table-cell table:number-columns-repeated="16369"/>
        </table:table-row>
        <table:table-row table:style-name="ro1">
          <table:table-cell office:value-type="float" office:value="490" table:style-name="ce3">
            <text:p>490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Diam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Lectro</text:p>
          </table:table-cell>
          <table:table-cell table:number-columns-repeated="16369"/>
        </table:table-row>
        <table:table-row table:style-name="ro1">
          <table:table-cell office:value-type="float" office:value="491" table:style-name="ce3">
            <text:p>491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Diam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Alecran</text:p>
          </table:table-cell>
          <table:table-cell table:number-columns-repeated="16369"/>
        </table:table-row>
        <table:table-row table:style-name="ro1">
          <table:table-cell office:value-type="float" office:value="492" table:style-name="ce3">
            <text:p>492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Diam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Gaia</text:p>
          </table:table-cell>
          <table:table-cell table:number-columns-repeated="16369"/>
        </table:table-row>
        <table:table-row table:style-name="ro1">
          <table:table-cell office:value-type="float" office:value="493" table:style-name="ce3">
            <text:p>493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Diam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Fausto</text:p>
          </table:table-cell>
          <table:table-cell table:number-columns-repeated="16369"/>
        </table:table-row>
        <table:table-row table:style-name="ro1">
          <table:table-cell office:value-type="float" office:value="494" table:style-name="ce3">
            <text:p>494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Diam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Delos</text:p>
          </table:table-cell>
          <table:table-cell table:number-columns-repeated="16369"/>
        </table:table-row>
        <table:table-row table:style-name="ro1">
          <table:table-cell office:value-type="float" office:value="495" table:style-name="ce3">
            <text:p>495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erl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Serbal</text:p>
          </table:table-cell>
          <table:table-cell table:number-columns-repeated="16369"/>
        </table:table-row>
        <table:table-row table:style-name="ro1">
          <table:table-cell office:value-type="float" office:value="496" table:style-name="ce3">
            <text:p>496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erl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Israel</text:p>
          </table:table-cell>
          <table:table-cell table:number-columns-repeated="16369"/>
        </table:table-row>
        <table:table-row table:style-name="ro1">
          <table:table-cell office:value-type="float" office:value="497" table:style-name="ce3">
            <text:p>497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erl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Cintia</text:p>
          </table:table-cell>
          <table:table-cell table:number-columns-repeated="16369"/>
        </table:table-row>
        <table:table-row table:style-name="ro1">
          <table:table-cell office:value-type="float" office:value="498" table:style-name="ce3">
            <text:p>498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erl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Roco</text:p>
          </table:table-cell>
          <table:table-cell table:number-columns-repeated="16369"/>
        </table:table-row>
        <table:table-row table:style-name="ro1">
          <table:table-cell office:value-type="float" office:value="499" table:style-name="ce3">
            <text:p>499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erl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Gardenia</text:p>
          </table:table-cell>
          <table:table-cell table:number-columns-repeated="16369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erl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rega</text:p>
          </table:table-cell>
          <table:table-cell table:number-columns-repeated="16369"/>
        </table:table-row>
        <table:table-row table:style-name="ro1">
          <table:table-cell office:value-type="float" office:value="501" table:style-name="ce3">
            <text:p>501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erl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ananti</text:p>
          </table:table-cell>
          <table:table-cell table:number-columns-repeated="16369"/>
        </table:table-row>
        <table:table-row table:style-name="ro1">
          <table:table-cell office:value-type="float" office:value="502" table:style-name="ce3">
            <text:p>502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erl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Fantina</text:p>
          </table:table-cell>
          <table:table-cell table:number-columns-repeated="16369"/>
        </table:table-row>
        <table:table-row table:style-name="ro1">
          <table:table-cell office:value-type="float" office:value="503" table:style-name="ce3">
            <text:p>503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erl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ceron</text:p>
          </table:table-cell>
          <table:table-cell table:number-columns-repeated="16369"/>
        </table:table-row>
        <table:table-row table:style-name="ro1">
          <table:table-cell office:value-type="float" office:value="504" table:style-name="ce3">
            <text:p>504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erl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Inverna</text:p>
          </table:table-cell>
          <table:table-cell table:number-columns-repeated="16369"/>
        </table:table-row>
        <table:table-row table:style-name="ro1">
          <table:table-cell office:value-type="float" office:value="505" table:style-name="ce3">
            <text:p>505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erl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Lectro</text:p>
          </table:table-cell>
          <table:table-cell table:number-columns-repeated="16369"/>
        </table:table-row>
        <table:table-row table:style-name="ro1">
          <table:table-cell office:value-type="float" office:value="506" table:style-name="ce3">
            <text:p>506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erl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Alecran</text:p>
          </table:table-cell>
          <table:table-cell table:number-columns-repeated="16369"/>
        </table:table-row>
        <table:table-row table:style-name="ro1">
          <table:table-cell office:value-type="float" office:value="507" table:style-name="ce3">
            <text:p>507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erl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Gaia</text:p>
          </table:table-cell>
          <table:table-cell table:number-columns-repeated="16369"/>
        </table:table-row>
        <table:table-row table:style-name="ro1">
          <table:table-cell office:value-type="float" office:value="508" table:style-name="ce3">
            <text:p>508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erl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Fausto</text:p>
          </table:table-cell>
          <table:table-cell table:number-columns-repeated="16369"/>
        </table:table-row>
        <table:table-row table:style-name="ro1">
          <table:table-cell office:value-type="float" office:value="509" table:style-name="ce3">
            <text:p>509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erl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Delos</text:p>
          </table:table-cell>
          <table:table-cell table:number-columns-repeated="16369"/>
        </table:table-row>
        <table:table-row table:style-name="ro1">
          <table:table-cell office:value-type="float" office:value="510" table:style-name="ce3">
            <text:p>510</text:p>
          </table:table-cell>
          <table:table-cell office:value-type="string" table:style-name="ce3">
            <text:p>Combate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Battle Revolution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l Coliseo</text:p>
          </table:table-cell>
          <table:table-cell office:value-type="string" table:style-name="ce3">
            <text:p>Armando</text:p>
          </table:table-cell>
          <table:table-cell table:number-columns-repeated="16369"/>
        </table:table-row>
        <table:table-row table:style-name="ro1">
          <table:table-cell office:value-type="float" office:value="511" table:style-name="ce3">
            <text:p>511</text:p>
          </table:table-cell>
          <table:table-cell office:value-type="string" table:style-name="ce3">
            <text:p>Combate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Battle Revolution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l Coliseo</text:p>
          </table:table-cell>
          <table:table-cell office:value-type="string" table:style-name="ce3">
            <text:p>Celeste</text:p>
          </table:table-cell>
          <table:table-cell table:number-columns-repeated="16369"/>
        </table:table-row>
        <table:table-row table:style-name="ro1">
          <table:table-cell office:value-type="float" office:value="512" table:style-name="ce3">
            <text:p>512</text:p>
          </table:table-cell>
          <table:table-cell office:value-type="string" table:style-name="ce3">
            <text:p>Combate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Battle Revolution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l Coliseo</text:p>
          </table:table-cell>
          <table:table-cell office:value-type="string" table:style-name="ce3">
            <text:p>Marina</text:p>
          </table:table-cell>
          <table:table-cell table:number-columns-repeated="16369"/>
        </table:table-row>
        <table:table-row table:style-name="ro1">
          <table:table-cell office:value-type="float" office:value="513" table:style-name="ce3">
            <text:p>513</text:p>
          </table:table-cell>
          <table:table-cell office:value-type="string" table:style-name="ce3">
            <text:p>Combate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Battle Revolution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l Coliseo</text:p>
          </table:table-cell>
          <table:table-cell office:value-type="string" table:style-name="ce3">
            <text:p>Flora</text:p>
          </table:table-cell>
          <table:table-cell table:number-columns-repeated="16369"/>
        </table:table-row>
        <table:table-row table:style-name="ro1">
          <table:table-cell office:value-type="float" office:value="514" table:style-name="ce3">
            <text:p>514</text:p>
          </table:table-cell>
          <table:table-cell office:value-type="string" table:style-name="ce3">
            <text:p>Combate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Battle Revolution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l Coliseo</text:p>
          </table:table-cell>
          <table:table-cell office:value-type="string" table:style-name="ce3">
            <text:p>Roger</text:p>
          </table:table-cell>
          <table:table-cell table:number-columns-repeated="16369"/>
        </table:table-row>
        <table:table-row table:style-name="ro1">
          <table:table-cell office:value-type="float" office:value="515" table:style-name="ce3">
            <text:p>515</text:p>
          </table:table-cell>
          <table:table-cell office:value-type="string" table:style-name="ce3">
            <text:p>Combate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Battle Revolution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l Coliseo</text:p>
          </table:table-cell>
          <table:table-cell office:value-type="string" table:style-name="ce3">
            <text:p>Cinta</text:p>
          </table:table-cell>
          <table:table-cell table:number-columns-repeated="16369"/>
        </table:table-row>
        <table:table-row table:style-name="ro1">
          <table:table-cell office:value-type="float" office:value="516" table:style-name="ce3">
            <text:p>516</text:p>
          </table:table-cell>
          <table:table-cell office:value-type="string" table:style-name="ce3">
            <text:p>Combate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Battle Revolution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l Coliseo</text:p>
          </table:table-cell>
          <table:table-cell office:value-type="string" table:style-name="ce3">
            <text:p>Terreo</text:p>
          </table:table-cell>
          <table:table-cell table:number-columns-repeated="16369"/>
        </table:table-row>
        <table:table-row table:style-name="ro1">
          <table:table-cell office:value-type="float" office:value="517" table:style-name="ce3">
            <text:p>517</text:p>
          </table:table-cell>
          <table:table-cell office:value-type="string" table:style-name="ce3">
            <text:p>Combate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Battle Revolution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l Coliseo</text:p>
          </table:table-cell>
          <table:table-cell office:value-type="string" table:style-name="ce3">
            <text:p>Lobo</text:p>
          </table:table-cell>
          <table:table-cell table:number-columns-repeated="16369"/>
        </table:table-row>
        <table:table-row table:style-name="ro1">
          <table:table-cell office:value-type="float" office:value="518" table:style-name="ce3">
            <text:p>518</text:p>
          </table:table-cell>
          <table:table-cell office:value-type="string" table:style-name="ce3">
            <text:p>Combate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Battle Revolution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l Coliseo</text:p>
          </table:table-cell>
          <table:table-cell office:value-type="string" table:style-name="ce3">
            <text:p>Sebastian</text:p>
          </table:table-cell>
          <table:table-cell table:number-columns-repeated="16369"/>
        </table:table-row>
        <table:table-row table:style-name="ro1">
          <table:table-cell office:value-type="float" office:value="519" table:style-name="ce3">
            <text:p>519</text:p>
          </table:table-cell>
          <table:table-cell office:value-type="string" table:style-name="ce3">
            <text:p>Combate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Battle Revolution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Lucha y RP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l Coliseo</text:p>
          </table:table-cell>
          <table:table-cell office:value-type="string" table:style-name="ce3">
            <text:p>Maestro Incognito</text:p>
          </table:table-cell>
          <table:table-cell table:number-columns-repeated="16369"/>
        </table:table-row>
        <table:table-row table:style-name="ro1">
          <table:table-cell office:value-type="float" office:value="520" table:style-name="ce3">
            <text:p>520</text:p>
          </table:table-cell>
          <table:table-cell office:value-type="string" table:style-name="ce3">
            <text:p>Almacenamient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y Pokemon Ranch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Simulacion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kachu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21" table:style-name="ce3">
            <text:p>521</text:p>
          </table:table-cell>
          <table:table-cell office:value-type="string" table:style-name="ce3">
            <text:p>Almacenamient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y Pokemon Ranch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Simulacion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iltank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22" table:style-name="ce3">
            <text:p>522</text:p>
          </table:table-cell>
          <table:table-cell office:value-type="string" table:style-name="ce3">
            <text:p>Almacenamient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y Pokemon Ranch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Simulacion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uneary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23" table:style-name="ce3">
            <text:p>523</text:p>
          </table:table-cell>
          <table:table-cell office:value-type="string" table:style-name="ce3">
            <text:p>Almacenamient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y Pokemon Ranch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Simulacion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taravi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24" table:style-name="ce3">
            <text:p>524</text:p>
          </table:table-cell>
          <table:table-cell office:value-type="string" table:style-name="ce3">
            <text:p>Almacenamient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y Pokemon Ranch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Simulacion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onyt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25" table:style-name="ce3">
            <text:p>525</text:p>
          </table:table-cell>
          <table:table-cell office:value-type="string" table:style-name="ce3">
            <text:p>Almacenamient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y Pokemon Ranch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Simulacion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angel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26" table:style-name="ce3">
            <text:p>526</text:p>
          </table:table-cell>
          <table:table-cell office:value-type="string" table:style-name="ce3">
            <text:p>Almacenamient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y Pokemon Ranch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Simulacion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hion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27" table:style-name="ce3">
            <text:p>527</text:p>
          </table:table-cell>
          <table:table-cell office:value-type="string" table:style-name="ce3">
            <text:p>Almacenamient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y Pokemon Ranch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Simulacion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ew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28" table:style-name="ce3">
            <text:p>528</text:p>
          </table:table-cell>
          <table:table-cell office:value-type="string" table:style-name="ce3">
            <text:p>Range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anger Sombras De Almi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reatur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29" table:style-name="ce3">
            <text:p>52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Tiemp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ulbasau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30" table:style-name="ce3">
            <text:p>53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Tiemp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armande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31" table:style-name="ce3">
            <text:p>531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Tiemp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quirt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32" table:style-name="ce3">
            <text:p>53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Tiemp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ikorit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33" table:style-name="ce3">
            <text:p>53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Tiemp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yndaqui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34" table:style-name="ce3">
            <text:p>53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Tiemp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otodi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35" table:style-name="ce3">
            <text:p>53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Tiemp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reeck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36" table:style-name="ce3">
            <text:p>53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Tiemp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orchic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37" table:style-name="ce3">
            <text:p>53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Tiemp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udkip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38" table:style-name="ce3">
            <text:p>53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Tiemp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kachu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39" table:style-name="ce3">
            <text:p>53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Tiemp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eowth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40" table:style-name="ce3">
            <text:p>54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Tiemp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unchlax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41" table:style-name="ce3">
            <text:p>541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Tiemp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urtwig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42" table:style-name="ce3">
            <text:p>54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Tiemp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plup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43" table:style-name="ce3">
            <text:p>54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Tiemp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imcha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44" table:style-name="ce3">
            <text:p>54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Tiemp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kitty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45" table:style-name="ce3">
            <text:p>54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 La Oscurida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ulbasau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46" table:style-name="ce3">
            <text:p>54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 La Oscurida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armande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47" table:style-name="ce3">
            <text:p>54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 La Oscurida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quirt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48" table:style-name="ce3">
            <text:p>54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 La Oscurida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ikorit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49" table:style-name="ce3">
            <text:p>54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 La Oscurida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yndaqui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50" table:style-name="ce3">
            <text:p>55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 La Oscurida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otodi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51" table:style-name="ce3">
            <text:p>551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 La Oscurida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reeck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52" table:style-name="ce3">
            <text:p>55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 La Oscurida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orchic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53" table:style-name="ce3">
            <text:p>55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 La Oscurida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udkip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54" table:style-name="ce3">
            <text:p>55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 La Oscurida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kachu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55" table:style-name="ce3">
            <text:p>55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 La Oscurida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eowth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56" table:style-name="ce3">
            <text:p>55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 La Oscurida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unchlax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57" table:style-name="ce3">
            <text:p>55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 La Oscurida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urtwig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58" table:style-name="ce3">
            <text:p>55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 La Oscurida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plup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59" table:style-name="ce3">
            <text:p>55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 La Oscurida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imcha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60" table:style-name="ce3">
            <text:p>56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 La Oscurida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kitty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61" table:style-name="ce3">
            <text:p>561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in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Serbal</text:p>
          </table:table-cell>
          <table:table-cell table:number-columns-repeated="16369"/>
        </table:table-row>
        <table:table-row table:style-name="ro1">
          <table:table-cell office:value-type="float" office:value="562" table:style-name="ce3">
            <text:p>562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in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Israel</text:p>
          </table:table-cell>
          <table:table-cell table:number-columns-repeated="16369"/>
        </table:table-row>
        <table:table-row table:style-name="ro1">
          <table:table-cell office:value-type="float" office:value="563" table:style-name="ce3">
            <text:p>563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in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Cintia</text:p>
          </table:table-cell>
          <table:table-cell table:number-columns-repeated="16369"/>
        </table:table-row>
        <table:table-row table:style-name="ro1">
          <table:table-cell office:value-type="float" office:value="564" table:style-name="ce3">
            <text:p>564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in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Roco</text:p>
          </table:table-cell>
          <table:table-cell table:number-columns-repeated="16369"/>
        </table:table-row>
        <table:table-row table:style-name="ro1">
          <table:table-cell office:value-type="float" office:value="565" table:style-name="ce3">
            <text:p>565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in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Gardenia</text:p>
          </table:table-cell>
          <table:table-cell table:number-columns-repeated="16369"/>
        </table:table-row>
        <table:table-row table:style-name="ro1">
          <table:table-cell office:value-type="float" office:value="566" table:style-name="ce3">
            <text:p>566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in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rega</text:p>
          </table:table-cell>
          <table:table-cell table:number-columns-repeated="16369"/>
        </table:table-row>
        <table:table-row table:style-name="ro1">
          <table:table-cell office:value-type="float" office:value="567" table:style-name="ce3">
            <text:p>567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in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ananti</text:p>
          </table:table-cell>
          <table:table-cell table:number-columns-repeated="16369"/>
        </table:table-row>
        <table:table-row table:style-name="ro1">
          <table:table-cell office:value-type="float" office:value="568" table:style-name="ce3">
            <text:p>568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in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Fantina</text:p>
          </table:table-cell>
          <table:table-cell table:number-columns-repeated="16369"/>
        </table:table-row>
        <table:table-row table:style-name="ro1">
          <table:table-cell office:value-type="float" office:value="569" table:style-name="ce3">
            <text:p>569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in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ceron</text:p>
          </table:table-cell>
          <table:table-cell table:number-columns-repeated="16369"/>
        </table:table-row>
        <table:table-row table:style-name="ro1">
          <table:table-cell office:value-type="float" office:value="570" table:style-name="ce3">
            <text:p>570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in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Inverna</text:p>
          </table:table-cell>
          <table:table-cell table:number-columns-repeated="16369"/>
        </table:table-row>
        <table:table-row table:style-name="ro1">
          <table:table-cell office:value-type="float" office:value="571" table:style-name="ce3">
            <text:p>571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in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Lectro</text:p>
          </table:table-cell>
          <table:table-cell table:number-columns-repeated="16369"/>
        </table:table-row>
        <table:table-row table:style-name="ro1">
          <table:table-cell office:value-type="float" office:value="572" table:style-name="ce3">
            <text:p>572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in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Alecran</text:p>
          </table:table-cell>
          <table:table-cell table:number-columns-repeated="16369"/>
        </table:table-row>
        <table:table-row table:style-name="ro1">
          <table:table-cell office:value-type="float" office:value="573" table:style-name="ce3">
            <text:p>573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in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Gaia</text:p>
          </table:table-cell>
          <table:table-cell table:number-columns-repeated="16369"/>
        </table:table-row>
        <table:table-row table:style-name="ro1">
          <table:table-cell office:value-type="float" office:value="574" table:style-name="ce3">
            <text:p>574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in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Fausto</text:p>
          </table:table-cell>
          <table:table-cell table:number-columns-repeated="16369"/>
        </table:table-row>
        <table:table-row table:style-name="ro1">
          <table:table-cell office:value-type="float" office:value="575" table:style-name="ce3">
            <text:p>575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in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Delos</text:p>
          </table:table-cell>
          <table:table-cell table:number-columns-repeated="16369"/>
        </table:table-row>
        <table:table-row table:style-name="ro1">
          <table:table-cell office:value-type="float" office:value="576" table:style-name="ce3">
            <text:p>57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Ciel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ulbasau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77" table:style-name="ce3">
            <text:p>57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Ciel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armande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78" table:style-name="ce3">
            <text:p>57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Ciel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quirt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79" table:style-name="ce3">
            <text:p>57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Ciel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ikorit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80" table:style-name="ce3">
            <text:p>58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Ciel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yndaqui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81" table:style-name="ce3">
            <text:p>581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Ciel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otodi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82" table:style-name="ce3">
            <text:p>58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Ciel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reeck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83" table:style-name="ce3">
            <text:p>58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Ciel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orchic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84" table:style-name="ce3">
            <text:p>58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Ciel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udkip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85" table:style-name="ce3">
            <text:p>58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Ciel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kachu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86" table:style-name="ce3">
            <text:p>58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Ciel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eowth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87" table:style-name="ce3">
            <text:p>58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Ciel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unchlax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88" table:style-name="ce3">
            <text:p>58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Ciel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urtwig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89" table:style-name="ce3">
            <text:p>58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Ciel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plup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90" table:style-name="ce3">
            <text:p>59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Ciel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imcha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91" table:style-name="ce3">
            <text:p>591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Ciel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kitty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92" table:style-name="ce3">
            <text:p>59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Ciel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Vulpix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93" table:style-name="ce3">
            <text:p>59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Ciel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hinx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94" table:style-name="ce3">
            <text:p>59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Ciel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eve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95" table:style-name="ce3">
            <text:p>59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Ciel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iolu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96" table:style-name="ce3">
            <text:p>59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xploradores Del Ciel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hanpy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597" table:style-name="ce3">
            <text:p>597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Oro HeartGol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Elm</text:p>
          </table:table-cell>
          <table:table-cell table:number-columns-repeated="16369"/>
        </table:table-row>
        <table:table-row table:style-name="ro1">
          <table:table-cell office:value-type="float" office:value="598" table:style-name="ce3">
            <text:p>598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Oro HeartGol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Plata</text:p>
          </table:table-cell>
          <table:table-cell table:number-columns-repeated="16369"/>
        </table:table-row>
        <table:table-row table:style-name="ro1">
          <table:table-cell office:value-type="float" office:value="599" table:style-name="ce3">
            <text:p>599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Oro HeartGol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Lance</text:p>
          </table:table-cell>
          <table:table-cell table:number-columns-repeated="16369"/>
        </table:table-row>
        <table:table-row table:style-name="ro1">
          <table:table-cell office:value-type="float" office:value="600" table:style-name="ce3">
            <text:p>600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Oro HeartGol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Rojo</text:p>
          </table:table-cell>
          <table:table-cell table:number-columns-repeated="16369"/>
        </table:table-row>
        <table:table-row table:style-name="ro1">
          <table:table-cell office:value-type="float" office:value="601" table:style-name="ce3">
            <text:p>601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Oro HeartGol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Pegaso</text:p>
          </table:table-cell>
          <table:table-cell table:number-columns-repeated="16369"/>
        </table:table-row>
        <table:table-row table:style-name="ro1">
          <table:table-cell office:value-type="float" office:value="602" table:style-name="ce3">
            <text:p>602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Oro HeartGol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nton</text:p>
          </table:table-cell>
          <table:table-cell table:number-columns-repeated="16369"/>
        </table:table-row>
        <table:table-row table:style-name="ro1">
          <table:table-cell office:value-type="float" office:value="603" table:style-name="ce3">
            <text:p>603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Oro HeartGol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lanca</text:p>
          </table:table-cell>
          <table:table-cell table:number-columns-repeated="16369"/>
        </table:table-row>
        <table:table-row table:style-name="ro1">
          <table:table-cell office:value-type="float" office:value="604" table:style-name="ce3">
            <text:p>604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Oro HeartGol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orti</text:p>
          </table:table-cell>
          <table:table-cell table:number-columns-repeated="16369"/>
        </table:table-row>
        <table:table-row table:style-name="ro1">
          <table:table-cell office:value-type="float" office:value="605" table:style-name="ce3">
            <text:p>605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Oro HeartGol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nibal</text:p>
          </table:table-cell>
          <table:table-cell table:number-columns-repeated="16369"/>
        </table:table-row>
        <table:table-row table:style-name="ro1">
          <table:table-cell office:value-type="float" office:value="606" table:style-name="ce3">
            <text:p>606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Oro HeartGol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Yasmina</text:p>
          </table:table-cell>
          <table:table-cell table:number-columns-repeated="16369"/>
        </table:table-row>
        <table:table-row table:style-name="ro1">
          <table:table-cell office:value-type="float" office:value="607" table:style-name="ce3">
            <text:p>607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Oro HeartGol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Fredo</text:p>
          </table:table-cell>
          <table:table-cell table:number-columns-repeated="16369"/>
        </table:table-row>
        <table:table-row table:style-name="ro1">
          <table:table-cell office:value-type="float" office:value="608" table:style-name="ce3">
            <text:p>608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Oro HeartGol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Debora</text:p>
          </table:table-cell>
          <table:table-cell table:number-columns-repeated="16369"/>
        </table:table-row>
        <table:table-row table:style-name="ro1">
          <table:table-cell office:value-type="float" office:value="609" table:style-name="ce3">
            <text:p>609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Oro HeartGol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Mento</text:p>
          </table:table-cell>
          <table:table-cell table:number-columns-repeated="16369"/>
        </table:table-row>
        <table:table-row table:style-name="ro1">
          <table:table-cell office:value-type="float" office:value="610" table:style-name="ce3">
            <text:p>610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Oro HeartGol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Koga</text:p>
          </table:table-cell>
          <table:table-cell table:number-columns-repeated="16369"/>
        </table:table-row>
        <table:table-row table:style-name="ro1">
          <table:table-cell office:value-type="float" office:value="611" table:style-name="ce3">
            <text:p>611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Oro HeartGol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Bruno (Alto Mando)</text:p>
          </table:table-cell>
          <table:table-cell table:number-columns-repeated="16369"/>
        </table:table-row>
        <table:table-row table:style-name="ro1">
          <table:table-cell office:value-type="float" office:value="612" table:style-name="ce3">
            <text:p>612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Oro HeartGol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Karen</text:p>
          </table:table-cell>
          <table:table-cell table:number-columns-repeated="16369"/>
        </table:table-row>
        <table:table-row table:style-name="ro1">
          <table:table-cell office:value-type="float" office:value="613" table:style-name="ce3">
            <text:p>613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a SoulSilver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Elm</text:p>
          </table:table-cell>
          <table:table-cell table:number-columns-repeated="16369"/>
        </table:table-row>
        <table:table-row table:style-name="ro1">
          <table:table-cell office:value-type="float" office:value="614" table:style-name="ce3">
            <text:p>614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a SoulSilver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Plata</text:p>
          </table:table-cell>
          <table:table-cell table:number-columns-repeated="16369"/>
        </table:table-row>
        <table:table-row table:style-name="ro1">
          <table:table-cell office:value-type="float" office:value="615" table:style-name="ce3">
            <text:p>615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a SoulSilver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Lance</text:p>
          </table:table-cell>
          <table:table-cell table:number-columns-repeated="16369"/>
        </table:table-row>
        <table:table-row table:style-name="ro1">
          <table:table-cell office:value-type="float" office:value="616" table:style-name="ce3">
            <text:p>616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a SoulSilver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Rojo</text:p>
          </table:table-cell>
          <table:table-cell table:number-columns-repeated="16369"/>
        </table:table-row>
        <table:table-row table:style-name="ro1">
          <table:table-cell office:value-type="float" office:value="617" table:style-name="ce3">
            <text:p>617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a SoulSilver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Pegaso</text:p>
          </table:table-cell>
          <table:table-cell table:number-columns-repeated="16369"/>
        </table:table-row>
        <table:table-row table:style-name="ro1">
          <table:table-cell office:value-type="float" office:value="618" table:style-name="ce3">
            <text:p>618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a SoulSilver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nton</text:p>
          </table:table-cell>
          <table:table-cell table:number-columns-repeated="16369"/>
        </table:table-row>
        <table:table-row table:style-name="ro1">
          <table:table-cell office:value-type="float" office:value="619" table:style-name="ce3">
            <text:p>619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a SoulSilver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lanca</text:p>
          </table:table-cell>
          <table:table-cell table:number-columns-repeated="16369"/>
        </table:table-row>
        <table:table-row table:style-name="ro1">
          <table:table-cell office:value-type="float" office:value="620" table:style-name="ce3">
            <text:p>620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a SoulSilver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orti</text:p>
          </table:table-cell>
          <table:table-cell table:number-columns-repeated="16369"/>
        </table:table-row>
        <table:table-row table:style-name="ro1">
          <table:table-cell office:value-type="float" office:value="621" table:style-name="ce3">
            <text:p>621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a SoulSilver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nibal</text:p>
          </table:table-cell>
          <table:table-cell table:number-columns-repeated="16369"/>
        </table:table-row>
        <table:table-row table:style-name="ro1">
          <table:table-cell office:value-type="float" office:value="622" table:style-name="ce3">
            <text:p>622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a SoulSilver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Yasmina</text:p>
          </table:table-cell>
          <table:table-cell table:number-columns-repeated="16369"/>
        </table:table-row>
        <table:table-row table:style-name="ro1">
          <table:table-cell office:value-type="float" office:value="623" table:style-name="ce3">
            <text:p>623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a SoulSilver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Fredo</text:p>
          </table:table-cell>
          <table:table-cell table:number-columns-repeated="16369"/>
        </table:table-row>
        <table:table-row table:style-name="ro1">
          <table:table-cell office:value-type="float" office:value="624" table:style-name="ce3">
            <text:p>624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a SoulSilver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Debora</text:p>
          </table:table-cell>
          <table:table-cell table:number-columns-repeated="16369"/>
        </table:table-row>
        <table:table-row table:style-name="ro1">
          <table:table-cell office:value-type="float" office:value="625" table:style-name="ce3">
            <text:p>625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a SoulSilver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Mento</text:p>
          </table:table-cell>
          <table:table-cell table:number-columns-repeated="16369"/>
        </table:table-row>
        <table:table-row table:style-name="ro1">
          <table:table-cell office:value-type="float" office:value="626" table:style-name="ce3">
            <text:p>626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a SoulSilver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Koga</text:p>
          </table:table-cell>
          <table:table-cell table:number-columns-repeated="16369"/>
        </table:table-row>
        <table:table-row table:style-name="ro1">
          <table:table-cell office:value-type="float" office:value="627" table:style-name="ce3">
            <text:p>627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a SoulSilver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Bruno (Alto Mando)</text:p>
          </table:table-cell>
          <table:table-cell table:number-columns-repeated="16369"/>
        </table:table-row>
        <table:table-row table:style-name="ro1">
          <table:table-cell office:value-type="float" office:value="628" table:style-name="ce3">
            <text:p>628</text:p>
          </table:table-cell>
          <table:table-cell office:value-type="string" table:style-name="ce3">
            <text:p>Principa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Plata SoulSilver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Karen</text:p>
          </table:table-cell>
          <table:table-cell table:number-columns-repeated="16369"/>
        </table:table-row>
        <table:table-row table:style-name="ro1">
          <table:table-cell office:value-type="float" office:value="629" table:style-name="ce3">
            <text:p>629</text:p>
          </table:table-cell>
          <table:table-cell office:value-type="string" table:style-name="ce3">
            <text:p>Range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anger Trazos De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Wii U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reatur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30" table:style-name="ce3">
            <text:p>630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ulbasau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31" table:style-name="ce3">
            <text:p>631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Venusau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32" table:style-name="ce3">
            <text:p>632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armande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33" table:style-name="ce3">
            <text:p>633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arizard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34" table:style-name="ce3">
            <text:p>634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quirt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35" table:style-name="ce3">
            <text:p>635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lastois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36" table:style-name="ce3">
            <text:p>636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attat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37" table:style-name="ce3">
            <text:p>637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kachu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38" table:style-name="ce3">
            <text:p>638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aichu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39" table:style-name="ce3">
            <text:p>639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eve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40" table:style-name="ce3">
            <text:p>640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Zapdo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41" table:style-name="ce3">
            <text:p>641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ragonit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42" table:style-name="ce3">
            <text:p>642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ew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43" table:style-name="ce3">
            <text:p>643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urtwig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44" table:style-name="ce3">
            <text:p>644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imcha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45" table:style-name="ce3">
            <text:p>645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plup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46" table:style-name="ce3">
            <text:p>646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archomp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47" table:style-name="ce3">
            <text:p>647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lectivir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48" table:style-name="ce3">
            <text:p>648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gmorta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49" table:style-name="ce3">
            <text:p>649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otom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50" table:style-name="ce3">
            <text:p>650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ogekis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51" table:style-name="ce3">
            <text:p>651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egigiga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52" table:style-name="ce3">
            <text:p>652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ibare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53" table:style-name="ce3">
            <text:p>653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errim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54" table:style-name="ce3">
            <text:p>654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haymi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55" table:style-name="ce3">
            <text:p>655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iratin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56" table:style-name="ce3">
            <text:p>656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idoof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57" table:style-name="ce3">
            <text:p>657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urmy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58" table:style-name="ce3">
            <text:p>658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Wormadam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59" table:style-name="ce3">
            <text:p>659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othim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60" table:style-name="ce3">
            <text:p>660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rticun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61" table:style-name="ce3">
            <text:p>661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dgeot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62" table:style-name="ce3">
            <text:p>662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Fearow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63" table:style-name="ce3">
            <text:p>663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Jynx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64" table:style-name="ce3">
            <text:p>664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Lapra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65" table:style-name="ce3">
            <text:p>665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Zapdo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66" table:style-name="ce3">
            <text:p>666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oltre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67" table:style-name="ce3">
            <text:p>667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ialg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68" table:style-name="ce3">
            <text:p>668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alki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69" table:style-name="ce3">
            <text:p>669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lectabuzz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70" table:style-name="ce3">
            <text:p>670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gma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71" table:style-name="ce3">
            <text:p>671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astiod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72" table:style-name="ce3">
            <text:p>672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Lucari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73" table:style-name="ce3">
            <text:p>673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mpole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74" table:style-name="ce3">
            <text:p>674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gnezon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75" table:style-name="ce3">
            <text:p>675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arkrai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76" table:style-name="ce3">
            <text:p>676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hello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77" table:style-name="ce3">
            <text:p>677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rbok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78" table:style-name="ce3">
            <text:p>678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rcanin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79" table:style-name="ce3">
            <text:p>679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Kangaskha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80" table:style-name="ce3">
            <text:p>680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Leafe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81" table:style-name="ce3">
            <text:p>681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Vapore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82" table:style-name="ce3">
            <text:p>682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lace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83" table:style-name="ce3">
            <text:p>683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Flare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84" table:style-name="ce3">
            <text:p>684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Jolte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85" table:style-name="ce3">
            <text:p>685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ga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86" table:style-name="ce3">
            <text:p>686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piritomb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87" table:style-name="ce3">
            <text:p>687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usknoi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88" table:style-name="ce3">
            <text:p>688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naphy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89" table:style-name="ce3">
            <text:p>689</text:p>
          </table:table-cell>
          <table:table-cell office:value-type="string" table:style-name="ce3">
            <text:p>Rumb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hion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90" table:style-name="ce3">
            <text:p>690</text:p>
          </table:table-cell>
          <table:table-cell office:value-type="string" table:style-name="ce3">
            <text:p>Otro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Park Wii La Gran Aventura De Pikachu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Creatur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91" table:style-name="ce3">
            <text:p>691</text:p>
          </table:table-cell>
          <table:table-cell office:value-type="string" table:style-name="ce3">
            <text:p>Arcad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Battri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Takara Tomy y AQ Interactive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92" table:style-name="ce3">
            <text:p>69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armande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93" table:style-name="ce3">
            <text:p>69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yndaqui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94" table:style-name="ce3">
            <text:p>69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orchic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95" table:style-name="ce3">
            <text:p>69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imcha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96" table:style-name="ce3">
            <text:p>69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Vulpix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97" table:style-name="ce3">
            <text:p>69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rowlith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98" table:style-name="ce3">
            <text:p>69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eve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699" table:style-name="ce3">
            <text:p>69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eddiurs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00" table:style-name="ce3">
            <text:p>70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uneary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01" table:style-name="ce3">
            <text:p>701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Weed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02" table:style-name="ce3">
            <text:p>70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Kakun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03" table:style-name="ce3">
            <text:p>70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eedri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04" table:style-name="ce3">
            <text:p>70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attat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05" table:style-name="ce3">
            <text:p>70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aticat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06" table:style-name="ce3">
            <text:p>70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pearow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07" table:style-name="ce3">
            <text:p>70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Fearow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08" table:style-name="ce3">
            <text:p>70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kan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09" table:style-name="ce3">
            <text:p>70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rbok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10" table:style-name="ce3">
            <text:p>71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Nidoran (Hembra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11" table:style-name="ce3">
            <text:p>711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Nidorin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12" table:style-name="ce3">
            <text:p>71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Nidoquee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13" table:style-name="ce3">
            <text:p>71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Venonat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14" table:style-name="ce3">
            <text:p>71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Venomoth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15" table:style-name="ce3">
            <text:p>71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chop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16" table:style-name="ce3">
            <text:p>71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chok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17" table:style-name="ce3">
            <text:p>71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champ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18" table:style-name="ce3">
            <text:p>71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entacoo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19" table:style-name="ce3">
            <text:p>71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entacrue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20" table:style-name="ce3">
            <text:p>72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onyt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21" table:style-name="ce3">
            <text:p>721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apidash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22" table:style-name="ce3">
            <text:p>72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odu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23" table:style-name="ce3">
            <text:p>72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odri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24" table:style-name="ce3">
            <text:p>72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rime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25" table:style-name="ce3">
            <text:p>72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uk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26" table:style-name="ce3">
            <text:p>72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hellde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27" table:style-name="ce3">
            <text:p>72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loyste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28" table:style-name="ce3">
            <text:p>72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Voltorb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29" table:style-name="ce3">
            <text:p>72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lectrod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30" table:style-name="ce3">
            <text:p>73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xeggcut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31" table:style-name="ce3">
            <text:p>731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xegguto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32" table:style-name="ce3">
            <text:p>73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ubon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33" table:style-name="ce3">
            <text:p>73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rowak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34" table:style-name="ce3">
            <text:p>73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Hitmonle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35" table:style-name="ce3">
            <text:p>73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Hitmoncha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36" table:style-name="ce3">
            <text:p>73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hyhor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37" table:style-name="ce3">
            <text:p>73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hyd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38" table:style-name="ce3">
            <text:p>73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ansey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39" table:style-name="ce3">
            <text:p>73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nsi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40" table:style-name="ce3">
            <text:p>74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gikarp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41" table:style-name="ce3">
            <text:p>741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yarado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42" table:style-name="ce3">
            <text:p>74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oryg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43" table:style-name="ce3">
            <text:p>74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Kabut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44" table:style-name="ce3">
            <text:p>74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Kabutop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45" table:style-name="ce3">
            <text:p>74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oltre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46" table:style-name="ce3">
            <text:p>74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ratini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47" table:style-name="ce3">
            <text:p>74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ragonai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48" table:style-name="ce3">
            <text:p>74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ragonit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49" table:style-name="ce3">
            <text:p>74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entret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50" table:style-name="ce3">
            <text:p>75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Fue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Furret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51" table:style-name="ce3">
            <text:p>751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quirt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52" table:style-name="ce3">
            <text:p>75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otodil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53" table:style-name="ce3">
            <text:p>75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udkip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54" table:style-name="ce3">
            <text:p>75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plup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55" table:style-name="ce3">
            <text:p>75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Woope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56" table:style-name="ce3">
            <text:p>75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zuri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57" table:style-name="ce3">
            <text:p>75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hanpy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58" table:style-name="ce3">
            <text:p>75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iolu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59" table:style-name="ce3">
            <text:p>75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Wynaut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60" table:style-name="ce3">
            <text:p>76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andshrew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61" table:style-name="ce3">
            <text:p>761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andslash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62" table:style-name="ce3">
            <text:p>76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Oddish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63" table:style-name="ce3">
            <text:p>76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loom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64" table:style-name="ce3">
            <text:p>76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Vileplum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65" table:style-name="ce3">
            <text:p>76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odud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66" table:style-name="ce3">
            <text:p>76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ravele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67" table:style-name="ce3">
            <text:p>76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olem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68" table:style-name="ce3">
            <text:p>76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Onix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69" table:style-name="ce3">
            <text:p>76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angel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70" table:style-name="ce3">
            <text:p>77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Horse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71" table:style-name="ce3">
            <text:p>771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eadr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72" table:style-name="ce3">
            <text:p>77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r. Mim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73" table:style-name="ce3">
            <text:p>77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cythe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74" table:style-name="ce3">
            <text:p>77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Jynx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75" table:style-name="ce3">
            <text:p>77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rticun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76" table:style-name="ce3">
            <text:p>77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Hoothoot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77" table:style-name="ce3">
            <text:p>77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Noctow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78" table:style-name="ce3">
            <text:p>77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pinarak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79" table:style-name="ce3">
            <text:p>77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riado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80" table:style-name="ce3">
            <text:p>78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inchou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81" table:style-name="ce3">
            <text:p>781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Lantur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82" table:style-name="ce3">
            <text:p>78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Natu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83" table:style-name="ce3">
            <text:p>78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Xatu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84" table:style-name="ce3">
            <text:p>78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ellossom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85" table:style-name="ce3">
            <text:p>78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Hoppip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86" table:style-name="ce3">
            <text:p>78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kiploom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87" table:style-name="ce3">
            <text:p>78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Jumpluff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88" table:style-name="ce3">
            <text:p>78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Yanm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89" table:style-name="ce3">
            <text:p>78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isdreavu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90" table:style-name="ce3">
            <text:p>79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nec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91" table:style-name="ce3">
            <text:p>791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Forretres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92" table:style-name="ce3">
            <text:p>79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unsparc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93" table:style-name="ce3">
            <text:p>79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teelix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94" table:style-name="ce3">
            <text:p>79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cizo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95" table:style-name="ce3">
            <text:p>79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lugm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96" table:style-name="ce3">
            <text:p>79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gcarg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97" table:style-name="ce3">
            <text:p>79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orsol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98" table:style-name="ce3">
            <text:p>79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elibird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799" table:style-name="ce3">
            <text:p>79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karmory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00" table:style-name="ce3">
            <text:p>80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Houndou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01" table:style-name="ce3">
            <text:p>801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Houndoom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02" table:style-name="ce3">
            <text:p>80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Kingdr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03" table:style-name="ce3">
            <text:p>80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Kingdr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04" table:style-name="ce3">
            <text:p>80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moochum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05" table:style-name="ce3">
            <text:p>80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Lugi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06" table:style-name="ce3">
            <text:p>80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Zigzago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07" table:style-name="ce3">
            <text:p>80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Linoon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08" table:style-name="ce3">
            <text:p>80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eedot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09" table:style-name="ce3">
            <text:p>80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Tormen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Nuzleaf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10" table:style-name="ce3">
            <text:p>81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chu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11" table:style-name="ce3">
            <text:p>811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kachu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12" table:style-name="ce3">
            <text:p>81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hinx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13" table:style-name="ce3">
            <text:p>81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achirisu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14" table:style-name="ce3">
            <text:p>81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lekid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15" table:style-name="ce3">
            <text:p>81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reep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16" table:style-name="ce3">
            <text:p>81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syduck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17" table:style-name="ce3">
            <text:p>81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ogepi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18" table:style-name="ce3">
            <text:p>81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eowth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19" table:style-name="ce3">
            <text:p>81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dgey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20" table:style-name="ce3">
            <text:p>82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dgeott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21" table:style-name="ce3">
            <text:p>821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dgeot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22" table:style-name="ce3">
            <text:p>82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Nidoran (Macho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23" table:style-name="ce3">
            <text:p>82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Nidorin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24" table:style-name="ce3">
            <text:p>82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Nidoking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25" table:style-name="ce3">
            <text:p>82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ara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26" table:style-name="ce3">
            <text:p>82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arasect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27" table:style-name="ce3">
            <text:p>82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nkey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28" table:style-name="ce3">
            <text:p>82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rimeap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29" table:style-name="ce3">
            <text:p>82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br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30" table:style-name="ce3">
            <text:p>83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Kadabr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31" table:style-name="ce3">
            <text:p>831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lakazam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32" table:style-name="ce3">
            <text:p>83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ellsprout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33" table:style-name="ce3">
            <text:p>83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Weepinbe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34" table:style-name="ce3">
            <text:p>83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Victreebe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35" table:style-name="ce3">
            <text:p>83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gnemit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36" table:style-name="ce3">
            <text:p>83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gnet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37" table:style-name="ce3">
            <text:p>83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ee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38" table:style-name="ce3">
            <text:p>83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ewgong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39" table:style-name="ce3">
            <text:p>83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astly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40" table:style-name="ce3">
            <text:p>84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Haunte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41" table:style-name="ce3">
            <text:p>841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ga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42" table:style-name="ce3">
            <text:p>84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rowze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43" table:style-name="ce3">
            <text:p>84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Hypn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44" table:style-name="ce3">
            <text:p>84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Krabby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45" table:style-name="ce3">
            <text:p>84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Kingle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46" table:style-name="ce3">
            <text:p>84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Lickitung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47" table:style-name="ce3">
            <text:p>84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oldee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48" table:style-name="ce3">
            <text:p>84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eaking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49" table:style-name="ce3">
            <text:p>84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taryu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50" table:style-name="ce3">
            <text:p>85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tarmi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51" table:style-name="ce3">
            <text:p>851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gma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52" table:style-name="ce3">
            <text:p>85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Omanyt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53" table:style-name="ce3">
            <text:p>85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Omasta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54" table:style-name="ce3">
            <text:p>85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erodacty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55" table:style-name="ce3">
            <text:p>85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Zapdo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56" table:style-name="ce3">
            <text:p>85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udowood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57" table:style-name="ce3">
            <text:p>85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ipom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58" table:style-name="ce3">
            <text:p>85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unker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59" table:style-name="ce3">
            <text:p>859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unflor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60" table:style-name="ce3">
            <text:p>860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liga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61" table:style-name="ce3">
            <text:p>861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nubb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62" table:style-name="ce3">
            <text:p>862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ranbull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63" table:style-name="ce3">
            <text:p>863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Heracros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64" table:style-name="ce3">
            <text:p>864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tantle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65" table:style-name="ce3">
            <text:p>865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gby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66" table:style-name="ce3">
            <text:p>866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iltank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67" table:style-name="ce3">
            <text:p>867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elebi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68" table:style-name="ce3">
            <text:p>868</text:p>
          </table:table-cell>
          <table:table-cell office:value-type="string" table:style-name="ce3">
            <text:p>Mundo Misterios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okemon Mundo Misterioso Escuadron De Aventuras Luz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reeck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869" table:style-name="ce3">
            <text:p>869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a Encina</text:p>
          </table:table-cell>
          <table:table-cell table:number-columns-repeated="16369"/>
        </table:table-row>
        <table:table-row table:style-name="ro1">
          <table:table-cell office:value-type="float" office:value="870" table:style-name="ce3">
            <text:p>870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Bel</text:p>
          </table:table-cell>
          <table:table-cell table:number-columns-repeated="16369"/>
        </table:table-row>
        <table:table-row table:style-name="ro1">
          <table:table-cell office:value-type="float" office:value="871" table:style-name="ce3">
            <text:p>871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Cheren</text:p>
          </table:table-cell>
          <table:table-cell table:number-columns-repeated="16369"/>
        </table:table-row>
        <table:table-row table:style-name="ro1">
          <table:table-cell office:value-type="float" office:value="872" table:style-name="ce3">
            <text:p>872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Mirto</text:p>
          </table:table-cell>
          <table:table-cell table:number-columns-repeated="16369"/>
        </table:table-row>
        <table:table-row table:style-name="ro1">
          <table:table-cell office:value-type="float" office:value="873" table:style-name="ce3">
            <text:p>873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illo</text:p>
          </table:table-cell>
          <table:table-cell table:number-columns-repeated="16369"/>
        </table:table-row>
        <table:table-row table:style-name="ro1">
          <table:table-cell office:value-type="float" office:value="874" table:style-name="ce3">
            <text:p>874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aiz</text:p>
          </table:table-cell>
          <table:table-cell table:number-columns-repeated="16369"/>
        </table:table-row>
        <table:table-row table:style-name="ro1">
          <table:table-cell office:value-type="float" office:value="875" table:style-name="ce3">
            <text:p>875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Zeo</text:p>
          </table:table-cell>
          <table:table-cell table:number-columns-repeated="16369"/>
        </table:table-row>
        <table:table-row table:style-name="ro1">
          <table:table-cell office:value-type="float" office:value="876" table:style-name="ce3">
            <text:p>876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loe</text:p>
          </table:table-cell>
          <table:table-cell table:number-columns-repeated="16369"/>
        </table:table-row>
        <table:table-row table:style-name="ro1">
          <table:table-cell office:value-type="float" office:value="877" table:style-name="ce3">
            <text:p>877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Camus</text:p>
          </table:table-cell>
          <table:table-cell table:number-columns-repeated="16369"/>
        </table:table-row>
        <table:table-row table:style-name="ro1">
          <table:table-cell office:value-type="float" office:value="878" table:style-name="ce3">
            <text:p>878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Camila</text:p>
          </table:table-cell>
          <table:table-cell table:number-columns-repeated="16369"/>
        </table:table-row>
        <table:table-row table:style-name="ro1">
          <table:table-cell office:value-type="float" office:value="879" table:style-name="ce3">
            <text:p>879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Yakon</text:p>
          </table:table-cell>
          <table:table-cell table:number-columns-repeated="16369"/>
        </table:table-row>
        <table:table-row table:style-name="ro1">
          <table:table-cell office:value-type="float" office:value="880" table:style-name="ce3">
            <text:p>880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Gerania</text:p>
          </table:table-cell>
          <table:table-cell table:number-columns-repeated="16369"/>
        </table:table-row>
        <table:table-row table:style-name="ro1">
          <table:table-cell office:value-type="float" office:value="881" table:style-name="ce3">
            <text:p>881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Junco</text:p>
          </table:table-cell>
          <table:table-cell table:number-columns-repeated="16369"/>
        </table:table-row>
        <table:table-row table:style-name="ro1">
          <table:table-cell office:value-type="float" office:value="882" table:style-name="ce3">
            <text:p>882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Lirio</text:p>
          </table:table-cell>
          <table:table-cell table:number-columns-repeated="16369"/>
        </table:table-row>
        <table:table-row table:style-name="ro1">
          <table:table-cell office:value-type="float" office:value="883" table:style-name="ce3">
            <text:p>883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Anis</text:p>
          </table:table-cell>
          <table:table-cell table:number-columns-repeated="16369"/>
        </table:table-row>
        <table:table-row table:style-name="ro1">
          <table:table-cell office:value-type="float" office:value="884" table:style-name="ce3">
            <text:p>884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Aza</text:p>
          </table:table-cell>
          <table:table-cell table:number-columns-repeated="16369"/>
        </table:table-row>
        <table:table-row table:style-name="ro1">
          <table:table-cell office:value-type="float" office:value="885" table:style-name="ce3">
            <text:p>885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Lotto</text:p>
          </table:table-cell>
          <table:table-cell table:number-columns-repeated="16369"/>
        </table:table-row>
        <table:table-row table:style-name="ro1">
          <table:table-cell office:value-type="float" office:value="886" table:style-name="ce3">
            <text:p>886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Catleya</text:p>
          </table:table-cell>
          <table:table-cell table:number-columns-repeated="16369"/>
        </table:table-row>
        <table:table-row table:style-name="ro1">
          <table:table-cell office:value-type="float" office:value="887" table:style-name="ce3">
            <text:p>887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a Encina</text:p>
          </table:table-cell>
          <table:table-cell table:number-columns-repeated="16369"/>
        </table:table-row>
        <table:table-row table:style-name="ro1">
          <table:table-cell office:value-type="float" office:value="888" table:style-name="ce3">
            <text:p>888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Bel</text:p>
          </table:table-cell>
          <table:table-cell table:number-columns-repeated="16369"/>
        </table:table-row>
        <table:table-row table:style-name="ro1">
          <table:table-cell office:value-type="float" office:value="889" table:style-name="ce3">
            <text:p>889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Cheren</text:p>
          </table:table-cell>
          <table:table-cell table:number-columns-repeated="16369"/>
        </table:table-row>
        <table:table-row table:style-name="ro1">
          <table:table-cell office:value-type="float" office:value="890" table:style-name="ce3">
            <text:p>890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Mirto</text:p>
          </table:table-cell>
          <table:table-cell table:number-columns-repeated="16369"/>
        </table:table-row>
        <table:table-row table:style-name="ro1">
          <table:table-cell office:value-type="float" office:value="891" table:style-name="ce3">
            <text:p>891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illo</text:p>
          </table:table-cell>
          <table:table-cell table:number-columns-repeated="16369"/>
        </table:table-row>
        <table:table-row table:style-name="ro1">
          <table:table-cell office:value-type="float" office:value="892" table:style-name="ce3">
            <text:p>892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aiz</text:p>
          </table:table-cell>
          <table:table-cell table:number-columns-repeated="16369"/>
        </table:table-row>
        <table:table-row table:style-name="ro1">
          <table:table-cell office:value-type="float" office:value="893" table:style-name="ce3">
            <text:p>893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Zeo</text:p>
          </table:table-cell>
          <table:table-cell table:number-columns-repeated="16369"/>
        </table:table-row>
        <table:table-row table:style-name="ro1">
          <table:table-cell office:value-type="float" office:value="894" table:style-name="ce3">
            <text:p>894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loe</text:p>
          </table:table-cell>
          <table:table-cell table:number-columns-repeated="16369"/>
        </table:table-row>
        <table:table-row table:style-name="ro1">
          <table:table-cell office:value-type="float" office:value="895" table:style-name="ce3">
            <text:p>895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Camus</text:p>
          </table:table-cell>
          <table:table-cell table:number-columns-repeated="16369"/>
        </table:table-row>
        <table:table-row table:style-name="ro1">
          <table:table-cell office:value-type="float" office:value="896" table:style-name="ce3">
            <text:p>896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Camila</text:p>
          </table:table-cell>
          <table:table-cell table:number-columns-repeated="16369"/>
        </table:table-row>
        <table:table-row table:style-name="ro1">
          <table:table-cell office:value-type="float" office:value="897" table:style-name="ce3">
            <text:p>897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Yakon</text:p>
          </table:table-cell>
          <table:table-cell table:number-columns-repeated="16369"/>
        </table:table-row>
        <table:table-row table:style-name="ro1">
          <table:table-cell office:value-type="float" office:value="898" table:style-name="ce3">
            <text:p>898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Gerania</text:p>
          </table:table-cell>
          <table:table-cell table:number-columns-repeated="16369"/>
        </table:table-row>
        <table:table-row table:style-name="ro1">
          <table:table-cell office:value-type="float" office:value="899" table:style-name="ce3">
            <text:p>899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Junco</text:p>
          </table:table-cell>
          <table:table-cell table:number-columns-repeated="16369"/>
        </table:table-row>
        <table:table-row table:style-name="ro1">
          <table:table-cell office:value-type="float" office:value="900" table:style-name="ce3">
            <text:p>900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Iris</text:p>
          </table:table-cell>
          <table:table-cell table:number-columns-repeated="16369"/>
        </table:table-row>
        <table:table-row table:style-name="ro1">
          <table:table-cell office:value-type="float" office:value="901" table:style-name="ce3">
            <text:p>901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Anis</text:p>
          </table:table-cell>
          <table:table-cell table:number-columns-repeated="16369"/>
        </table:table-row>
        <table:table-row table:style-name="ro1">
          <table:table-cell office:value-type="float" office:value="902" table:style-name="ce3">
            <text:p>902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Aza</text:p>
          </table:table-cell>
          <table:table-cell table:number-columns-repeated="16369"/>
        </table:table-row>
        <table:table-row table:style-name="ro1">
          <table:table-cell office:value-type="float" office:value="903" table:style-name="ce3">
            <text:p>903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Lotto</text:p>
          </table:table-cell>
          <table:table-cell table:number-columns-repeated="16369"/>
        </table:table-row>
        <table:table-row table:style-name="ro1">
          <table:table-cell office:value-type="float" office:value="904" table:style-name="ce3">
            <text:p>904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Catleya</text:p>
          </table:table-cell>
          <table:table-cell table:number-columns-repeated="16369"/>
        </table:table-row>
        <table:table-row table:style-name="ro1">
          <table:table-cell office:value-type="float" office:value="905" table:style-name="ce3">
            <text:p>905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a Encina</text:p>
          </table:table-cell>
          <table:table-cell table:number-columns-repeated="16369"/>
        </table:table-row>
        <table:table-row table:style-name="ro1">
          <table:table-cell office:value-type="float" office:value="906" table:style-name="ce3">
            <text:p>906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Matis</text:p>
          </table:table-cell>
          <table:table-cell table:number-columns-repeated="16369"/>
        </table:table-row>
        <table:table-row table:style-name="ro1">
          <table:table-cell office:value-type="float" office:value="907" table:style-name="ce3">
            <text:p>907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Iris</text:p>
          </table:table-cell>
          <table:table-cell table:number-columns-repeated="16369"/>
        </table:table-row>
        <table:table-row table:style-name="ro1">
          <table:table-cell office:value-type="float" office:value="908" table:style-name="ce3">
            <text:p>908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Cheren</text:p>
          </table:table-cell>
          <table:table-cell table:number-columns-repeated="16369"/>
        </table:table-row>
        <table:table-row table:style-name="ro1">
          <table:table-cell office:value-type="float" office:value="909" table:style-name="ce3">
            <text:p>909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Hiedra</text:p>
          </table:table-cell>
          <table:table-cell table:number-columns-repeated="16369"/>
        </table:table-row>
        <table:table-row table:style-name="ro1">
          <table:table-cell office:value-type="float" office:value="910" table:style-name="ce3">
            <text:p>910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Camus</text:p>
          </table:table-cell>
          <table:table-cell table:number-columns-repeated="16369"/>
        </table:table-row>
        <table:table-row table:style-name="ro1">
          <table:table-cell office:value-type="float" office:value="911" table:style-name="ce3">
            <text:p>911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Camila</text:p>
          </table:table-cell>
          <table:table-cell table:number-columns-repeated="16369"/>
        </table:table-row>
        <table:table-row table:style-name="ro1">
          <table:table-cell office:value-type="float" office:value="912" table:style-name="ce3">
            <text:p>912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Yakon</text:p>
          </table:table-cell>
          <table:table-cell table:number-columns-repeated="16369"/>
        </table:table-row>
        <table:table-row table:style-name="ro1">
          <table:table-cell office:value-type="float" office:value="913" table:style-name="ce3">
            <text:p>913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Gerania</text:p>
          </table:table-cell>
          <table:table-cell table:number-columns-repeated="16369"/>
        </table:table-row>
        <table:table-row table:style-name="ro1">
          <table:table-cell office:value-type="float" office:value="914" table:style-name="ce3">
            <text:p>914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Junco</text:p>
          </table:table-cell>
          <table:table-cell table:number-columns-repeated="16369"/>
        </table:table-row>
        <table:table-row table:style-name="ro1">
          <table:table-cell office:value-type="float" office:value="915" table:style-name="ce3">
            <text:p>915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Lirio</text:p>
          </table:table-cell>
          <table:table-cell table:number-columns-repeated="16369"/>
        </table:table-row>
        <table:table-row table:style-name="ro1">
          <table:table-cell office:value-type="float" office:value="916" table:style-name="ce3">
            <text:p>916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Ciprian</text:p>
          </table:table-cell>
          <table:table-cell table:number-columns-repeated="16369"/>
        </table:table-row>
        <table:table-row table:style-name="ro1">
          <table:table-cell office:value-type="float" office:value="917" table:style-name="ce3">
            <text:p>917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Anis</text:p>
          </table:table-cell>
          <table:table-cell table:number-columns-repeated="16369"/>
        </table:table-row>
        <table:table-row table:style-name="ro1">
          <table:table-cell office:value-type="float" office:value="918" table:style-name="ce3">
            <text:p>918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Aza</text:p>
          </table:table-cell>
          <table:table-cell table:number-columns-repeated="16369"/>
        </table:table-row>
        <table:table-row table:style-name="ro1">
          <table:table-cell office:value-type="float" office:value="919" table:style-name="ce3">
            <text:p>919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Lotto</text:p>
          </table:table-cell>
          <table:table-cell table:number-columns-repeated="16369"/>
        </table:table-row>
        <table:table-row table:style-name="ro1">
          <table:table-cell office:value-type="float" office:value="920" table:style-name="ce3">
            <text:p>920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Negr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Catleya</text:p>
          </table:table-cell>
          <table:table-cell table:number-columns-repeated="16369"/>
        </table:table-row>
        <table:table-row table:style-name="ro1">
          <table:table-cell office:value-type="float" office:value="921" table:style-name="ce3">
            <text:p>921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a Encina</text:p>
          </table:table-cell>
          <table:table-cell table:number-columns-repeated="16369"/>
        </table:table-row>
        <table:table-row table:style-name="ro1">
          <table:table-cell office:value-type="float" office:value="922" table:style-name="ce3">
            <text:p>922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Matis</text:p>
          </table:table-cell>
          <table:table-cell table:number-columns-repeated="16369"/>
        </table:table-row>
        <table:table-row table:style-name="ro1">
          <table:table-cell office:value-type="float" office:value="923" table:style-name="ce3">
            <text:p>923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Iris</text:p>
          </table:table-cell>
          <table:table-cell table:number-columns-repeated="16369"/>
        </table:table-row>
        <table:table-row table:style-name="ro1">
          <table:table-cell office:value-type="float" office:value="924" table:style-name="ce3">
            <text:p>924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Cheren</text:p>
          </table:table-cell>
          <table:table-cell table:number-columns-repeated="16369"/>
        </table:table-row>
        <table:table-row table:style-name="ro1">
          <table:table-cell office:value-type="float" office:value="925" table:style-name="ce3">
            <text:p>925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Hiedra</text:p>
          </table:table-cell>
          <table:table-cell table:number-columns-repeated="16369"/>
        </table:table-row>
        <table:table-row table:style-name="ro1">
          <table:table-cell office:value-type="float" office:value="926" table:style-name="ce3">
            <text:p>926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Camus</text:p>
          </table:table-cell>
          <table:table-cell table:number-columns-repeated="16369"/>
        </table:table-row>
        <table:table-row table:style-name="ro1">
          <table:table-cell office:value-type="float" office:value="927" table:style-name="ce3">
            <text:p>927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Camila</text:p>
          </table:table-cell>
          <table:table-cell table:number-columns-repeated="16369"/>
        </table:table-row>
        <table:table-row table:style-name="ro1">
          <table:table-cell office:value-type="float" office:value="928" table:style-name="ce3">
            <text:p>928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Yakon</text:p>
          </table:table-cell>
          <table:table-cell table:number-columns-repeated="16369"/>
        </table:table-row>
        <table:table-row table:style-name="ro1">
          <table:table-cell office:value-type="float" office:value="929" table:style-name="ce3">
            <text:p>929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Gerania</text:p>
          </table:table-cell>
          <table:table-cell table:number-columns-repeated="16369"/>
        </table:table-row>
        <table:table-row table:style-name="ro1">
          <table:table-cell office:value-type="float" office:value="930" table:style-name="ce3">
            <text:p>930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Junco</text:p>
          </table:table-cell>
          <table:table-cell table:number-columns-repeated="16369"/>
        </table:table-row>
        <table:table-row table:style-name="ro1">
          <table:table-cell office:value-type="float" office:value="931" table:style-name="ce3">
            <text:p>931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Lirio</text:p>
          </table:table-cell>
          <table:table-cell table:number-columns-repeated="16369"/>
        </table:table-row>
        <table:table-row table:style-name="ro1">
          <table:table-cell office:value-type="float" office:value="932" table:style-name="ce3">
            <text:p>932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Ciprian</text:p>
          </table:table-cell>
          <table:table-cell table:number-columns-repeated="16369"/>
        </table:table-row>
        <table:table-row table:style-name="ro1">
          <table:table-cell office:value-type="float" office:value="933" table:style-name="ce3">
            <text:p>933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Anis</text:p>
          </table:table-cell>
          <table:table-cell table:number-columns-repeated="16369"/>
        </table:table-row>
        <table:table-row table:style-name="ro1">
          <table:table-cell office:value-type="float" office:value="934" table:style-name="ce3">
            <text:p>934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Aza</text:p>
          </table:table-cell>
          <table:table-cell table:number-columns-repeated="16369"/>
        </table:table-row>
        <table:table-row table:style-name="ro1">
          <table:table-cell office:value-type="float" office:value="935" table:style-name="ce3">
            <text:p>935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Lotto</text:p>
          </table:table-cell>
          <table:table-cell table:number-columns-repeated="16369"/>
        </table:table-row>
        <table:table-row table:style-name="ro1">
          <table:table-cell office:value-type="float" office:value="936" table:style-name="ce3">
            <text:p>936</text:p>
          </table:table-cell>
          <table:table-cell office:value-type="string" table:style-name="ce3">
            <text:p>Principal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lanco 2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Catleya</text:p>
          </table:table-cell>
          <table:table-cell table:number-columns-repeated="16369"/>
        </table:table-row>
        <table:table-row table:style-name="ro1">
          <table:table-cell office:value-type="float" office:value="937" table:style-name="ce3">
            <text:p>937</text:p>
          </table:table-cell>
          <table:table-cell office:value-type="string" table:style-name="ce3">
            <text:p>Trading Card Gam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Card Game Asobikata DS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Tutorial</text:p>
          </table:table-cell>
          <table:table-cell office:value-type="string" table:style-name="ce3">
            <text:p>Zener Works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38" table:style-name="ce3">
            <text:p>938</text:p>
          </table:table-cell>
          <table:table-cell office:value-type="string" table:style-name="ce3">
            <text:p>Minijuegos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prende Con Pokemon Aventura Entre Las Tecla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Typin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Dialogo</text:p>
          </table:table-cell>
          <table:table-cell office:value-type="string" table:style-name="ce3">
            <text:p>Ana Escribano</text:p>
          </table:table-cell>
          <table:table-cell table:number-columns-repeated="16369"/>
        </table:table-row>
        <table:table-row table:style-name="ro1">
          <table:table-cell office:value-type="float" office:value="939" table:style-name="ce3">
            <text:p>939</text:p>
          </table:table-cell>
          <table:table-cell office:value-type="string" table:style-name="ce3">
            <text:p>Minijuegos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prende Con Pokemon Aventura Entre Las Tecla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Typing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Dialogo</text:p>
          </table:table-cell>
          <table:table-cell office:value-type="string" table:style-name="ce3">
            <text:p>Vicente Clado</text:p>
          </table:table-cell>
          <table:table-cell table:number-columns-repeated="16369"/>
        </table:table-row>
        <table:table-row table:style-name="ro1">
          <table:table-cell office:value-type="float" office:value="940" table:style-name="ce3">
            <text:p>940</text:p>
          </table:table-cell>
          <table:table-cell office:value-type="string" table:style-name="ce3">
            <text:p>Otros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Conquest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Estrategia</text:p>
          </table:table-cell>
          <table:table-cell office:value-type="string" table:style-name="ce3">
            <text:p>Koei Tecmo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41" table:style-name="ce3">
            <text:p>941</text:p>
          </table:table-cell>
          <table:table-cell office:value-type="string" table:style-name="ce3">
            <text:p>Otros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Park 2 Un Mundo De Ilusione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Wii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Aventura</text:p>
          </table:table-cell>
          <table:table-cell office:value-type="string" table:style-name="ce3">
            <text:p>Creatur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42" table:style-name="ce3">
            <text:p>942</text:p>
          </table:table-cell>
          <table:table-cell office:value-type="string" table:style-name="ce3">
            <text:p>Arcad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Battrio V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Takara Tomy y AQ Interactive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43" table:style-name="ce3">
            <text:p>943</text:p>
          </table:table-cell>
          <table:table-cell office:value-type="string" table:style-name="ce3">
            <text:p>Mundo Misterioso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Mundo Misterioso Portales Al Infinit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kachu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44" table:style-name="ce3">
            <text:p>944</text:p>
          </table:table-cell>
          <table:table-cell office:value-type="string" table:style-name="ce3">
            <text:p>Mundo Misterioso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Mundo Misterioso Portales Al Infinit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nivy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45" table:style-name="ce3">
            <text:p>945</text:p>
          </table:table-cell>
          <table:table-cell office:value-type="string" table:style-name="ce3">
            <text:p>Mundo Misterioso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Mundo Misterioso Portales Al Infinit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epig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46" table:style-name="ce3">
            <text:p>946</text:p>
          </table:table-cell>
          <table:table-cell office:value-type="string" table:style-name="ce3">
            <text:p>Mundo Misterioso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Mundo Misterioso Portales Al Infinit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xew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47" table:style-name="ce3">
            <text:p>947</text:p>
          </table:table-cell>
          <table:table-cell office:value-type="string" table:style-name="ce3">
            <text:p>Mundo Misterioso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Mundo Misterioso Portales Al Infinit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molga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48" table:style-name="ce3">
            <text:p>948</text:p>
          </table:table-cell>
          <table:table-cell office:value-type="string" table:style-name="ce3">
            <text:p>Mundo Misterioso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Mundo Misterioso Portales Al Infinit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unsparc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49" table:style-name="ce3">
            <text:p>949</text:p>
          </table:table-cell>
          <table:table-cell office:value-type="string" table:style-name="ce3">
            <text:p>Mundo Misterioso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Mundo Misterioso Portales Al Infinit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Viriz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50" table:style-name="ce3">
            <text:p>950</text:p>
          </table:table-cell>
          <table:table-cell office:value-type="string" table:style-name="ce3">
            <text:p>Mundo Misterioso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Mundo Misterioso Portales Al Infinit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spe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51" table:style-name="ce3">
            <text:p>951</text:p>
          </table:table-cell>
          <table:table-cell office:value-type="string" table:style-name="ce3">
            <text:p>Mundo Misterioso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Mundo Misterioso Portales Al Infinit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Umbre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52" table:style-name="ce3">
            <text:p>952</text:p>
          </table:table-cell>
          <table:table-cell office:value-type="string" table:style-name="ce3">
            <text:p>Mundo Misterioso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Mundo Misterioso Portales Al Infinit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Hydreig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53" table:style-name="ce3">
            <text:p>953</text:p>
          </table:table-cell>
          <table:table-cell office:value-type="string" table:style-name="ce3">
            <text:p>Mundo Misterioso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Mundo Misterioso Portales Al Infinit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Kyurem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54" table:style-name="ce3">
            <text:p>954</text:p>
          </table:table-cell>
          <table:table-cell office:value-type="string" table:style-name="ce3">
            <text:p>Mundo Misterioso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Mundo Misterioso Portales Al Infinit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Keldeo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55" table:style-name="ce3">
            <text:p>955</text:p>
          </table:table-cell>
          <table:table-cell office:value-type="string" table:style-name="ce3">
            <text:p>Mundo Misterioso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Mundo Misterioso Portales Al Infinit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unna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56" table:style-name="ce3">
            <text:p>956</text:p>
          </table:table-cell>
          <table:table-cell office:value-type="string" table:style-name="ce3">
            <text:p>Mundo Misterioso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Mundo Misterioso Portales Al Infinit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oxicroak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57" table:style-name="ce3">
            <text:p>957</text:p>
          </table:table-cell>
          <table:table-cell office:value-type="string" table:style-name="ce3">
            <text:p>Mundo Misterioso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Mundo Misterioso Portales Al Infinit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urugly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58" table:style-name="ce3">
            <text:p>958</text:p>
          </table:table-cell>
          <table:table-cell office:value-type="string" table:style-name="ce3">
            <text:p>Mundo Misterioso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Mundo Misterioso Portales Al Infinito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alamenc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59" table:style-name="ce3">
            <text:p>959</text:p>
          </table:table-cell>
          <table:table-cell office:value-type="string" table:style-name="ce3">
            <text:p>Otros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dex 3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lmacenamiento</text:p>
          </table:table-cell>
          <table:table-cell office:value-type="string" table:style-name="ce3">
            <text:p>Creatur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60" table:style-name="ce3">
            <text:p>960</text:p>
          </table:table-cell>
          <table:table-cell office:value-type="string" table:style-name="ce3">
            <text:p>Otros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dex 3D Pr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lmacenamiento</text:p>
          </table:table-cell>
          <table:table-cell office:value-type="string" table:style-name="ce3">
            <text:p>Creatur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61" table:style-name="ce3">
            <text:p>961</text:p>
          </table:table-cell>
          <table:table-cell office:value-type="string" table:style-name="ce3">
            <text:p>Otros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Radar Pokemon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lmacenamiento</text:p>
          </table:table-cell>
          <table:table-cell office:value-type="string" table:style-name="ce3">
            <text:p>Creatur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62" table:style-name="ce3">
            <text:p>962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ornadus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63" table:style-name="ce3">
            <text:p>963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nivy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64" table:style-name="ce3">
            <text:p>964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allad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65" table:style-name="ce3">
            <text:p>965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Oshawott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66" table:style-name="ce3">
            <text:p>966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Zoroark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67" table:style-name="ce3">
            <text:p>967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ialga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68" table:style-name="ce3">
            <text:p>968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hundurus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69" table:style-name="ce3">
            <text:p>969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roud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70" table:style-name="ce3">
            <text:p>970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epig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71" table:style-name="ce3">
            <text:p>971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Victini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72" table:style-name="ce3">
            <text:p>972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rticuno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73" table:style-name="ce3">
            <text:p>973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elektross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74" table:style-name="ce3">
            <text:p>974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archomp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75" table:style-name="ce3">
            <text:p>975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liscor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76" table:style-name="ce3">
            <text:p>976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oltres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77" table:style-name="ce3">
            <text:p>977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tunfisk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78" table:style-name="ce3">
            <text:p>978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Unfezant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79" table:style-name="ce3">
            <text:p>979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Zapdos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80" table:style-name="ce3">
            <text:p>980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Lugia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81" table:style-name="ce3">
            <text:p>981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udino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82" table:style-name="ce3">
            <text:p>982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erperior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83" table:style-name="ce3">
            <text:p>983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gmar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84" table:style-name="ce3">
            <text:p>984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kachu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85" table:style-name="ce3">
            <text:p>985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amurott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86" table:style-name="ce3">
            <text:p>986</text:p>
          </table:table-cell>
          <table:table-cell office:value-type="string" table:style-name="ce3">
            <text:p>Rumb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uper Pokemon Rumb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mboar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87" table:style-name="ce3">
            <text:p>987</text:p>
          </table:table-cell>
          <table:table-cell office:value-type="string" table:style-name="ce3">
            <text:p>Arcad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Tretta Lab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 y RPG</text:p>
          </table:table-cell>
          <table:table-cell office:value-type="string" table:style-name="ce3">
            <text:p>Marvelous AQL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88" table:style-name="ce3">
            <text:p>988</text:p>
          </table:table-cell>
          <table:table-cell office:value-type="string" table:style-name="ce3">
            <text:p>Aplicaciones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mon Ie TAP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Ritmico</text:p>
          </table:table-cell>
          <table:table-cell office:value-type="string" table:style-name="ce3">
            <text:p>Creatures Inc.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89" table:style-name="ce3">
            <text:p>989</text:p>
          </table:table-cell>
          <table:table-cell office:value-type="string" table:style-name="ce3">
            <text:p>Aplicaciones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okedex iO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App</text:p>
          </table:table-cell>
          <table:table-cell office:value-type="string" table:style-name="ce3">
            <text:p>Creatures Inc.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Generacion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990" table:style-name="ce3">
            <text:p>990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Cipres</text:p>
          </table:table-cell>
          <table:table-cell table:number-columns-repeated="16369"/>
        </table:table-row>
        <table:table-row table:style-name="ro1">
          <table:table-cell office:value-type="float" office:value="991" table:style-name="ce3">
            <text:p>991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Xana</text:p>
          </table:table-cell>
          <table:table-cell table:number-columns-repeated="16369"/>
        </table:table-row>
        <table:table-row table:style-name="ro1">
          <table:table-cell office:value-type="float" office:value="992" table:style-name="ce3">
            <text:p>992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Benigno</text:p>
          </table:table-cell>
          <table:table-cell table:number-columns-repeated="16369"/>
        </table:table-row>
        <table:table-row table:style-name="ro1">
          <table:table-cell office:value-type="float" office:value="993" table:style-name="ce3">
            <text:p>993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Trovato</text:p>
          </table:table-cell>
          <table:table-cell table:number-columns-repeated="16369"/>
        </table:table-row>
        <table:table-row table:style-name="ro1">
          <table:table-cell office:value-type="float" office:value="994" table:style-name="ce3">
            <text:p>994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Kalm</text:p>
          </table:table-cell>
          <table:table-cell table:number-columns-repeated="16369"/>
        </table:table-row>
        <table:table-row table:style-name="ro1">
          <table:table-cell office:value-type="float" office:value="995" table:style-name="ce3">
            <text:p>995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Serena</text:p>
          </table:table-cell>
          <table:table-cell table:number-columns-repeated="16369"/>
        </table:table-row>
        <table:table-row table:style-name="ro1">
          <table:table-cell office:value-type="float" office:value="996" table:style-name="ce3">
            <text:p>996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Dianta</text:p>
          </table:table-cell>
          <table:table-cell table:number-columns-repeated="16369"/>
        </table:table-row>
        <table:table-row table:style-name="ro1">
          <table:table-cell office:value-type="float" office:value="997" table:style-name="ce3">
            <text:p>997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Violeta</text:p>
          </table:table-cell>
          <table:table-cell table:number-columns-repeated="16369"/>
        </table:table-row>
        <table:table-row table:style-name="ro1">
          <table:table-cell office:value-type="float" office:value="998" table:style-name="ce3">
            <text:p>998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Lino</text:p>
          </table:table-cell>
          <table:table-cell table:number-columns-repeated="16369"/>
        </table:table-row>
        <table:table-row table:style-name="ro1">
          <table:table-cell office:value-type="float" office:value="999" table:style-name="ce3">
            <text:p>999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Corelia</text:p>
          </table:table-cell>
          <table:table-cell table:number-columns-repeated="16369"/>
        </table:table-row>
        <table:table-row table:style-name="ro1">
          <table:table-cell office:value-type="float" office:value="1000" table:style-name="ce3">
            <text:p>1000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maro</text:p>
          </table:table-cell>
          <table:table-cell table:number-columns-repeated="16369"/>
        </table:table-row>
        <table:table-row table:style-name="ro1">
          <table:table-cell office:value-type="float" office:value="1001" table:style-name="ce3">
            <text:p>1001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Lem</text:p>
          </table:table-cell>
          <table:table-cell table:number-columns-repeated="16369"/>
        </table:table-row>
        <table:table-row table:style-name="ro1">
          <table:table-cell office:value-type="float" office:value="1002" table:style-name="ce3">
            <text:p>1002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Valeria</text:p>
          </table:table-cell>
          <table:table-cell table:number-columns-repeated="16369"/>
        </table:table-row>
        <table:table-row table:style-name="ro1">
          <table:table-cell office:value-type="float" office:value="1003" table:style-name="ce3">
            <text:p>1003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strid</text:p>
          </table:table-cell>
          <table:table-cell table:number-columns-repeated="16369"/>
        </table:table-row>
        <table:table-row table:style-name="ro1">
          <table:table-cell office:value-type="float" office:value="1004" table:style-name="ce3">
            <text:p>1004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Edel</text:p>
          </table:table-cell>
          <table:table-cell table:number-columns-repeated="16369"/>
        </table:table-row>
        <table:table-row table:style-name="ro1">
          <table:table-cell office:value-type="float" office:value="1005" table:style-name="ce3">
            <text:p>1005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Tileo</text:p>
          </table:table-cell>
          <table:table-cell table:number-columns-repeated="16369"/>
        </table:table-row>
        <table:table-row table:style-name="ro1">
          <table:table-cell office:value-type="float" office:value="1006" table:style-name="ce3">
            <text:p>1006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Malva</text:p>
          </table:table-cell>
          <table:table-cell table:number-columns-repeated="16369"/>
        </table:table-row>
        <table:table-row table:style-name="ro1">
          <table:table-cell office:value-type="float" office:value="1007" table:style-name="ce3">
            <text:p>1007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Dracena</text:p>
          </table:table-cell>
          <table:table-cell table:number-columns-repeated="16369"/>
        </table:table-row>
        <table:table-row table:style-name="ro1">
          <table:table-cell office:value-type="float" office:value="1008" table:style-name="ce3">
            <text:p>1008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Narciso</text:p>
          </table:table-cell>
          <table:table-cell table:number-columns-repeated="16369"/>
        </table:table-row>
        <table:table-row table:style-name="ro1">
          <table:table-cell office:value-type="float" office:value="1009" table:style-name="ce3">
            <text:p>1009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Y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Cipres</text:p>
          </table:table-cell>
          <table:table-cell table:number-columns-repeated="16369"/>
        </table:table-row>
        <table:table-row table:style-name="ro1">
          <table:table-cell office:value-type="float" office:value="1010" table:style-name="ce3">
            <text:p>1010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Y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Xana</text:p>
          </table:table-cell>
          <table:table-cell table:number-columns-repeated="16369"/>
        </table:table-row>
        <table:table-row table:style-name="ro1">
          <table:table-cell office:value-type="float" office:value="1011" table:style-name="ce3">
            <text:p>1011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Y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Benigno</text:p>
          </table:table-cell>
          <table:table-cell table:number-columns-repeated="16369"/>
        </table:table-row>
        <table:table-row table:style-name="ro1">
          <table:table-cell office:value-type="float" office:value="1012" table:style-name="ce3">
            <text:p>1012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Y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Trovato</text:p>
          </table:table-cell>
          <table:table-cell table:number-columns-repeated="16369"/>
        </table:table-row>
        <table:table-row table:style-name="ro1">
          <table:table-cell office:value-type="float" office:value="1013" table:style-name="ce3">
            <text:p>1013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Y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Kalm</text:p>
          </table:table-cell>
          <table:table-cell table:number-columns-repeated="16369"/>
        </table:table-row>
        <table:table-row table:style-name="ro1">
          <table:table-cell office:value-type="float" office:value="1014" table:style-name="ce3">
            <text:p>1014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Y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Serena</text:p>
          </table:table-cell>
          <table:table-cell table:number-columns-repeated="16369"/>
        </table:table-row>
        <table:table-row table:style-name="ro1">
          <table:table-cell office:value-type="float" office:value="1015" table:style-name="ce3">
            <text:p>1015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Y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Dianta</text:p>
          </table:table-cell>
          <table:table-cell table:number-columns-repeated="16369"/>
        </table:table-row>
        <table:table-row table:style-name="ro1">
          <table:table-cell office:value-type="float" office:value="1016" table:style-name="ce3">
            <text:p>1016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Y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Violeta</text:p>
          </table:table-cell>
          <table:table-cell table:number-columns-repeated="16369"/>
        </table:table-row>
        <table:table-row table:style-name="ro1">
          <table:table-cell office:value-type="float" office:value="1017" table:style-name="ce3">
            <text:p>1017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Y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Lino</text:p>
          </table:table-cell>
          <table:table-cell table:number-columns-repeated="16369"/>
        </table:table-row>
        <table:table-row table:style-name="ro1">
          <table:table-cell office:value-type="float" office:value="1018" table:style-name="ce3">
            <text:p>1018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Y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Corelia</text:p>
          </table:table-cell>
          <table:table-cell table:number-columns-repeated="16369"/>
        </table:table-row>
        <table:table-row table:style-name="ro1">
          <table:table-cell office:value-type="float" office:value="1019" table:style-name="ce3">
            <text:p>1019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Y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maro</text:p>
          </table:table-cell>
          <table:table-cell table:number-columns-repeated="16369"/>
        </table:table-row>
        <table:table-row table:style-name="ro1">
          <table:table-cell office:value-type="float" office:value="1020" table:style-name="ce3">
            <text:p>1020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Y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Lem</text:p>
          </table:table-cell>
          <table:table-cell table:number-columns-repeated="16369"/>
        </table:table-row>
        <table:table-row table:style-name="ro1">
          <table:table-cell office:value-type="float" office:value="1021" table:style-name="ce3">
            <text:p>1021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Y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Valeria</text:p>
          </table:table-cell>
          <table:table-cell table:number-columns-repeated="16369"/>
        </table:table-row>
        <table:table-row table:style-name="ro1">
          <table:table-cell office:value-type="float" office:value="1022" table:style-name="ce3">
            <text:p>1022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Y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strid</text:p>
          </table:table-cell>
          <table:table-cell table:number-columns-repeated="16369"/>
        </table:table-row>
        <table:table-row table:style-name="ro1">
          <table:table-cell office:value-type="float" office:value="1023" table:style-name="ce3">
            <text:p>1023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Y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Edel</text:p>
          </table:table-cell>
          <table:table-cell table:number-columns-repeated="16369"/>
        </table:table-row>
        <table:table-row table:style-name="ro1">
          <table:table-cell office:value-type="float" office:value="1024" table:style-name="ce3">
            <text:p>1024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Y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Tileo</text:p>
          </table:table-cell>
          <table:table-cell table:number-columns-repeated="16369"/>
        </table:table-row>
        <table:table-row table:style-name="ro1">
          <table:table-cell office:value-type="float" office:value="1025" table:style-name="ce3">
            <text:p>1025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Y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Malva</text:p>
          </table:table-cell>
          <table:table-cell table:number-columns-repeated="16369"/>
        </table:table-row>
        <table:table-row table:style-name="ro1">
          <table:table-cell office:value-type="float" office:value="1026" table:style-name="ce3">
            <text:p>1026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Y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Dracena</text:p>
          </table:table-cell>
          <table:table-cell table:number-columns-repeated="16369"/>
        </table:table-row>
        <table:table-row table:style-name="ro1">
          <table:table-cell office:value-type="float" office:value="1027" table:style-name="ce3">
            <text:p>1027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Y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Narciso</text:p>
          </table:table-cell>
          <table:table-cell table:number-columns-repeated="16369"/>
        </table:table-row>
        <table:table-row table:style-name="ro1">
          <table:table-cell office:value-type="float" office:value="1028" table:style-name="ce3">
            <text:p>1028</text:p>
          </table:table-cell>
          <table:table-cell office:value-type="string" table:style-name="ce3">
            <text:p>Otro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La Banda De Ladrones y 1000 Pokemon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Desconocido</text:p>
          </table:table-cell>
          <table:table-cell office:value-type="string" table:style-name="ce3">
            <text:p>Marvelous AQL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29" table:style-name="ce3">
            <text:p>1029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Rubi Omeg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Abedul</text:p>
          </table:table-cell>
          <table:table-cell table:number-columns-repeated="16369"/>
        </table:table-row>
        <table:table-row table:style-name="ro1">
          <table:table-cell office:value-type="float" office:value="1030" table:style-name="ce3">
            <text:p>1030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Rubi Omeg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Bruno</text:p>
          </table:table-cell>
          <table:table-cell table:number-columns-repeated="16369"/>
        </table:table-row>
        <table:table-row table:style-name="ro1">
          <table:table-cell office:value-type="float" office:value="1031" table:style-name="ce3">
            <text:p>1031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Rubi Omeg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Aura</text:p>
          </table:table-cell>
          <table:table-cell table:number-columns-repeated="16369"/>
        </table:table-row>
        <table:table-row table:style-name="ro1">
          <table:table-cell office:value-type="float" office:value="1032" table:style-name="ce3">
            <text:p>1032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Rubi Omeg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Blasco</text:p>
          </table:table-cell>
          <table:table-cell table:number-columns-repeated="16369"/>
        </table:table-row>
        <table:table-row table:style-name="ro1">
          <table:table-cell office:value-type="float" office:value="1033" table:style-name="ce3">
            <text:p>1033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Rubi Omeg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Maximo</text:p>
          </table:table-cell>
          <table:table-cell table:number-columns-repeated="16369"/>
        </table:table-row>
        <table:table-row table:style-name="ro1">
          <table:table-cell office:value-type="float" office:value="1034" table:style-name="ce3">
            <text:p>1034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Rubi Omeg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Petra</text:p>
          </table:table-cell>
          <table:table-cell table:number-columns-repeated="16369"/>
        </table:table-row>
        <table:table-row table:style-name="ro1">
          <table:table-cell office:value-type="float" office:value="1035" table:style-name="ce3">
            <text:p>1035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Rubi Omeg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arcial (Lider)</text:p>
          </table:table-cell>
          <table:table-cell table:number-columns-repeated="16369"/>
        </table:table-row>
        <table:table-row table:style-name="ro1">
          <table:table-cell office:value-type="float" office:value="1036" table:style-name="ce3">
            <text:p>1036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Rubi Omeg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Erico</text:p>
          </table:table-cell>
          <table:table-cell table:number-columns-repeated="16369"/>
        </table:table-row>
        <table:table-row table:style-name="ro1">
          <table:table-cell office:value-type="float" office:value="1037" table:style-name="ce3">
            <text:p>1037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Rubi Omeg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Candela</text:p>
          </table:table-cell>
          <table:table-cell table:number-columns-repeated="16369"/>
        </table:table-row>
        <table:table-row table:style-name="ro1">
          <table:table-cell office:value-type="float" office:value="1038" table:style-name="ce3">
            <text:p>1038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Rubi Omeg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Norman</text:p>
          </table:table-cell>
          <table:table-cell table:number-columns-repeated="16369"/>
        </table:table-row>
        <table:table-row table:style-name="ro1">
          <table:table-cell office:value-type="float" office:value="1039" table:style-name="ce3">
            <text:p>1039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Rubi Omeg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lana</text:p>
          </table:table-cell>
          <table:table-cell table:number-columns-repeated="16369"/>
        </table:table-row>
        <table:table-row table:style-name="ro1">
          <table:table-cell office:value-type="float" office:value="1040" table:style-name="ce3">
            <text:p>1040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Rubi Omeg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Vito y Leti</text:p>
          </table:table-cell>
          <table:table-cell table:number-columns-repeated="16369"/>
        </table:table-row>
        <table:table-row table:style-name="ro1">
          <table:table-cell office:value-type="float" office:value="1041" table:style-name="ce3">
            <text:p>1041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Rubi Omeg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Plubio</text:p>
          </table:table-cell>
          <table:table-cell table:number-columns-repeated="16369"/>
        </table:table-row>
        <table:table-row table:style-name="ro1">
          <table:table-cell office:value-type="float" office:value="1042" table:style-name="ce3">
            <text:p>1042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Rubi Omeg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Sixto</text:p>
          </table:table-cell>
          <table:table-cell table:number-columns-repeated="16369"/>
        </table:table-row>
        <table:table-row table:style-name="ro1">
          <table:table-cell office:value-type="float" office:value="1043" table:style-name="ce3">
            <text:p>1043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Rubi Omeg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Fatima</text:p>
          </table:table-cell>
          <table:table-cell table:number-columns-repeated="16369"/>
        </table:table-row>
        <table:table-row table:style-name="ro1">
          <table:table-cell office:value-type="float" office:value="1044" table:style-name="ce3">
            <text:p>1044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Rubi Omeg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Nivea</text:p>
          </table:table-cell>
          <table:table-cell table:number-columns-repeated="16369"/>
        </table:table-row>
        <table:table-row table:style-name="ro1">
          <table:table-cell office:value-type="float" office:value="1045" table:style-name="ce3">
            <text:p>1045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Rubi Omeg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Dracon</text:p>
          </table:table-cell>
          <table:table-cell table:number-columns-repeated="16369"/>
        </table:table-row>
        <table:table-row table:style-name="ro1">
          <table:table-cell office:value-type="float" office:value="1046" table:style-name="ce3">
            <text:p>1046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Zafiro Alf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Abedul</text:p>
          </table:table-cell>
          <table:table-cell table:number-columns-repeated="16369"/>
        </table:table-row>
        <table:table-row table:style-name="ro1">
          <table:table-cell office:value-type="float" office:value="1047" table:style-name="ce3">
            <text:p>1047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Zafiro Alf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Bruno</text:p>
          </table:table-cell>
          <table:table-cell table:number-columns-repeated="16369"/>
        </table:table-row>
        <table:table-row table:style-name="ro1">
          <table:table-cell office:value-type="float" office:value="1048" table:style-name="ce3">
            <text:p>1048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Zafiro Alf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Aura</text:p>
          </table:table-cell>
          <table:table-cell table:number-columns-repeated="16369"/>
        </table:table-row>
        <table:table-row table:style-name="ro1">
          <table:table-cell office:value-type="float" office:value="1049" table:style-name="ce3">
            <text:p>1049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Zafiro Alf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Blasco</text:p>
          </table:table-cell>
          <table:table-cell table:number-columns-repeated="16369"/>
        </table:table-row>
        <table:table-row table:style-name="ro1">
          <table:table-cell office:value-type="float" office:value="1050" table:style-name="ce3">
            <text:p>1050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Zafiro Alf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Maximo</text:p>
          </table:table-cell>
          <table:table-cell table:number-columns-repeated="16369"/>
        </table:table-row>
        <table:table-row table:style-name="ro1">
          <table:table-cell office:value-type="float" office:value="1051" table:style-name="ce3">
            <text:p>1051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Zafiro Alf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Petra</text:p>
          </table:table-cell>
          <table:table-cell table:number-columns-repeated="16369"/>
        </table:table-row>
        <table:table-row table:style-name="ro1">
          <table:table-cell office:value-type="float" office:value="1052" table:style-name="ce3">
            <text:p>1052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Zafiro Alf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arcial (Lider)</text:p>
          </table:table-cell>
          <table:table-cell table:number-columns-repeated="16369"/>
        </table:table-row>
        <table:table-row table:style-name="ro1">
          <table:table-cell office:value-type="float" office:value="1053" table:style-name="ce3">
            <text:p>1053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Zafiro Alf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Erico</text:p>
          </table:table-cell>
          <table:table-cell table:number-columns-repeated="16369"/>
        </table:table-row>
        <table:table-row table:style-name="ro1">
          <table:table-cell office:value-type="float" office:value="1054" table:style-name="ce3">
            <text:p>1054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Zafiro Alf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Candela</text:p>
          </table:table-cell>
          <table:table-cell table:number-columns-repeated="16369"/>
        </table:table-row>
        <table:table-row table:style-name="ro1">
          <table:table-cell office:value-type="float" office:value="1055" table:style-name="ce3">
            <text:p>1055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Zafiro Alf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Norman</text:p>
          </table:table-cell>
          <table:table-cell table:number-columns-repeated="16369"/>
        </table:table-row>
        <table:table-row table:style-name="ro1">
          <table:table-cell office:value-type="float" office:value="1056" table:style-name="ce3">
            <text:p>1056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Zafiro Alf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lana</text:p>
          </table:table-cell>
          <table:table-cell table:number-columns-repeated="16369"/>
        </table:table-row>
        <table:table-row table:style-name="ro1">
          <table:table-cell office:value-type="float" office:value="1057" table:style-name="ce3">
            <text:p>1057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Zafiro Alf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Vito y Leti</text:p>
          </table:table-cell>
          <table:table-cell table:number-columns-repeated="16369"/>
        </table:table-row>
        <table:table-row table:style-name="ro1">
          <table:table-cell office:value-type="float" office:value="1058" table:style-name="ce3">
            <text:p>1058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Zafiro Alf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Plubio</text:p>
          </table:table-cell>
          <table:table-cell table:number-columns-repeated="16369"/>
        </table:table-row>
        <table:table-row table:style-name="ro1">
          <table:table-cell office:value-type="float" office:value="1059" table:style-name="ce3">
            <text:p>1059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Zafiro Alf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Sixto</text:p>
          </table:table-cell>
          <table:table-cell table:number-columns-repeated="16369"/>
        </table:table-row>
        <table:table-row table:style-name="ro1">
          <table:table-cell office:value-type="float" office:value="1060" table:style-name="ce3">
            <text:p>1060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Zafiro Alf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Fatima</text:p>
          </table:table-cell>
          <table:table-cell table:number-columns-repeated="16369"/>
        </table:table-row>
        <table:table-row table:style-name="ro1">
          <table:table-cell office:value-type="float" office:value="1061" table:style-name="ce3">
            <text:p>1061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Zafiro Alf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Nivea</text:p>
          </table:table-cell>
          <table:table-cell table:number-columns-repeated="16369"/>
        </table:table-row>
        <table:table-row table:style-name="ro1">
          <table:table-cell office:value-type="float" office:value="1062" table:style-name="ce3">
            <text:p>1062</text:p>
          </table:table-cell>
          <table:table-cell office:value-type="string" table:style-name="ce3">
            <text:p>Principa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Zafiro Alf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Dracon</text:p>
          </table:table-cell>
          <table:table-cell table:number-columns-repeated="16369"/>
        </table:table-row>
        <table:table-row table:style-name="ro1">
          <table:table-cell office:value-type="float" office:value="1063" table:style-name="ce3">
            <text:p>1063</text:p>
          </table:table-cell>
          <table:table-cell office:value-type="string" table:style-name="ce3">
            <text:p>Minijuego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Link Battle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Puzzle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64" table:style-name="ce3">
            <text:p>1064</text:p>
          </table:table-cell>
          <table:table-cell office:value-type="string" table:style-name="ce3">
            <text:p>Rumble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Rumble World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Accion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65" table:style-name="ce3">
            <text:p>1065</text:p>
          </table:table-cell>
          <table:table-cell office:value-type="string" table:style-name="ce3">
            <text:p>Combate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ken Tournament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Wii U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champ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66" table:style-name="ce3">
            <text:p>1066</text:p>
          </table:table-cell>
          <table:table-cell office:value-type="string" table:style-name="ce3">
            <text:p>Combate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ken Tournament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Wii U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Lucari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67" table:style-name="ce3">
            <text:p>1067</text:p>
          </table:table-cell>
          <table:table-cell office:value-type="string" table:style-name="ce3">
            <text:p>Combate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ken Tournament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Wii U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kachu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68" table:style-name="ce3">
            <text:p>1068</text:p>
          </table:table-cell>
          <table:table-cell office:value-type="string" table:style-name="ce3">
            <text:p>Combate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ken Tournament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Wii U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uicune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69" table:style-name="ce3">
            <text:p>1069</text:p>
          </table:table-cell>
          <table:table-cell office:value-type="string" table:style-name="ce3">
            <text:p>Combate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ken Tournament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Wii U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ardevoir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70" table:style-name="ce3">
            <text:p>1070</text:p>
          </table:table-cell>
          <table:table-cell office:value-type="string" table:style-name="ce3">
            <text:p>Combate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ken Tournament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Wii U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gar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71" table:style-name="ce3">
            <text:p>1071</text:p>
          </table:table-cell>
          <table:table-cell office:value-type="string" table:style-name="ce3">
            <text:p>Combate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ken Tournament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Wii U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Weavile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72" table:style-name="ce3">
            <text:p>1072</text:p>
          </table:table-cell>
          <table:table-cell office:value-type="string" table:style-name="ce3">
            <text:p>Combate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ken Tournament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Wii U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arizard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73" table:style-name="ce3">
            <text:p>1073</text:p>
          </table:table-cell>
          <table:table-cell office:value-type="string" table:style-name="ce3">
            <text:p>Combate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ken Tournament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Wii U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lazike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74" table:style-name="ce3">
            <text:p>1074</text:p>
          </table:table-cell>
          <table:table-cell office:value-type="string" table:style-name="ce3">
            <text:p>Combate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ken Tournament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Wii U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ceptile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75" table:style-name="ce3">
            <text:p>1075</text:p>
          </table:table-cell>
          <table:table-cell office:value-type="string" table:style-name="ce3">
            <text:p>Combate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ken Tournament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Wii U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archomp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76" table:style-name="ce3">
            <text:p>1076</text:p>
          </table:table-cell>
          <table:table-cell office:value-type="string" table:style-name="ce3">
            <text:p>Combate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ken Tournament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Wii U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raixe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77" table:style-name="ce3">
            <text:p>1077</text:p>
          </table:table-cell>
          <table:table-cell office:value-type="string" table:style-name="ce3">
            <text:p>Combate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ken Tournament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Wii U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ewtw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78" table:style-name="ce3">
            <text:p>1078</text:p>
          </table:table-cell>
          <table:table-cell office:value-type="string" table:style-name="ce3">
            <text:p>Combate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ken Tournament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Wii U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andelure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79" table:style-name="ce3">
            <text:p>1079</text:p>
          </table:table-cell>
          <table:table-cell office:value-type="string" table:style-name="ce3">
            <text:p>Combate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ken Tournament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Wii U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arkrai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80" table:style-name="ce3">
            <text:p>1080</text:p>
          </table:table-cell>
          <table:table-cell office:value-type="string" table:style-name="ce3">
            <text:p>Combate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ken Tournament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Wii U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cizor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81" table:style-name="ce3">
            <text:p>1081</text:p>
          </table:table-cell>
          <table:table-cell office:value-type="string" table:style-name="ce3">
            <text:p>Combate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ken Tournament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Wii U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roagunk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82" table:style-name="ce3">
            <text:p>1082</text:p>
          </table:table-cell>
          <table:table-cell office:value-type="string" table:style-name="ce3">
            <text:p>Combate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ken Tournament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Wii U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mpole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83" table:style-name="ce3">
            <text:p>1083</text:p>
          </table:table-cell>
          <table:table-cell office:value-type="string" table:style-name="ce3">
            <text:p>Mundo Misterios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Mundo Megamisterios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ulbasaur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84" table:style-name="ce3">
            <text:p>1084</text:p>
          </table:table-cell>
          <table:table-cell office:value-type="string" table:style-name="ce3">
            <text:p>Mundo Misterios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Mundo Megamisterios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armander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85" table:style-name="ce3">
            <text:p>1085</text:p>
          </table:table-cell>
          <table:table-cell office:value-type="string" table:style-name="ce3">
            <text:p>Mundo Misterios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Mundo Megamisterios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quirtle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86" table:style-name="ce3">
            <text:p>1086</text:p>
          </table:table-cell>
          <table:table-cell office:value-type="string" table:style-name="ce3">
            <text:p>Mundo Misterios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Mundo Megamisterios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kachu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87" table:style-name="ce3">
            <text:p>1087</text:p>
          </table:table-cell>
          <table:table-cell office:value-type="string" table:style-name="ce3">
            <text:p>Mundo Misterios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Mundo Megamisterios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ikorita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88" table:style-name="ce3">
            <text:p>1088</text:p>
          </table:table-cell>
          <table:table-cell office:value-type="string" table:style-name="ce3">
            <text:p>Mundo Misterios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Mundo Megamisterios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yndaquil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89" table:style-name="ce3">
            <text:p>1089</text:p>
          </table:table-cell>
          <table:table-cell office:value-type="string" table:style-name="ce3">
            <text:p>Mundo Misterios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Mundo Megamisterios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otodile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90" table:style-name="ce3">
            <text:p>1090</text:p>
          </table:table-cell>
          <table:table-cell office:value-type="string" table:style-name="ce3">
            <text:p>Mundo Misterios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Mundo Megamisterios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reeck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91" table:style-name="ce3">
            <text:p>1091</text:p>
          </table:table-cell>
          <table:table-cell office:value-type="string" table:style-name="ce3">
            <text:p>Mundo Misterios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Mundo Megamisterios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orchic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92" table:style-name="ce3">
            <text:p>1092</text:p>
          </table:table-cell>
          <table:table-cell office:value-type="string" table:style-name="ce3">
            <text:p>Mundo Misterios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Mundo Megamisterios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udkip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93" table:style-name="ce3">
            <text:p>1093</text:p>
          </table:table-cell>
          <table:table-cell office:value-type="string" table:style-name="ce3">
            <text:p>Mundo Misterios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Mundo Megamisterios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urtwig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94" table:style-name="ce3">
            <text:p>1094</text:p>
          </table:table-cell>
          <table:table-cell office:value-type="string" table:style-name="ce3">
            <text:p>Mundo Misterios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Mundo Megamisterios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imchar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95" table:style-name="ce3">
            <text:p>1095</text:p>
          </table:table-cell>
          <table:table-cell office:value-type="string" table:style-name="ce3">
            <text:p>Mundo Misterios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Mundo Megamisterios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plup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96" table:style-name="ce3">
            <text:p>1096</text:p>
          </table:table-cell>
          <table:table-cell office:value-type="string" table:style-name="ce3">
            <text:p>Mundo Misterios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Mundo Megamisterios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Riolu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97" table:style-name="ce3">
            <text:p>1097</text:p>
          </table:table-cell>
          <table:table-cell office:value-type="string" table:style-name="ce3">
            <text:p>Mundo Misterios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Mundo Megamisterios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nivy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98" table:style-name="ce3">
            <text:p>1098</text:p>
          </table:table-cell>
          <table:table-cell office:value-type="string" table:style-name="ce3">
            <text:p>Mundo Misterios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Mundo Megamisterios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epig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099" table:style-name="ce3">
            <text:p>1099</text:p>
          </table:table-cell>
          <table:table-cell office:value-type="string" table:style-name="ce3">
            <text:p>Mundo Misterios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Mundo Megamisterios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Oshawott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00" table:style-name="ce3">
            <text:p>1100</text:p>
          </table:table-cell>
          <table:table-cell office:value-type="string" table:style-name="ce3">
            <text:p>Mundo Misterios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Mundo Megamisterios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espi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01" table:style-name="ce3">
            <text:p>1101</text:p>
          </table:table-cell>
          <table:table-cell office:value-type="string" table:style-name="ce3">
            <text:p>Mundo Misterios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Mundo Megamisterios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Fenneki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02" table:style-name="ce3">
            <text:p>1102</text:p>
          </table:table-cell>
          <table:table-cell office:value-type="string" table:style-name="ce3">
            <text:p>Mundo Misterioso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Mundo Megamisterios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Froakie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03" table:style-name="ce3">
            <text:p>1103</text:p>
          </table:table-cell>
          <table:table-cell office:value-type="string" table:style-name="ce3">
            <text:p>Minijuego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okemon Shuff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5">
            <text:p>Android</text:p>
          </table:table-cell>
          <table:table-cell office:value-type="string" table:style-name="ce5">
            <text:p>iOS</text:p>
          </table:table-cell>
          <table:table-cell office:value-type="string" table:style-name="ce3">
            <text:p>Puzzle</text:p>
          </table:table-cell>
          <table:table-cell office:value-type="string" table:style-name="ce3">
            <text:p>Genius Sonorit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04" table:style-name="ce3">
            <text:p>1104</text:p>
          </table:table-cell>
          <table:table-cell office:value-type="string" table:style-name="ce3">
            <text:p>Minijuegos</text:p>
          </table:table-cell>
          <table:table-cell office:value-type="float" office:value="6" table:style-name="ce3">
            <text:p>6</text:p>
          </table:table-cell>
          <table:table-cell office:value-type="string" table:style-name="ce5">
            <text:p>Pokemon Picros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ompecabezas</text:p>
          </table:table-cell>
          <table:table-cell office:value-type="string" table:style-name="ce5">
            <text:p>Jupiter Corporation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05" table:style-name="ce3">
            <text:p>1105</text:p>
          </table:table-cell>
          <table:table-cell office:value-type="string" table:style-name="ce3">
            <text:p>Almacenamiento</text:p>
          </table:table-cell>
          <table:table-cell office:value-type="float" office:value="6" table:style-name="ce3">
            <text:p>6</text:p>
          </table:table-cell>
          <table:table-cell office:value-type="string" table:style-name="ce5">
            <text:p>Banco De Pokemon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Almacenamiento</text:p>
          </table:table-cell>
          <table:table-cell office:value-type="string" table:style-name="ce5">
            <text:p>Nintendo NetWor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06" table:style-name="ce3">
            <text:p>1106</text:p>
          </table:table-cell>
          <table:table-cell office:value-type="string" table:style-name="ce3">
            <text:p>Almacenamiento</text:p>
          </table:table-cell>
          <table:table-cell office:value-type="float" office:value="6" table:style-name="ce3">
            <text:p>6</text:p>
          </table:table-cell>
          <table:table-cell office:value-type="string" table:style-name="ce5">
            <text:p>Poke Trasladador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Almacenamiento</text:p>
          </table:table-cell>
          <table:table-cell office:value-type="string" table:style-name="ce5">
            <text:p>Nintendo NetWor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07" table:style-name="ce3">
            <text:p>1107</text:p>
          </table:table-cell>
          <table:table-cell office:value-type="string" table:style-name="ce3">
            <text:p>Aplicaciones</text:p>
          </table:table-cell>
          <table:table-cell office:value-type="float" office:value="6" table:style-name="ce3">
            <text:p>6</text:p>
          </table:table-cell>
          <table:table-cell office:value-type="string" table:style-name="ce5">
            <text:p>TV Pokemon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5">
            <text:p>Android</text:p>
          </table:table-cell>
          <table:table-cell office:value-type="string" table:style-name="ce5">
            <text:p>iOS</text:p>
          </table:table-cell>
          <table:table-cell office:value-type="string" table:style-name="ce5">
            <text:p>Entretenimiento</text:p>
          </table:table-cell>
          <table:table-cell office:value-type="string" table:style-name="ce5">
            <text:p>The Pokemon Company</text:p>
          </table:table-cell>
          <table:table-cell office:value-type="string" table:style-name="ce5">
            <text:p>The Pokemon Company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08" table:style-name="ce3">
            <text:p>1108</text:p>
          </table:table-cell>
          <table:table-cell office:value-type="string" table:style-name="ce3">
            <text:p>Aplicaciones</text:p>
          </table:table-cell>
          <table:table-cell office:value-type="float" office:value="6" table:style-name="ce3">
            <text:p>6</text:p>
          </table:table-cell>
          <table:table-cell office:value-type="string" table:style-name="ce5">
            <text:p>Campamento Pokemon</text:p>
          </table:table-cell>
          <table:table-cell office:value-type="string" table:style-name="ce5">
            <text:p>.png</text:p>
          </table:table-cell>
          <table:table-cell office:value-type="string" table:style-name="ce5">
            <text:p>Android</text:p>
          </table:table-cell>
          <table:table-cell office:value-type="string" table:style-name="ce5">
            <text:p>iOS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Entretenimiento</text:p>
          </table:table-cell>
          <table:table-cell office:value-type="string" table:style-name="ce5">
            <text:p>Creatur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09" table:style-name="ce3">
            <text:p>1109</text:p>
          </table:table-cell>
          <table:table-cell office:value-type="string" table:style-name="ce3">
            <text:p>Aplicaciones</text:p>
          </table:table-cell>
          <table:table-cell office:value-type="float" office:value="6" table:style-name="ce3">
            <text:p>6</text:p>
          </table:table-cell>
          <table:table-cell office:value-type="string" table:style-name="ce5">
            <text:p>Pokemon Jukebox</text:p>
          </table:table-cell>
          <table:table-cell office:value-type="string" table:style-name="ce5">
            <text:p>.png</text:p>
          </table:table-cell>
          <table:table-cell office:value-type="string" table:style-name="ce5">
            <text:p>Android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Musical</text:p>
          </table:table-cell>
          <table:table-cell office:value-type="string" table:style-name="ce5">
            <text:p>The Pokemon Company</text:p>
          </table:table-cell>
          <table:table-cell office:value-type="string" table:style-name="ce5">
            <text:p>The Pokemon Company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10" table:style-name="ce3">
            <text:p>1110</text:p>
          </table:table-cell>
          <table:table-cell office:value-type="string" table:style-name="ce3">
            <text:p>Aplicaciones</text:p>
          </table:table-cell>
          <table:table-cell office:value-type="float" office:value="6" table:style-name="ce3">
            <text:p>6</text:p>
          </table:table-cell>
          <table:table-cell office:value-type="string" table:style-name="ce5">
            <text:p>Odoru Pokemon Ongakutai</text:p>
          </table:table-cell>
          <table:table-cell office:value-type="string" table:style-name="ce5">
            <text:p>.png</text:p>
          </table:table-cell>
          <table:table-cell office:value-type="string" table:style-name="ce5">
            <text:p>Android</text:p>
          </table:table-cell>
          <table:table-cell office:value-type="string" table:style-name="ce5">
            <text:p>iOS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Musical</text:p>
          </table:table-cell>
          <table:table-cell office:value-type="string" table:style-name="ce5">
            <text:p>Game Freak</text:p>
          </table:table-cell>
          <table:table-cell office:value-type="string" table:style-name="ce5">
            <text:p>The Pokemon Company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11" table:style-name="ce3">
            <text:p>1111</text:p>
          </table:table-cell>
          <table:table-cell office:value-type="string" table:style-name="ce3">
            <text:p>Aplicaciones</text:p>
          </table:table-cell>
          <table:table-cell office:value-type="float" office:value="6" table:style-name="ce3">
            <text:p>6</text:p>
          </table:table-cell>
          <table:table-cell office:value-type="string" table:style-name="ce5">
            <text:p>Fotomaton Pokemon</text:p>
          </table:table-cell>
          <table:table-cell office:value-type="string" table:style-name="ce5">
            <text:p>.png</text:p>
          </table:table-cell>
          <table:table-cell office:value-type="string" table:style-name="ce5">
            <text:p>Android</text:p>
          </table:table-cell>
          <table:table-cell office:value-type="string" table:style-name="ce5">
            <text:p>iOS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App</text:p>
          </table:table-cell>
          <table:table-cell office:value-type="string" table:style-name="ce5">
            <text:p>The Pokemon Company</text:p>
          </table:table-cell>
          <table:table-cell office:value-type="string" table:style-name="ce5">
            <text:p>The Pokemon Company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12" table:style-name="ce3">
            <text:p>1112</text:p>
          </table:table-cell>
          <table:table-cell office:value-type="string" table:style-name="ce3">
            <text:p>Aplicaciones</text:p>
          </table:table-cell>
          <table:table-cell office:value-type="float" office:value="6" table:style-name="ce3">
            <text:p>6</text:p>
          </table:table-cell>
          <table:table-cell office:value-type="string" table:style-name="ce5">
            <text:p>Pokemon Duel</text:p>
          </table:table-cell>
          <table:table-cell office:value-type="string" table:style-name="ce5">
            <text:p>.png</text:p>
          </table:table-cell>
          <table:table-cell office:value-type="string" table:style-name="ce5">
            <text:p>Android</text:p>
          </table:table-cell>
          <table:table-cell office:value-type="string" table:style-name="ce5">
            <text:p>iOS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Juego De Mesa</text:p>
          </table:table-cell>
          <table:table-cell office:value-type="string" table:style-name="ce5">
            <text:p>HEROZ Japan</text:p>
          </table:table-cell>
          <table:table-cell office:value-type="string" table:style-name="ce5">
            <text:p>The Pokemon Company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13" table:style-name="ce3">
            <text:p>1113</text:p>
          </table:table-cell>
          <table:table-cell office:value-type="string" table:style-name="ce3">
            <text:p>Otros</text:p>
          </table:table-cell>
          <table:table-cell office:value-type="float" office:value="6" table:style-name="ce3">
            <text:p>6</text:p>
          </table:table-cell>
          <table:table-cell office:value-type="string" table:style-name="ce5">
            <text:p>Pokemon Art Academy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Simulacion De Arte</text:p>
          </table:table-cell>
          <table:table-cell office:value-type="string" table:style-name="ce5">
            <text:p>The Pokemon Company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14" table:style-name="ce3">
            <text:p>1114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Kukui</text:p>
          </table:table-cell>
          <table:table-cell table:number-columns-repeated="16369"/>
        </table:table-row>
        <table:table-row table:style-name="ro1">
          <table:table-cell office:value-type="float" office:value="1115" table:style-name="ce3">
            <text:p>1115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Tilo</text:p>
          </table:table-cell>
          <table:table-cell table:number-columns-repeated="16369"/>
        </table:table-row>
        <table:table-row table:style-name="ro1">
          <table:table-cell office:value-type="float" office:value="1116" table:style-name="ce3">
            <text:p>1116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Gladio</text:p>
          </table:table-cell>
          <table:table-cell table:number-columns-repeated="16369"/>
        </table:table-row>
        <table:table-row table:style-name="ro1">
          <table:table-cell office:value-type="float" office:value="1117" table:style-name="ce3">
            <text:p>1117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Liam</text:p>
          </table:table-cell>
          <table:table-cell table:number-columns-repeated="16369"/>
        </table:table-row>
        <table:table-row table:style-name="ro1">
          <table:table-cell office:value-type="float" office:value="1118" table:style-name="ce3">
            <text:p>1118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Nereida</text:p>
          </table:table-cell>
          <table:table-cell table:number-columns-repeated="16369"/>
        </table:table-row>
        <table:table-row table:style-name="ro1">
          <table:table-cell office:value-type="float" office:value="1119" table:style-name="ce3">
            <text:p>1119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Kiawe</text:p>
          </table:table-cell>
          <table:table-cell table:number-columns-repeated="16369"/>
        </table:table-row>
        <table:table-row table:style-name="ro1">
          <table:table-cell office:value-type="float" office:value="1120" table:style-name="ce3">
            <text:p>1120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Lulu</text:p>
          </table:table-cell>
          <table:table-cell table:number-columns-repeated="16369"/>
        </table:table-row>
        <table:table-row table:style-name="ro1">
          <table:table-cell office:value-type="float" office:value="1121" table:style-name="ce3">
            <text:p>1121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Chris</text:p>
          </table:table-cell>
          <table:table-cell table:number-columns-repeated="16369"/>
        </table:table-row>
        <table:table-row table:style-name="ro1">
          <table:table-cell office:value-type="float" office:value="1122" table:style-name="ce3">
            <text:p>1122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Zarala</text:p>
          </table:table-cell>
          <table:table-cell table:number-columns-repeated="16369"/>
        </table:table-row>
        <table:table-row table:style-name="ro1">
          <table:table-cell office:value-type="float" office:value="1123" table:style-name="ce3">
            <text:p>1123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Rika</text:p>
          </table:table-cell>
          <table:table-cell table:number-columns-repeated="16369"/>
        </table:table-row>
        <table:table-row table:style-name="ro1">
          <table:table-cell office:value-type="float" office:value="1124" table:style-name="ce3">
            <text:p>1124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Kaudan</text:p>
          </table:table-cell>
          <table:table-cell table:number-columns-repeated="16369"/>
        </table:table-row>
        <table:table-row table:style-name="ro1">
          <table:table-cell office:value-type="float" office:value="1125" table:style-name="ce3">
            <text:p>1125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Mayla</text:p>
          </table:table-cell>
          <table:table-cell table:number-columns-repeated="16369"/>
        </table:table-row>
        <table:table-row table:style-name="ro1">
          <table:table-cell office:value-type="float" office:value="1126" table:style-name="ce3">
            <text:p>1126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Zarala</text:p>
          </table:table-cell>
          <table:table-cell table:number-columns-repeated="16369"/>
        </table:table-row>
        <table:table-row table:style-name="ro1">
          <table:table-cell office:value-type="float" office:value="1127" table:style-name="ce3">
            <text:p>1127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Kahili</text:p>
          </table:table-cell>
          <table:table-cell table:number-columns-repeated="16369"/>
        </table:table-row>
        <table:table-row table:style-name="ro1">
          <table:table-cell office:value-type="float" office:value="1128" table:style-name="ce3">
            <text:p>1128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Kukui</text:p>
          </table:table-cell>
          <table:table-cell table:number-columns-repeated="16369"/>
        </table:table-row>
        <table:table-row table:style-name="ro1">
          <table:table-cell office:value-type="float" office:value="1129" table:style-name="ce3">
            <text:p>1129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Tilo</text:p>
          </table:table-cell>
          <table:table-cell table:number-columns-repeated="16369"/>
        </table:table-row>
        <table:table-row table:style-name="ro1">
          <table:table-cell office:value-type="float" office:value="1130" table:style-name="ce3">
            <text:p>1130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Gladio</text:p>
          </table:table-cell>
          <table:table-cell table:number-columns-repeated="16369"/>
        </table:table-row>
        <table:table-row table:style-name="ro1">
          <table:table-cell office:value-type="float" office:value="1131" table:style-name="ce3">
            <text:p>1131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Liam</text:p>
          </table:table-cell>
          <table:table-cell table:number-columns-repeated="16369"/>
        </table:table-row>
        <table:table-row table:style-name="ro1">
          <table:table-cell office:value-type="float" office:value="1132" table:style-name="ce3">
            <text:p>1132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Nereida</text:p>
          </table:table-cell>
          <table:table-cell table:number-columns-repeated="16369"/>
        </table:table-row>
        <table:table-row table:style-name="ro1">
          <table:table-cell office:value-type="float" office:value="1133" table:style-name="ce3">
            <text:p>1133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Kiawe</text:p>
          </table:table-cell>
          <table:table-cell table:number-columns-repeated="16369"/>
        </table:table-row>
        <table:table-row table:style-name="ro1">
          <table:table-cell office:value-type="float" office:value="1134" table:style-name="ce3">
            <text:p>1134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Lulu</text:p>
          </table:table-cell>
          <table:table-cell table:number-columns-repeated="16369"/>
        </table:table-row>
        <table:table-row table:style-name="ro1">
          <table:table-cell office:value-type="float" office:value="1135" table:style-name="ce3">
            <text:p>1135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Chris</text:p>
          </table:table-cell>
          <table:table-cell table:number-columns-repeated="16369"/>
        </table:table-row>
        <table:table-row table:style-name="ro1">
          <table:table-cell office:value-type="float" office:value="1136" table:style-name="ce3">
            <text:p>1136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Zarala</text:p>
          </table:table-cell>
          <table:table-cell table:number-columns-repeated="16369"/>
        </table:table-row>
        <table:table-row table:style-name="ro1">
          <table:table-cell office:value-type="float" office:value="1137" table:style-name="ce3">
            <text:p>1137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Rika</text:p>
          </table:table-cell>
          <table:table-cell table:number-columns-repeated="16369"/>
        </table:table-row>
        <table:table-row table:style-name="ro1">
          <table:table-cell office:value-type="float" office:value="1138" table:style-name="ce3">
            <text:p>1138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Kaudan</text:p>
          </table:table-cell>
          <table:table-cell table:number-columns-repeated="16369"/>
        </table:table-row>
        <table:table-row table:style-name="ro1">
          <table:table-cell office:value-type="float" office:value="1139" table:style-name="ce3">
            <text:p>1139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Mayla</text:p>
          </table:table-cell>
          <table:table-cell table:number-columns-repeated="16369"/>
        </table:table-row>
        <table:table-row table:style-name="ro1">
          <table:table-cell office:value-type="float" office:value="1140" table:style-name="ce3">
            <text:p>1140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Zarala</text:p>
          </table:table-cell>
          <table:table-cell table:number-columns-repeated="16369"/>
        </table:table-row>
        <table:table-row table:style-name="ro1">
          <table:table-cell office:value-type="float" office:value="1141" table:style-name="ce3">
            <text:p>1141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Kahili</text:p>
          </table:table-cell>
          <table:table-cell table:number-columns-repeated="16369"/>
        </table:table-row>
        <table:table-row table:style-name="ro1">
          <table:table-cell office:value-type="float" office:value="1142" table:style-name="ce3">
            <text:p>1142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Kukui</text:p>
          </table:table-cell>
          <table:table-cell table:number-columns-repeated="16369"/>
        </table:table-row>
        <table:table-row table:style-name="ro1">
          <table:table-cell office:value-type="float" office:value="1143" table:style-name="ce3">
            <text:p>1143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Tilo</text:p>
          </table:table-cell>
          <table:table-cell table:number-columns-repeated="16369"/>
        </table:table-row>
        <table:table-row table:style-name="ro1">
          <table:table-cell office:value-type="float" office:value="1144" table:style-name="ce3">
            <text:p>1144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Gladio</text:p>
          </table:table-cell>
          <table:table-cell table:number-columns-repeated="16369"/>
        </table:table-row>
        <table:table-row table:style-name="ro1">
          <table:table-cell office:value-type="float" office:value="1145" table:style-name="ce3">
            <text:p>1145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Liam</text:p>
          </table:table-cell>
          <table:table-cell table:number-columns-repeated="16369"/>
        </table:table-row>
        <table:table-row table:style-name="ro1">
          <table:table-cell office:value-type="float" office:value="1146" table:style-name="ce3">
            <text:p>1146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Nereida</text:p>
          </table:table-cell>
          <table:table-cell table:number-columns-repeated="16369"/>
        </table:table-row>
        <table:table-row table:style-name="ro1">
          <table:table-cell office:value-type="float" office:value="1147" table:style-name="ce3">
            <text:p>1147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Kiawe</text:p>
          </table:table-cell>
          <table:table-cell table:number-columns-repeated="16369"/>
        </table:table-row>
        <table:table-row table:style-name="ro1">
          <table:table-cell office:value-type="float" office:value="1148" table:style-name="ce3">
            <text:p>1148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Lulu</text:p>
          </table:table-cell>
          <table:table-cell table:number-columns-repeated="16369"/>
        </table:table-row>
        <table:table-row table:style-name="ro1">
          <table:table-cell office:value-type="float" office:value="1149" table:style-name="ce3">
            <text:p>1149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Chris</text:p>
          </table:table-cell>
          <table:table-cell table:number-columns-repeated="16369"/>
        </table:table-row>
        <table:table-row table:style-name="ro1">
          <table:table-cell office:value-type="float" office:value="1150" table:style-name="ce3">
            <text:p>1150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Zarala</text:p>
          </table:table-cell>
          <table:table-cell table:number-columns-repeated="16369"/>
        </table:table-row>
        <table:table-row table:style-name="ro1">
          <table:table-cell office:value-type="float" office:value="1151" table:style-name="ce3">
            <text:p>1151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Rika</text:p>
          </table:table-cell>
          <table:table-cell table:number-columns-repeated="16369"/>
        </table:table-row>
        <table:table-row table:style-name="ro1">
          <table:table-cell office:value-type="float" office:value="1152" table:style-name="ce3">
            <text:p>1152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Lario</text:p>
          </table:table-cell>
          <table:table-cell table:number-columns-repeated="16369"/>
        </table:table-row>
        <table:table-row table:style-name="ro1">
          <table:table-cell office:value-type="float" office:value="1153" table:style-name="ce3">
            <text:p>1153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Mayla</text:p>
          </table:table-cell>
          <table:table-cell table:number-columns-repeated="16369"/>
        </table:table-row>
        <table:table-row table:style-name="ro1">
          <table:table-cell office:value-type="float" office:value="1154" table:style-name="ce3">
            <text:p>1154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Zarala</text:p>
          </table:table-cell>
          <table:table-cell table:number-columns-repeated="16369"/>
        </table:table-row>
        <table:table-row table:style-name="ro1">
          <table:table-cell office:value-type="float" office:value="1155" table:style-name="ce3">
            <text:p>1155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sol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Kahili</text:p>
          </table:table-cell>
          <table:table-cell table:number-columns-repeated="16369"/>
        </table:table-row>
        <table:table-row table:style-name="ro1">
          <table:table-cell office:value-type="float" office:value="1156" table:style-name="ce3">
            <text:p>1156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Kukui</text:p>
          </table:table-cell>
          <table:table-cell table:number-columns-repeated="16369"/>
        </table:table-row>
        <table:table-row table:style-name="ro1">
          <table:table-cell office:value-type="float" office:value="1157" table:style-name="ce3">
            <text:p>1157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Tilo</text:p>
          </table:table-cell>
          <table:table-cell table:number-columns-repeated="16369"/>
        </table:table-row>
        <table:table-row table:style-name="ro1">
          <table:table-cell office:value-type="float" office:value="1158" table:style-name="ce3">
            <text:p>1158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Gladio</text:p>
          </table:table-cell>
          <table:table-cell table:number-columns-repeated="16369"/>
        </table:table-row>
        <table:table-row table:style-name="ro1">
          <table:table-cell office:value-type="float" office:value="1159" table:style-name="ce3">
            <text:p>1159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Liam</text:p>
          </table:table-cell>
          <table:table-cell table:number-columns-repeated="16369"/>
        </table:table-row>
        <table:table-row table:style-name="ro1">
          <table:table-cell office:value-type="float" office:value="1160" table:style-name="ce3">
            <text:p>1160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Nereida</text:p>
          </table:table-cell>
          <table:table-cell table:number-columns-repeated="16369"/>
        </table:table-row>
        <table:table-row table:style-name="ro1">
          <table:table-cell office:value-type="float" office:value="1161" table:style-name="ce3">
            <text:p>1161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Kiawe</text:p>
          </table:table-cell>
          <table:table-cell table:number-columns-repeated="16369"/>
        </table:table-row>
        <table:table-row table:style-name="ro1">
          <table:table-cell office:value-type="float" office:value="1162" table:style-name="ce3">
            <text:p>1162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Lulu</text:p>
          </table:table-cell>
          <table:table-cell table:number-columns-repeated="16369"/>
        </table:table-row>
        <table:table-row table:style-name="ro1">
          <table:table-cell office:value-type="float" office:value="1163" table:style-name="ce3">
            <text:p>1163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Chris</text:p>
          </table:table-cell>
          <table:table-cell table:number-columns-repeated="16369"/>
        </table:table-row>
        <table:table-row table:style-name="ro1">
          <table:table-cell office:value-type="float" office:value="1164" table:style-name="ce3">
            <text:p>1164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Zarala</text:p>
          </table:table-cell>
          <table:table-cell table:number-columns-repeated="16369"/>
        </table:table-row>
        <table:table-row table:style-name="ro1">
          <table:table-cell office:value-type="float" office:value="1165" table:style-name="ce3">
            <text:p>1165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pitan</text:p>
          </table:table-cell>
          <table:table-cell office:value-type="string" table:style-name="ce3">
            <text:p>Rika</text:p>
          </table:table-cell>
          <table:table-cell table:number-columns-repeated="16369"/>
        </table:table-row>
        <table:table-row table:style-name="ro1">
          <table:table-cell office:value-type="float" office:value="1166" table:style-name="ce3">
            <text:p>1166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Lario</text:p>
          </table:table-cell>
          <table:table-cell table:number-columns-repeated="16369"/>
        </table:table-row>
        <table:table-row table:style-name="ro1">
          <table:table-cell office:value-type="float" office:value="1167" table:style-name="ce3">
            <text:p>1167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Mayla</text:p>
          </table:table-cell>
          <table:table-cell table:number-columns-repeated="16369"/>
        </table:table-row>
        <table:table-row table:style-name="ro1">
          <table:table-cell office:value-type="float" office:value="1168" table:style-name="ce3">
            <text:p>1168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Zarala</text:p>
          </table:table-cell>
          <table:table-cell table:number-columns-repeated="16369"/>
        </table:table-row>
        <table:table-row table:style-name="ro1">
          <table:table-cell office:value-type="float" office:value="1169" table:style-name="ce3">
            <text:p>1169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Ultralun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Kahili</text:p>
          </table:table-cell>
          <table:table-cell table:number-columns-repeated="16369"/>
        </table:table-row>
        <table:table-row table:style-name="ro1">
          <table:table-cell office:value-type="float" office:value="1170" table:style-name="ce3">
            <text:p>1170</text:p>
          </table:table-cell>
          <table:table-cell office:value-type="string" table:style-name="ce3">
            <text:p>Aplicacion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Magikarp Jump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Mascota Virtual</text:p>
          </table:table-cell>
          <table:table-cell office:value-type="string" table:style-name="ce3">
            <text:p>SELECT BUTTON inc.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Magikarp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Don Karpio</text:p>
          </table:table-cell>
          <table:table-cell table:number-columns-repeated="16369"/>
        </table:table-row>
        <table:table-row table:style-name="ro1">
          <table:table-cell office:value-type="float" office:value="1171" table:style-name="ce3">
            <text:p>1171</text:p>
          </table:table-cell>
          <table:table-cell office:value-type="string" table:style-name="ce3">
            <text:p>Combat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ken Tournament D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champ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72" table:style-name="ce3">
            <text:p>1172</text:p>
          </table:table-cell>
          <table:table-cell office:value-type="string" table:style-name="ce3">
            <text:p>Combat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ken Tournament D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Lucario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73" table:style-name="ce3">
            <text:p>1173</text:p>
          </table:table-cell>
          <table:table-cell office:value-type="string" table:style-name="ce3">
            <text:p>Combat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ken Tournament D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kachu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74" table:style-name="ce3">
            <text:p>1174</text:p>
          </table:table-cell>
          <table:table-cell office:value-type="string" table:style-name="ce3">
            <text:p>Combat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ken Tournament D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uicune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75" table:style-name="ce3">
            <text:p>1175</text:p>
          </table:table-cell>
          <table:table-cell office:value-type="string" table:style-name="ce3">
            <text:p>Combat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ken Tournament D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ardevoir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76" table:style-name="ce3">
            <text:p>1176</text:p>
          </table:table-cell>
          <table:table-cell office:value-type="string" table:style-name="ce3">
            <text:p>Combat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ken Tournament D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gar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77" table:style-name="ce3">
            <text:p>1177</text:p>
          </table:table-cell>
          <table:table-cell office:value-type="string" table:style-name="ce3">
            <text:p>Combat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ken Tournament D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Weavile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78" table:style-name="ce3">
            <text:p>1178</text:p>
          </table:table-cell>
          <table:table-cell office:value-type="string" table:style-name="ce3">
            <text:p>Combat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ken Tournament D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arizard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79" table:style-name="ce3">
            <text:p>1179</text:p>
          </table:table-cell>
          <table:table-cell office:value-type="string" table:style-name="ce3">
            <text:p>Combat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ken Tournament D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lazike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80" table:style-name="ce3">
            <text:p>1180</text:p>
          </table:table-cell>
          <table:table-cell office:value-type="string" table:style-name="ce3">
            <text:p>Combat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ken Tournament D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ceptile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81" table:style-name="ce3">
            <text:p>1181</text:p>
          </table:table-cell>
          <table:table-cell office:value-type="string" table:style-name="ce3">
            <text:p>Combat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ken Tournament D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archomp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82" table:style-name="ce3">
            <text:p>1182</text:p>
          </table:table-cell>
          <table:table-cell office:value-type="string" table:style-name="ce3">
            <text:p>Combat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ken Tournament D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raixe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83" table:style-name="ce3">
            <text:p>1183</text:p>
          </table:table-cell>
          <table:table-cell office:value-type="string" table:style-name="ce3">
            <text:p>Combat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ken Tournament D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ewtwo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84" table:style-name="ce3">
            <text:p>1184</text:p>
          </table:table-cell>
          <table:table-cell office:value-type="string" table:style-name="ce3">
            <text:p>Combat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ken Tournament D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andelure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85" table:style-name="ce3">
            <text:p>1185</text:p>
          </table:table-cell>
          <table:table-cell office:value-type="string" table:style-name="ce3">
            <text:p>Combat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ken Tournament D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arkrai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86" table:style-name="ce3">
            <text:p>1186</text:p>
          </table:table-cell>
          <table:table-cell office:value-type="string" table:style-name="ce3">
            <text:p>Combat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ken Tournament D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cizor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87" table:style-name="ce3">
            <text:p>1187</text:p>
          </table:table-cell>
          <table:table-cell office:value-type="string" table:style-name="ce3">
            <text:p>Combat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ken Tournament D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roagunk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88" table:style-name="ce3">
            <text:p>1188</text:p>
          </table:table-cell>
          <table:table-cell office:value-type="string" table:style-name="ce3">
            <text:p>Combat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ken Tournament D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mpole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89" table:style-name="ce3">
            <text:p>1189</text:p>
          </table:table-cell>
          <table:table-cell office:value-type="string" table:style-name="ce3">
            <text:p>Combat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ken Tournament D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Decidueye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90" table:style-name="ce3">
            <text:p>1190</text:p>
          </table:table-cell>
          <table:table-cell office:value-type="string" table:style-name="ce3">
            <text:p>Combat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ken Tournament D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Aegislash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91" table:style-name="ce3">
            <text:p>1191</text:p>
          </table:table-cell>
          <table:table-cell office:value-type="string" table:style-name="ce3">
            <text:p>Combat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ken Tournament D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5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Lucha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lastoise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92" table:style-name="ce3">
            <text:p>1192</text:p>
          </table:table-cell>
          <table:table-cell office:value-type="string" table:style-name="ce3">
            <text:p>Aplicacion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sa De Juegos Pokemon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Entretenimiento</text:p>
          </table:table-cell>
          <table:table-cell office:value-type="string" table:style-name="ce3">
            <text:p>Creatur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93" table:style-name="ce3">
            <text:p>1193</text:p>
          </table:table-cell>
          <table:table-cell office:value-type="string" table:style-name="ce3">
            <text:p>Otro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Detective Pikachu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3DS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Aventuras</text:p>
          </table:table-cell>
          <table:table-cell office:value-type="string" table:style-name="ce3">
            <text:p>Creatures Inc.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kachu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94" table:style-name="ce3">
            <text:p>1194</text:p>
          </table:table-cell>
          <table:table-cell office:value-type="string" table:style-name="ce3">
            <text:p>Aplicacion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Quest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195" table:style-name="ce3">
            <text:p>1195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Pikachu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Oak</text:p>
          </table:table-cell>
          <table:table-cell table:number-columns-repeated="16369"/>
        </table:table-row>
        <table:table-row table:style-name="ro1">
          <table:table-cell office:value-type="float" office:value="1196" table:style-name="ce3">
            <text:p>1196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Pikachu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Azul</text:p>
          </table:table-cell>
          <table:table-cell table:number-columns-repeated="16369"/>
        </table:table-row>
        <table:table-row table:style-name="ro1">
          <table:table-cell office:value-type="float" office:value="1197" table:style-name="ce3">
            <text:p>1197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Pikachu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Trace</text:p>
          </table:table-cell>
          <table:table-cell table:number-columns-repeated="16369"/>
        </table:table-row>
        <table:table-row table:style-name="ro1">
          <table:table-cell office:value-type="float" office:value="1198" table:style-name="ce3">
            <text:p>1198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Pikachu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Trace</text:p>
          </table:table-cell>
          <table:table-cell table:number-columns-repeated="16369"/>
        </table:table-row>
        <table:table-row table:style-name="ro1">
          <table:table-cell office:value-type="float" office:value="1199" table:style-name="ce3">
            <text:p>1199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Pikachu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rock</text:p>
          </table:table-cell>
          <table:table-cell table:number-columns-repeated="16369"/>
        </table:table-row>
        <table:table-row table:style-name="ro1">
          <table:table-cell office:value-type="float" office:value="1200" table:style-name="ce3">
            <text:p>1200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Pikachu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isty</text:p>
          </table:table-cell>
          <table:table-cell table:number-columns-repeated="16369"/>
        </table:table-row>
        <table:table-row table:style-name="ro1">
          <table:table-cell office:value-type="float" office:value="1201" table:style-name="ce3">
            <text:p>1201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Pikachu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Teniente Surge</text:p>
          </table:table-cell>
          <table:table-cell table:number-columns-repeated="16369"/>
        </table:table-row>
        <table:table-row table:style-name="ro1">
          <table:table-cell office:value-type="float" office:value="1202" table:style-name="ce3">
            <text:p>1202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Pikachu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Erika</text:p>
          </table:table-cell>
          <table:table-cell table:number-columns-repeated="16369"/>
        </table:table-row>
        <table:table-row table:style-name="ro1">
          <table:table-cell office:value-type="float" office:value="1203" table:style-name="ce3">
            <text:p>1203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Pikachu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Koga</text:p>
          </table:table-cell>
          <table:table-cell table:number-columns-repeated="16369"/>
        </table:table-row>
        <table:table-row table:style-name="ro1">
          <table:table-cell office:value-type="float" office:value="1204" table:style-name="ce3">
            <text:p>1204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Pikachu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Sabrina</text:p>
          </table:table-cell>
          <table:table-cell table:number-columns-repeated="16369"/>
        </table:table-row>
        <table:table-row table:style-name="ro1">
          <table:table-cell office:value-type="float" office:value="1205" table:style-name="ce3">
            <text:p>1205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Pikachu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laine</text:p>
          </table:table-cell>
          <table:table-cell table:number-columns-repeated="16369"/>
        </table:table-row>
        <table:table-row table:style-name="ro1">
          <table:table-cell office:value-type="float" office:value="1206" table:style-name="ce3">
            <text:p>1206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Pikachu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Giovanni</text:p>
          </table:table-cell>
          <table:table-cell table:number-columns-repeated="16369"/>
        </table:table-row>
        <table:table-row table:style-name="ro1">
          <table:table-cell office:value-type="float" office:value="1207" table:style-name="ce3">
            <text:p>1207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Pikachu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Lorelei</text:p>
          </table:table-cell>
          <table:table-cell table:number-columns-repeated="16369"/>
        </table:table-row>
        <table:table-row table:style-name="ro1">
          <table:table-cell office:value-type="float" office:value="1208" table:style-name="ce3">
            <text:p>1208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Pikachu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Bruno (Alto Mando)</text:p>
          </table:table-cell>
          <table:table-cell table:number-columns-repeated="16369"/>
        </table:table-row>
        <table:table-row table:style-name="ro1">
          <table:table-cell office:value-type="float" office:value="1209" table:style-name="ce3">
            <text:p>1209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Pikachu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Agatha</text:p>
          </table:table-cell>
          <table:table-cell table:number-columns-repeated="16369"/>
        </table:table-row>
        <table:table-row table:style-name="ro1">
          <table:table-cell office:value-type="float" office:value="1210" table:style-name="ce3">
            <text:p>1210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Pikachu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Lance</text:p>
          </table:table-cell>
          <table:table-cell table:number-columns-repeated="16369"/>
        </table:table-row>
        <table:table-row table:style-name="ro1">
          <table:table-cell office:value-type="float" office:value="1211" table:style-name="ce3">
            <text:p>1211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Eevee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Oak</text:p>
          </table:table-cell>
          <table:table-cell table:number-columns-repeated="16369"/>
        </table:table-row>
        <table:table-row table:style-name="ro1">
          <table:table-cell office:value-type="float" office:value="1212" table:style-name="ce3">
            <text:p>1212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Eevee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Azul</text:p>
          </table:table-cell>
          <table:table-cell table:number-columns-repeated="16369"/>
        </table:table-row>
        <table:table-row table:style-name="ro1">
          <table:table-cell office:value-type="float" office:value="1213" table:style-name="ce3">
            <text:p>1213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Eevee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Trace</text:p>
          </table:table-cell>
          <table:table-cell table:number-columns-repeated="16369"/>
        </table:table-row>
        <table:table-row table:style-name="ro1">
          <table:table-cell office:value-type="float" office:value="1214" table:style-name="ce3">
            <text:p>1214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Eevee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Trace</text:p>
          </table:table-cell>
          <table:table-cell table:number-columns-repeated="16369"/>
        </table:table-row>
        <table:table-row table:style-name="ro1">
          <table:table-cell office:value-type="float" office:value="1215" table:style-name="ce3">
            <text:p>1215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Eevee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rock</text:p>
          </table:table-cell>
          <table:table-cell table:number-columns-repeated="16369"/>
        </table:table-row>
        <table:table-row table:style-name="ro1">
          <table:table-cell office:value-type="float" office:value="1216" table:style-name="ce3">
            <text:p>1216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Eevee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isty</text:p>
          </table:table-cell>
          <table:table-cell table:number-columns-repeated="16369"/>
        </table:table-row>
        <table:table-row table:style-name="ro1">
          <table:table-cell office:value-type="float" office:value="1217" table:style-name="ce3">
            <text:p>1217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Eevee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Teniente Surge</text:p>
          </table:table-cell>
          <table:table-cell table:number-columns-repeated="16369"/>
        </table:table-row>
        <table:table-row table:style-name="ro1">
          <table:table-cell office:value-type="float" office:value="1218" table:style-name="ce3">
            <text:p>1218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Eevee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Erika</text:p>
          </table:table-cell>
          <table:table-cell table:number-columns-repeated="16369"/>
        </table:table-row>
        <table:table-row table:style-name="ro1">
          <table:table-cell office:value-type="float" office:value="1219" table:style-name="ce3">
            <text:p>1219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Eevee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Koga</text:p>
          </table:table-cell>
          <table:table-cell table:number-columns-repeated="16369"/>
        </table:table-row>
        <table:table-row table:style-name="ro1">
          <table:table-cell office:value-type="float" office:value="1220" table:style-name="ce3">
            <text:p>1220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Eevee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Sabrina</text:p>
          </table:table-cell>
          <table:table-cell table:number-columns-repeated="16369"/>
        </table:table-row>
        <table:table-row table:style-name="ro1">
          <table:table-cell office:value-type="float" office:value="1221" table:style-name="ce3">
            <text:p>1221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Eevee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laine</text:p>
          </table:table-cell>
          <table:table-cell table:number-columns-repeated="16369"/>
        </table:table-row>
        <table:table-row table:style-name="ro1">
          <table:table-cell office:value-type="float" office:value="1222" table:style-name="ce3">
            <text:p>1222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Eevee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Giovanni</text:p>
          </table:table-cell>
          <table:table-cell table:number-columns-repeated="16369"/>
        </table:table-row>
        <table:table-row table:style-name="ro1">
          <table:table-cell office:value-type="float" office:value="1223" table:style-name="ce3">
            <text:p>1223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Eevee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Lorelei</text:p>
          </table:table-cell>
          <table:table-cell table:number-columns-repeated="16369"/>
        </table:table-row>
        <table:table-row table:style-name="ro1">
          <table:table-cell office:value-type="float" office:value="1224" table:style-name="ce3">
            <text:p>1224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Eevee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Bruno (Alto Mando)</text:p>
          </table:table-cell>
          <table:table-cell table:number-columns-repeated="16369"/>
        </table:table-row>
        <table:table-row table:style-name="ro1">
          <table:table-cell office:value-type="float" office:value="1225" table:style-name="ce3">
            <text:p>1225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Eevee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Agatha</text:p>
          </table:table-cell>
          <table:table-cell table:number-columns-repeated="16369"/>
        </table:table-row>
        <table:table-row table:style-name="ro1">
          <table:table-cell office:value-type="float" office:value="1226" table:style-name="ce3">
            <text:p>1226</text:p>
          </table:table-cell>
          <table:table-cell office:value-type="string" table:style-name="ce3">
            <text:p>Principal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Let´s Go, Eevee!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Lance</text:p>
          </table:table-cell>
          <table:table-cell table:number-columns-repeated="16369"/>
        </table:table-row>
        <table:table-row table:style-name="ro1">
          <table:table-cell office:value-type="float" office:value="1227" table:style-name="ce3">
            <text:p>1227</text:p>
          </table:table-cell>
          <table:table-cell office:value-type="string" table:style-name="ce3">
            <text:p>Aplicacion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G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ventura En Mundo Real</text:p>
          </table:table-cell>
          <table:table-cell office:value-type="string" table:style-name="ce3">
            <text:p>Niantic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28" table:style-name="ce3">
            <text:p>1228</text:p>
          </table:table-cell>
          <table:table-cell office:value-type="string" table:style-name="ce3">
            <text:p>Trading Card Game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CartaDex De JCC De Pokemon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pp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29" table:style-name="ce3">
            <text:p>1229</text:p>
          </table:table-cell>
          <table:table-cell office:value-type="string" table:style-name="ce3">
            <text:p>Rumble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Rumble Rush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ccion</text:p>
          </table:table-cell>
          <table:table-cell office:value-type="string" table:style-name="ce3">
            <text:p>Ambrella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30" table:style-name="ce3">
            <text:p>1230</text:p>
          </table:table-cell>
          <table:table-cell office:value-type="string" table:style-name="ce3">
            <text:p>Aplicacion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Masters E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Gacha</text:p>
          </table:table-cell>
          <table:table-cell office:value-type="string" table:style-name="ce3">
            <text:p>DeNA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31" table:style-name="ce3">
            <text:p>1231</text:p>
          </table:table-cell>
          <table:table-cell office:value-type="string" table:style-name="ce3">
            <text:p>Arcade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okemon Ga-O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rcade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Simulacion De Combates</text:p>
          </table:table-cell>
          <table:table-cell office:value-type="string" table:style-name="ce3">
            <text:p>Takara Tomy A.R.T.S. y Marvelous AQL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32" table:style-name="ce3">
            <text:p>1232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pad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a Magnolia</text:p>
          </table:table-cell>
          <table:table-cell table:number-columns-repeated="16369"/>
        </table:table-row>
        <table:table-row table:style-name="ro1">
          <table:table-cell office:value-type="float" office:value="1233" table:style-name="ce3">
            <text:p>1233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pad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Paul</text:p>
          </table:table-cell>
          <table:table-cell table:number-columns-repeated="16369"/>
        </table:table-row>
        <table:table-row table:style-name="ro1">
          <table:table-cell office:value-type="float" office:value="1234" table:style-name="ce3">
            <text:p>1234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pad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Roxy</text:p>
          </table:table-cell>
          <table:table-cell table:number-columns-repeated="16369"/>
        </table:table-row>
        <table:table-row table:style-name="ro1">
          <table:table-cell office:value-type="float" office:value="1235" table:style-name="ce3">
            <text:p>1235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pad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Berto</text:p>
          </table:table-cell>
          <table:table-cell table:number-columns-repeated="16369"/>
        </table:table-row>
        <table:table-row table:style-name="ro1">
          <table:table-cell office:value-type="float" office:value="1236" table:style-name="ce3">
            <text:p>1236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pad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Sofora</text:p>
          </table:table-cell>
          <table:table-cell table:number-columns-repeated="16369"/>
        </table:table-row>
        <table:table-row table:style-name="ro1">
          <table:table-cell office:value-type="float" office:value="1237" table:style-name="ce3">
            <text:p>1237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pad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Lionel</text:p>
          </table:table-cell>
          <table:table-cell table:number-columns-repeated="16369"/>
        </table:table-row>
        <table:table-row table:style-name="ro1">
          <table:table-cell office:value-type="float" office:value="1238" table:style-name="ce3">
            <text:p>1238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pad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Percy</text:p>
          </table:table-cell>
          <table:table-cell table:number-columns-repeated="16369"/>
        </table:table-row>
        <table:table-row table:style-name="ro1">
          <table:table-cell office:value-type="float" office:value="1239" table:style-name="ce3">
            <text:p>1239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pad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Cathy</text:p>
          </table:table-cell>
          <table:table-cell table:number-columns-repeated="16369"/>
        </table:table-row>
        <table:table-row table:style-name="ro1">
          <table:table-cell office:value-type="float" office:value="1240" table:style-name="ce3">
            <text:p>1240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pad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Naboru</text:p>
          </table:table-cell>
          <table:table-cell table:number-columns-repeated="16369"/>
        </table:table-row>
        <table:table-row table:style-name="ro1">
          <table:table-cell office:value-type="float" office:value="1241" table:style-name="ce3">
            <text:p>1241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pad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Judith</text:p>
          </table:table-cell>
          <table:table-cell table:number-columns-repeated="16369"/>
        </table:table-row>
        <table:table-row table:style-name="ro1">
          <table:table-cell office:value-type="float" office:value="1242" table:style-name="ce3">
            <text:p>1242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pad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Sally</text:p>
          </table:table-cell>
          <table:table-cell table:number-columns-repeated="16369"/>
        </table:table-row>
        <table:table-row table:style-name="ro1">
          <table:table-cell office:value-type="float" office:value="1243" table:style-name="ce3">
            <text:p>1243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pad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orris</text:p>
          </table:table-cell>
          <table:table-cell table:number-columns-repeated="16369"/>
        </table:table-row>
        <table:table-row table:style-name="ro1">
          <table:table-cell office:value-type="float" office:value="1244" table:style-name="ce3">
            <text:p>1244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pad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Nerio</text:p>
          </table:table-cell>
          <table:table-cell table:number-columns-repeated="16369"/>
        </table:table-row>
        <table:table-row table:style-name="ro1">
          <table:table-cell office:value-type="float" office:value="1245" table:style-name="ce3">
            <text:p>1245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pad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Roy</text:p>
          </table:table-cell>
          <table:table-cell table:number-columns-repeated="16369"/>
        </table:table-row>
        <table:table-row table:style-name="ro1">
          <table:table-cell office:value-type="float" office:value="1246" table:style-name="ce3">
            <text:p>1246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pad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Entrenador</text:p>
          </table:table-cell>
          <table:table-cell office:value-type="string" table:style-name="ce3">
            <text:p>Mostaz</text:p>
          </table:table-cell>
          <table:table-cell table:number-columns-repeated="16369"/>
        </table:table-row>
        <table:table-row table:style-name="ro1">
          <table:table-cell office:value-type="float" office:value="1247" table:style-name="ce3">
            <text:p>1247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pad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Entrenador</text:p>
          </table:table-cell>
          <table:table-cell office:value-type="string" table:style-name="ce3">
            <text:p>Peony</text:p>
          </table:table-cell>
          <table:table-cell table:number-columns-repeated="16369"/>
        </table:table-row>
        <table:table-row table:style-name="ro1">
          <table:table-cell office:value-type="float" office:value="1248" table:style-name="ce3">
            <text:p>1248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cud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a Magnolia</text:p>
          </table:table-cell>
          <table:table-cell table:number-columns-repeated="16369"/>
        </table:table-row>
        <table:table-row table:style-name="ro1">
          <table:table-cell office:value-type="float" office:value="1249" table:style-name="ce3">
            <text:p>1249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cud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Paul</text:p>
          </table:table-cell>
          <table:table-cell table:number-columns-repeated="16369"/>
        </table:table-row>
        <table:table-row table:style-name="ro1">
          <table:table-cell office:value-type="float" office:value="1250" table:style-name="ce3">
            <text:p>1250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cud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Roxy</text:p>
          </table:table-cell>
          <table:table-cell table:number-columns-repeated="16369"/>
        </table:table-row>
        <table:table-row table:style-name="ro1">
          <table:table-cell office:value-type="float" office:value="1251" table:style-name="ce3">
            <text:p>1251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cud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Berto</text:p>
          </table:table-cell>
          <table:table-cell table:number-columns-repeated="16369"/>
        </table:table-row>
        <table:table-row table:style-name="ro1">
          <table:table-cell office:value-type="float" office:value="1252" table:style-name="ce3">
            <text:p>1252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cud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Dreo</text:p>
          </table:table-cell>
          <table:table-cell table:number-columns-repeated="16369"/>
        </table:table-row>
        <table:table-row table:style-name="ro1">
          <table:table-cell office:value-type="float" office:value="1253" table:style-name="ce3">
            <text:p>1253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cud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Lionel</text:p>
          </table:table-cell>
          <table:table-cell table:number-columns-repeated="16369"/>
        </table:table-row>
        <table:table-row table:style-name="ro1">
          <table:table-cell office:value-type="float" office:value="1254" table:style-name="ce3">
            <text:p>1254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cud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Percy</text:p>
          </table:table-cell>
          <table:table-cell table:number-columns-repeated="16369"/>
        </table:table-row>
        <table:table-row table:style-name="ro1">
          <table:table-cell office:value-type="float" office:value="1255" table:style-name="ce3">
            <text:p>1255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cud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Cathy</text:p>
          </table:table-cell>
          <table:table-cell table:number-columns-repeated="16369"/>
        </table:table-row>
        <table:table-row table:style-name="ro1">
          <table:table-cell office:value-type="float" office:value="1256" table:style-name="ce3">
            <text:p>1256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cud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Naboru</text:p>
          </table:table-cell>
          <table:table-cell table:number-columns-repeated="16369"/>
        </table:table-row>
        <table:table-row table:style-name="ro1">
          <table:table-cell office:value-type="float" office:value="1257" table:style-name="ce3">
            <text:p>1257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cud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listair</text:p>
          </table:table-cell>
          <table:table-cell table:number-columns-repeated="16369"/>
        </table:table-row>
        <table:table-row table:style-name="ro1">
          <table:table-cell office:value-type="float" office:value="1258" table:style-name="ce3">
            <text:p>1258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cud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Sally</text:p>
          </table:table-cell>
          <table:table-cell table:number-columns-repeated="16369"/>
        </table:table-row>
        <table:table-row table:style-name="ro1">
          <table:table-cell office:value-type="float" office:value="1259" table:style-name="ce3">
            <text:p>1259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cud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el</text:p>
          </table:table-cell>
          <table:table-cell table:number-columns-repeated="16369"/>
        </table:table-row>
        <table:table-row table:style-name="ro1">
          <table:table-cell office:value-type="float" office:value="1260" table:style-name="ce3">
            <text:p>1260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cud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Nerio</text:p>
          </table:table-cell>
          <table:table-cell table:number-columns-repeated="16369"/>
        </table:table-row>
        <table:table-row table:style-name="ro1">
          <table:table-cell office:value-type="float" office:value="1261" table:style-name="ce3">
            <text:p>1261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cud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Roy</text:p>
          </table:table-cell>
          <table:table-cell table:number-columns-repeated="16369"/>
        </table:table-row>
        <table:table-row table:style-name="ro1">
          <table:table-cell office:value-type="float" office:value="1262" table:style-name="ce3">
            <text:p>1262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cud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Entrenador</text:p>
          </table:table-cell>
          <table:table-cell office:value-type="string" table:style-name="ce3">
            <text:p>Mostaz</text:p>
          </table:table-cell>
          <table:table-cell table:number-columns-repeated="16369"/>
        </table:table-row>
        <table:table-row table:style-name="ro1">
          <table:table-cell office:value-type="float" office:value="1263" table:style-name="ce3">
            <text:p>1263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Escudo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Entrenador</text:p>
          </table:table-cell>
          <table:table-cell office:value-type="string" table:style-name="ce3">
            <text:p>Peony</text:p>
          </table:table-cell>
          <table:table-cell table:number-columns-repeated="16369"/>
        </table:table-row>
        <table:table-row table:style-name="ro1">
          <table:table-cell office:value-type="float" office:value="1264" table:style-name="ce3">
            <text:p>1264</text:p>
          </table:table-cell>
          <table:table-cell office:value-type="string" table:style-name="ce3">
            <text:p>Almacenamiento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HOM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Almacenamiento</text:p>
          </table:table-cell>
          <table:table-cell office:value-type="string" table:style-name="ce3">
            <text:p>ILCA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Dialogo</text:p>
          </table:table-cell>
          <table:table-cell office:value-type="string" table:style-name="ce3">
            <text:p>Profesor Oak</text:p>
          </table:table-cell>
          <table:table-cell table:number-columns-repeated="16369"/>
        </table:table-row>
        <table:table-row table:style-name="ro1">
          <table:table-cell office:value-type="float" office:value="1265" table:style-name="ce3">
            <text:p>1265</text:p>
          </table:table-cell>
          <table:table-cell office:value-type="string" table:style-name="ce3">
            <text:p>Mundo Misterioso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Mundo Misterioso Equipo De Rescate DX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Bulbasaur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66" table:style-name="ce3">
            <text:p>1266</text:p>
          </table:table-cell>
          <table:table-cell office:value-type="string" table:style-name="ce3">
            <text:p>Mundo Misterioso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Mundo Misterioso Equipo De Rescate DX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armander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67" table:style-name="ce3">
            <text:p>1267</text:p>
          </table:table-cell>
          <table:table-cell office:value-type="string" table:style-name="ce3">
            <text:p>Mundo Misterioso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Mundo Misterioso Equipo De Rescate DX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quirtle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68" table:style-name="ce3">
            <text:p>1268</text:p>
          </table:table-cell>
          <table:table-cell office:value-type="string" table:style-name="ce3">
            <text:p>Mundo Misterioso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Mundo Misterioso Equipo De Rescate DX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ikachu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69" table:style-name="ce3">
            <text:p>1269</text:p>
          </table:table-cell>
          <table:table-cell office:value-type="string" table:style-name="ce3">
            <text:p>Mundo Misterioso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Mundo Misterioso Equipo De Rescate DX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hikorita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70" table:style-name="ce3">
            <text:p>1270</text:p>
          </table:table-cell>
          <table:table-cell office:value-type="string" table:style-name="ce3">
            <text:p>Mundo Misterioso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Mundo Misterioso Equipo De Rescate DX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yndaqui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71" table:style-name="ce3">
            <text:p>1271</text:p>
          </table:table-cell>
          <table:table-cell office:value-type="string" table:style-name="ce3">
            <text:p>Mundo Misterioso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Mundo Misterioso Equipo De Rescate DX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otodile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72" table:style-name="ce3">
            <text:p>1272</text:p>
          </table:table-cell>
          <table:table-cell office:value-type="string" table:style-name="ce3">
            <text:p>Mundo Misterioso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Mundo Misterioso Equipo De Rescate DX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reecko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73" table:style-name="ce3">
            <text:p>1273</text:p>
          </table:table-cell>
          <table:table-cell office:value-type="string" table:style-name="ce3">
            <text:p>Mundo Misterioso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Mundo Misterioso Equipo De Rescate DX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Torchic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74" table:style-name="ce3">
            <text:p>1274</text:p>
          </table:table-cell>
          <table:table-cell office:value-type="string" table:style-name="ce3">
            <text:p>Mundo Misterioso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Mundo Misterioso Equipo De Rescate DX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udkip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75" table:style-name="ce3">
            <text:p>1275</text:p>
          </table:table-cell>
          <table:table-cell office:value-type="string" table:style-name="ce3">
            <text:p>Mundo Misterioso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Mundo Misterioso Equipo De Rescate DX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eowth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76" table:style-name="ce3">
            <text:p>1276</text:p>
          </table:table-cell>
          <table:table-cell office:value-type="string" table:style-name="ce3">
            <text:p>Mundo Misterioso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Mundo Misterioso Equipo De Rescate DX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Psyduck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77" table:style-name="ce3">
            <text:p>1277</text:p>
          </table:table-cell>
          <table:table-cell office:value-type="string" table:style-name="ce3">
            <text:p>Mundo Misterioso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Mundo Misterioso Equipo De Rescate DX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Machop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78" table:style-name="ce3">
            <text:p>1278</text:p>
          </table:table-cell>
          <table:table-cell office:value-type="string" table:style-name="ce3">
            <text:p>Mundo Misterioso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Mundo Misterioso Equipo De Rescate DX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Cubone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79" table:style-name="ce3">
            <text:p>1279</text:p>
          </table:table-cell>
          <table:table-cell office:value-type="string" table:style-name="ce3">
            <text:p>Mundo Misterioso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Mundo Misterioso Equipo De Rescate DX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Eevee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80" table:style-name="ce3">
            <text:p>1280</text:p>
          </table:table-cell>
          <table:table-cell office:value-type="string" table:style-name="ce3">
            <text:p>Mundo Misterioso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Mundo Misterioso Equipo De Rescate DX</text:p>
          </table:table-cell>
          <table:table-cell office:value-type="string" table:style-name="ce5">
            <text:p>.jp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Spike Chunsoft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Skitty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81" table:style-name="ce3">
            <text:p>1281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Smil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Educativo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82" table:style-name="ce3">
            <text:p>1282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Cafe ReMix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Puzzle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83" table:style-name="ce3">
            <text:p>1283</text:p>
          </table:table-cell>
          <table:table-cell office:value-type="string" table:style-name="ce3">
            <text:p>Minijuego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ew Pokemon Snap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5">
            <text:p>Ninguna</text:p>
          </table:table-cell>
          <table:table-cell office:value-type="string" table:style-name="ce3">
            <text:p>Fotografia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Bandai Namco Games Inc.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84" table:style-name="ce3">
            <text:p>1284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Venusaur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85" table:style-name="ce3">
            <text:p>1285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Pikachu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86" table:style-name="ce3">
            <text:p>1286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Ninetal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87" table:style-name="ce3">
            <text:p>1287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Gardevoir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88" table:style-name="ce3">
            <text:p>1288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Greninja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89" table:style-name="ce3">
            <text:p>1289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Cinderace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90" table:style-name="ce3">
            <text:p>1290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Cramorant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91" table:style-name="ce3">
            <text:p>1291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Sylve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92" table:style-name="ce3">
            <text:p>1292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Decidueye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93" table:style-name="ce3">
            <text:p>1293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Gengar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94" table:style-name="ce3">
            <text:p>1294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Abso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95" table:style-name="ce3">
            <text:p>1295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Talonflame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96" table:style-name="ce3">
            <text:p>1296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Zeraora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97" table:style-name="ce3">
            <text:p>1297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Charizard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98" table:style-name="ce3">
            <text:p>1298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Machamp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299" table:style-name="ce3">
            <text:p>1299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Garchomp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300" table:style-name="ce3">
            <text:p>1300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Lucario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301" table:style-name="ce3">
            <text:p>1301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Blastoise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302" table:style-name="ce3">
            <text:p>1302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Slowbro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303" table:style-name="ce3">
            <text:p>1303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Snorlax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304" table:style-name="ce3">
            <text:p>1304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Crustle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305" table:style-name="ce3">
            <text:p>1305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Mamoswine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306" table:style-name="ce3">
            <text:p>1306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Greedent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307" table:style-name="ce3">
            <text:p>1307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Wigglytuff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308" table:style-name="ce3">
            <text:p>1308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Mr. Mime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309" table:style-name="ce3">
            <text:p>1309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Eldegos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310" table:style-name="ce3">
            <text:p>1310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Blissey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311" table:style-name="ce3">
            <text:p>1311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Tsareena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312" table:style-name="ce3">
            <text:p>1312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Trevenant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313" table:style-name="ce3">
            <text:p>1313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Aegislash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314" table:style-name="ce3">
            <text:p>1314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Hoopa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315" table:style-name="ce3">
            <text:p>1315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Dragonite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316" table:style-name="ce3">
            <text:p>1316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UNI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MOBA</text:p>
          </table:table-cell>
          <table:table-cell office:value-type="string" table:style-name="ce3">
            <text:p>TiMi Studios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Duralud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317" table:style-name="ce3">
            <text:p>1317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Diamante Brill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Serbal</text:p>
          </table:table-cell>
          <table:table-cell table:number-columns-repeated="16369"/>
        </table:table-row>
        <table:table-row table:style-name="ro1">
          <table:table-cell office:value-type="float" office:value="1318" table:style-name="ce3">
            <text:p>1318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Diamante Brill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Israel</text:p>
          </table:table-cell>
          <table:table-cell table:number-columns-repeated="16369"/>
        </table:table-row>
        <table:table-row table:style-name="ro1">
          <table:table-cell office:value-type="float" office:value="1319" table:style-name="ce3">
            <text:p>1319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Diamante Brill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Cintia</text:p>
          </table:table-cell>
          <table:table-cell table:number-columns-repeated="16369"/>
        </table:table-row>
        <table:table-row table:style-name="ro1">
          <table:table-cell office:value-type="float" office:value="1320" table:style-name="ce3">
            <text:p>1320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Diamante Brill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Roco</text:p>
          </table:table-cell>
          <table:table-cell table:number-columns-repeated="16369"/>
        </table:table-row>
        <table:table-row table:style-name="ro1">
          <table:table-cell office:value-type="float" office:value="1321" table:style-name="ce3">
            <text:p>1321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Diamante Brill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Gardenia</text:p>
          </table:table-cell>
          <table:table-cell table:number-columns-repeated="16369"/>
        </table:table-row>
        <table:table-row table:style-name="ro1">
          <table:table-cell office:value-type="float" office:value="1322" table:style-name="ce3">
            <text:p>1322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Diamante Brill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rega</text:p>
          </table:table-cell>
          <table:table-cell table:number-columns-repeated="16369"/>
        </table:table-row>
        <table:table-row table:style-name="ro1">
          <table:table-cell office:value-type="float" office:value="1323" table:style-name="ce3">
            <text:p>1323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Diamante Brill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ananti</text:p>
          </table:table-cell>
          <table:table-cell table:number-columns-repeated="16369"/>
        </table:table-row>
        <table:table-row table:style-name="ro1">
          <table:table-cell office:value-type="float" office:value="1324" table:style-name="ce3">
            <text:p>1324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Diamante Brill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Fantina</text:p>
          </table:table-cell>
          <table:table-cell table:number-columns-repeated="16369"/>
        </table:table-row>
        <table:table-row table:style-name="ro1">
          <table:table-cell office:value-type="float" office:value="1325" table:style-name="ce3">
            <text:p>1325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Diamante Brill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ceron</text:p>
          </table:table-cell>
          <table:table-cell table:number-columns-repeated="16369"/>
        </table:table-row>
        <table:table-row table:style-name="ro1">
          <table:table-cell office:value-type="float" office:value="1326" table:style-name="ce3">
            <text:p>1326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Diamante Brill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Inverna</text:p>
          </table:table-cell>
          <table:table-cell table:number-columns-repeated="16369"/>
        </table:table-row>
        <table:table-row table:style-name="ro1">
          <table:table-cell office:value-type="float" office:value="1327" table:style-name="ce3">
            <text:p>1327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Diamante Brill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Lectro</text:p>
          </table:table-cell>
          <table:table-cell table:number-columns-repeated="16369"/>
        </table:table-row>
        <table:table-row table:style-name="ro1">
          <table:table-cell office:value-type="float" office:value="1328" table:style-name="ce3">
            <text:p>1328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Diamante Brill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Alecran</text:p>
          </table:table-cell>
          <table:table-cell table:number-columns-repeated="16369"/>
        </table:table-row>
        <table:table-row table:style-name="ro1">
          <table:table-cell office:value-type="float" office:value="1329" table:style-name="ce3">
            <text:p>1329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Diamante Brill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Gaia</text:p>
          </table:table-cell>
          <table:table-cell table:number-columns-repeated="16369"/>
        </table:table-row>
        <table:table-row table:style-name="ro1">
          <table:table-cell office:value-type="float" office:value="1330" table:style-name="ce3">
            <text:p>1330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Diamante Brill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Fausto</text:p>
          </table:table-cell>
          <table:table-cell table:number-columns-repeated="16369"/>
        </table:table-row>
        <table:table-row table:style-name="ro1">
          <table:table-cell office:value-type="float" office:value="1331" table:style-name="ce3">
            <text:p>1331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Diamante Brilla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Delos</text:p>
          </table:table-cell>
          <table:table-cell table:number-columns-repeated="16369"/>
        </table:table-row>
        <table:table-row table:style-name="ro1">
          <table:table-cell office:value-type="float" office:value="1332" table:style-name="ce3">
            <text:p>1332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Perla Relucie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Serbal</text:p>
          </table:table-cell>
          <table:table-cell table:number-columns-repeated="16369"/>
        </table:table-row>
        <table:table-row table:style-name="ro1">
          <table:table-cell office:value-type="float" office:value="1333" table:style-name="ce3">
            <text:p>1333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Perla Relucie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Israel</text:p>
          </table:table-cell>
          <table:table-cell table:number-columns-repeated="16369"/>
        </table:table-row>
        <table:table-row table:style-name="ro1">
          <table:table-cell office:value-type="float" office:value="1334" table:style-name="ce3">
            <text:p>1334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Perla Relucie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Cintia</text:p>
          </table:table-cell>
          <table:table-cell table:number-columns-repeated="16369"/>
        </table:table-row>
        <table:table-row table:style-name="ro1">
          <table:table-cell office:value-type="float" office:value="1335" table:style-name="ce3">
            <text:p>1335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Perla Relucie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Roco</text:p>
          </table:table-cell>
          <table:table-cell table:number-columns-repeated="16369"/>
        </table:table-row>
        <table:table-row table:style-name="ro1">
          <table:table-cell office:value-type="float" office:value="1336" table:style-name="ce3">
            <text:p>1336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Perla Relucie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Gardenia</text:p>
          </table:table-cell>
          <table:table-cell table:number-columns-repeated="16369"/>
        </table:table-row>
        <table:table-row table:style-name="ro1">
          <table:table-cell office:value-type="float" office:value="1337" table:style-name="ce3">
            <text:p>1337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Perla Relucie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rega</text:p>
          </table:table-cell>
          <table:table-cell table:number-columns-repeated="16369"/>
        </table:table-row>
        <table:table-row table:style-name="ro1">
          <table:table-cell office:value-type="float" office:value="1338" table:style-name="ce3">
            <text:p>1338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Perla Relucie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Mananti</text:p>
          </table:table-cell>
          <table:table-cell table:number-columns-repeated="16369"/>
        </table:table-row>
        <table:table-row table:style-name="ro1">
          <table:table-cell office:value-type="float" office:value="1339" table:style-name="ce3">
            <text:p>1339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Perla Relucie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Fantina</text:p>
          </table:table-cell>
          <table:table-cell table:number-columns-repeated="16369"/>
        </table:table-row>
        <table:table-row table:style-name="ro1">
          <table:table-cell office:value-type="float" office:value="1340" table:style-name="ce3">
            <text:p>1340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Perla Relucie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ceron</text:p>
          </table:table-cell>
          <table:table-cell table:number-columns-repeated="16369"/>
        </table:table-row>
        <table:table-row table:style-name="ro1">
          <table:table-cell office:value-type="float" office:value="1341" table:style-name="ce3">
            <text:p>1341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Perla Relucie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Inverna</text:p>
          </table:table-cell>
          <table:table-cell table:number-columns-repeated="16369"/>
        </table:table-row>
        <table:table-row table:style-name="ro1">
          <table:table-cell office:value-type="float" office:value="1342" table:style-name="ce3">
            <text:p>1342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Perla Relucie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Lectro</text:p>
          </table:table-cell>
          <table:table-cell table:number-columns-repeated="16369"/>
        </table:table-row>
        <table:table-row table:style-name="ro1">
          <table:table-cell office:value-type="float" office:value="1343" table:style-name="ce3">
            <text:p>1343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Perla Relucie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Alecran</text:p>
          </table:table-cell>
          <table:table-cell table:number-columns-repeated="16369"/>
        </table:table-row>
        <table:table-row table:style-name="ro1">
          <table:table-cell office:value-type="float" office:value="1344" table:style-name="ce3">
            <text:p>1344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Perla Relucie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Gaia</text:p>
          </table:table-cell>
          <table:table-cell table:number-columns-repeated="16369"/>
        </table:table-row>
        <table:table-row table:style-name="ro1">
          <table:table-cell office:value-type="float" office:value="1345" table:style-name="ce3">
            <text:p>1345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Perla Relucie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Fausto</text:p>
          </table:table-cell>
          <table:table-cell table:number-columns-repeated="16369"/>
        </table:table-row>
        <table:table-row table:style-name="ro1">
          <table:table-cell office:value-type="float" office:value="1346" table:style-name="ce3">
            <text:p>1346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Perla Relucient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lto Mando</text:p>
          </table:table-cell>
          <table:table-cell office:value-type="string" table:style-name="ce3">
            <text:p>Delos</text:p>
          </table:table-cell>
          <table:table-cell table:number-columns-repeated="16369"/>
        </table:table-row>
        <table:table-row table:style-name="ro1">
          <table:table-cell office:value-type="float" office:value="1347" table:style-name="ce3">
            <text:p>1347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eyendas Pokemon Arceu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Lavender</text:p>
          </table:table-cell>
          <table:table-cell table:number-columns-repeated="16369"/>
        </table:table-row>
        <table:table-row table:style-name="ro1">
          <table:table-cell office:value-type="float" office:value="1348" table:style-name="ce3">
            <text:p>1348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eyendas Pokemon Arceu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Guardian/a</text:p>
          </table:table-cell>
          <table:table-cell office:value-type="string" table:style-name="ce3">
            <text:p>Lina</text:p>
          </table:table-cell>
          <table:table-cell table:number-columns-repeated="16369"/>
        </table:table-row>
        <table:table-row table:style-name="ro1">
          <table:table-cell office:value-type="float" office:value="1349" table:style-name="ce3">
            <text:p>1349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eyendas Pokemon Arceu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Guardian/a</text:p>
          </table:table-cell>
          <table:table-cell office:value-type="string" table:style-name="ce3">
            <text:p>Nambo</text:p>
          </table:table-cell>
          <table:table-cell table:number-columns-repeated="16369"/>
        </table:table-row>
        <table:table-row table:style-name="ro1">
          <table:table-cell office:value-type="float" office:value="1350" table:style-name="ce3">
            <text:p>1350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eyendas Pokemon Arceu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Guardian/a</text:p>
          </table:table-cell>
          <table:table-cell office:value-type="string" table:style-name="ce3">
            <text:p>Genara</text:p>
          </table:table-cell>
          <table:table-cell table:number-columns-repeated="16369"/>
        </table:table-row>
        <table:table-row table:style-name="ro1">
          <table:table-cell office:value-type="float" office:value="1351" table:style-name="ce3">
            <text:p>1351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eyendas Pokemon Arceu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Guardian/a</text:p>
          </table:table-cell>
          <table:table-cell office:value-type="string" table:style-name="ce3">
            <text:p>Sera</text:p>
          </table:table-cell>
          <table:table-cell table:number-columns-repeated="16369"/>
        </table:table-row>
        <table:table-row table:style-name="ro1">
          <table:table-cell office:value-type="float" office:value="1352" table:style-name="ce3">
            <text:p>1352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eyendas Pokemon Arceu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Guardian/a</text:p>
          </table:table-cell>
          <table:table-cell office:value-type="string" table:style-name="ce3">
            <text:p>Erio</text:p>
          </table:table-cell>
          <table:table-cell table:number-columns-repeated="16369"/>
        </table:table-row>
        <table:table-row table:style-name="ro1">
          <table:table-cell office:value-type="float" office:value="1353" table:style-name="ce3">
            <text:p>1353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eyendas Pokemon Arceu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Guardian/a</text:p>
          </table:table-cell>
          <table:table-cell office:value-type="string" table:style-name="ce3">
            <text:p>Nina</text:p>
          </table:table-cell>
          <table:table-cell table:number-columns-repeated="16369"/>
        </table:table-row>
        <table:table-row table:style-name="ro1">
          <table:table-cell office:value-type="float" office:value="1354" table:style-name="ce3">
            <text:p>1354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eyendas Pokemon Arceu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Guardian/a</text:p>
          </table:table-cell>
          <table:table-cell office:value-type="string" table:style-name="ce3">
            <text:p>Fero</text:p>
          </table:table-cell>
          <table:table-cell table:number-columns-repeated="16369"/>
        </table:table-row>
        <table:table-row table:style-name="ro1">
          <table:table-cell office:value-type="float" office:value="1355" table:style-name="ce3">
            <text:p>1355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eyendas Pokemon Arceu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Guardian/a</text:p>
          </table:table-cell>
          <table:table-cell office:value-type="string" table:style-name="ce3">
            <text:p>Kameri</text:p>
          </table:table-cell>
          <table:table-cell table:number-columns-repeated="16369"/>
        </table:table-row>
        <table:table-row table:style-name="ro1">
          <table:table-cell office:value-type="float" office:value="1356" table:style-name="ce3">
            <text:p>1356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eyendas Pokemon Arceu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Guardian/a</text:p>
          </table:table-cell>
          <table:table-cell office:value-type="string" table:style-name="ce3">
            <text:p>Wasabi</text:p>
          </table:table-cell>
          <table:table-cell table:number-columns-repeated="16369"/>
        </table:table-row>
        <table:table-row table:style-name="ro1">
          <table:table-cell office:value-type="float" office:value="1357" table:style-name="ce3">
            <text:p>1357</text:p>
          </table:table-cell>
          <table:table-cell office:value-type="string" table:style-name="ce3">
            <text:p>Principa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Leyendas Pokemon Arceu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Guardian/a</text:p>
          </table:table-cell>
          <table:table-cell office:value-type="string" table:style-name="ce3">
            <text:p>Rauko</text:p>
          </table:table-cell>
          <table:table-cell table:number-columns-repeated="16369"/>
        </table:table-row>
        <table:table-row table:style-name="ro1">
          <table:table-cell office:value-type="float" office:value="1358" table:style-name="ce3">
            <text:p>1358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Sleep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App</text:p>
          </table:table-cell>
          <table:table-cell office:value-type="string" table:style-name="ce3">
            <text:p>SELECT BUTTON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359" table:style-name="ce3">
            <text:p>1359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5">
            <text:p>JCC Pokemon Live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App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360" table:style-name="ce3">
            <text:p>1360</text:p>
          </table:table-cell>
          <table:table-cell office:value-type="string" table:style-name="ce3">
            <text:p>Aplicacione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okemon Pass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ecompensas Por Evento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The Pokemon Company</text:p>
          </table:table-cell>
          <table:table-cell office:value-type="string" table:style-name="ce3">
            <text:p>Generacion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9"/>
        </table:table-row>
        <table:table-row table:style-name="ro1">
          <table:table-cell office:value-type="float" office:value="1361" table:style-name="ce3">
            <text:p>1361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Escarla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a Albora</text:p>
          </table:table-cell>
          <table:table-cell table:number-columns-repeated="16369"/>
        </table:table-row>
        <table:table-row table:style-name="ro1">
          <table:table-cell office:value-type="float" office:value="1362" table:style-name="ce3">
            <text:p>1362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Escarla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Mencia</text:p>
          </table:table-cell>
          <table:table-cell table:number-columns-repeated="16369"/>
        </table:table-row>
        <table:table-row table:style-name="ro2">
          <table:table-cell office:value-type="float" office:value="1363" table:style-name="ce3">
            <text:p>1363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Escarla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raceli</text:p>
          </table:table-cell>
          <table:table-cell table:number-columns-repeated="16369"/>
        </table:table-row>
        <table:table-row table:style-name="ro2">
          <table:table-cell office:value-type="float" office:value="1364" table:style-name="ce3">
            <text:p>1364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Escarla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rais</text:p>
          </table:table-cell>
          <table:table-cell table:number-columns-repeated="16369"/>
        </table:table-row>
        <table:table-row table:style-name="ro2">
          <table:table-cell office:value-type="float" office:value="1365" table:style-name="ce3">
            <text:p>1365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Escarla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Fuco</text:p>
          </table:table-cell>
          <table:table-cell table:number-columns-repeated="16369"/>
        </table:table-row>
        <table:table-row table:style-name="ro2">
          <table:table-cell office:value-type="float" office:value="1366" table:style-name="ce3">
            <text:p>1366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Escarla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e-Nigma</text:p>
          </table:table-cell>
          <table:table-cell table:number-columns-repeated="16369"/>
        </table:table-row>
        <table:table-row table:style-name="ro2">
          <table:table-cell office:value-type="float" office:value="1367" table:style-name="ce3">
            <text:p>1367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Escarla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Laureano</text:p>
          </table:table-cell>
          <table:table-cell table:number-columns-repeated="16369"/>
        </table:table-row>
        <table:table-row table:style-name="ro2">
          <table:table-cell office:value-type="float" office:value="1368" table:style-name="ce3">
            <text:p>1368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Escarla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Grusha</text:p>
          </table:table-cell>
          <table:table-cell table:number-columns-repeated="16369"/>
        </table:table-row>
        <table:table-row table:style-name="ro2">
          <table:table-cell office:value-type="float" office:value="1369" table:style-name="ce3">
            <text:p>1369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Escarla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Lima</text:p>
          </table:table-cell>
          <table:table-cell table:number-columns-repeated="16369"/>
        </table:table-row>
        <table:table-row table:style-name="ro2">
          <table:table-cell office:value-type="float" office:value="1370" table:style-name="ce3">
            <text:p>1370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Escarla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Tuli</text:p>
          </table:table-cell>
          <table:table-cell table:number-columns-repeated="16369"/>
        </table:table-row>
        <table:table-row table:style-name="ro2">
          <table:table-cell office:value-type="float" office:value="1371" table:style-name="ce3">
            <text:p>1371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Escarla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Sagita</text:p>
          </table:table-cell>
          <table:table-cell table:number-columns-repeated="16369"/>
        </table:table-row>
        <table:table-row table:style-name="ro2">
          <table:table-cell office:value-type="float" office:value="1372" table:style-name="ce3">
            <text:p>1372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Escarla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Mencia</text:p>
          </table:table-cell>
          <table:table-cell table:number-columns-repeated="16369"/>
        </table:table-row>
        <table:table-row table:style-name="ro2">
          <table:table-cell office:value-type="float" office:value="1373" table:style-name="ce3">
            <text:p>1373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Escarla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Director</text:p>
          </table:table-cell>
          <table:table-cell office:value-type="string" table:style-name="ce3">
            <text:p>Clavel</text:p>
          </table:table-cell>
          <table:table-cell table:number-columns-repeated="16369"/>
        </table:table-row>
        <table:table-row table:style-name="ro2">
          <table:table-cell office:value-type="float" office:value="1374" table:style-name="ce3">
            <text:p>1374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Escarla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rofesor/a Academia</text:p>
          </table:table-cell>
          <table:table-cell office:value-type="string" table:style-name="ce3">
            <text:p>Cinio</text:p>
          </table:table-cell>
          <table:table-cell table:number-columns-repeated="16369"/>
        </table:table-row>
        <table:table-row table:style-name="ro2">
          <table:table-cell office:value-type="float" office:value="1375" table:style-name="ce3">
            <text:p>1375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Escarla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Estudiante</text:p>
          </table:table-cell>
          <table:table-cell office:value-type="string" table:style-name="ce3">
            <text:p>Mencia</text:p>
          </table:table-cell>
          <table:table-cell table:number-columns-repeated="16369"/>
        </table:table-row>
        <table:table-row table:style-name="ro2">
          <table:table-cell office:value-type="float" office:value="1376" table:style-name="ce3">
            <text:p>1376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Escarla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Estudiante</text:p>
          </table:table-cell>
          <table:table-cell office:value-type="string" table:style-name="ce3">
            <text:p>Noa</text:p>
          </table:table-cell>
          <table:table-cell table:number-columns-repeated="16369"/>
        </table:table-row>
        <table:table-row table:style-name="ro2">
          <table:table-cell office:value-type="float" office:value="1377" table:style-name="ce3">
            <text:p>1377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Escarlat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Estudiante</text:p>
          </table:table-cell>
          <table:table-cell office:value-type="string" table:style-name="ce3">
            <text:p>Damian</text:p>
          </table:table-cell>
          <table:table-cell table:number-columns-repeated="16369"/>
        </table:table-row>
        <table:table-row table:style-name="ro2">
          <table:table-cell office:value-type="float" office:value="1378" table:style-name="ce3">
            <text:p>1378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Purpur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rofesor/a</text:p>
          </table:table-cell>
          <table:table-cell office:value-type="string" table:style-name="ce3">
            <text:p>Profesor Turo</text:p>
          </table:table-cell>
          <table:table-cell table:number-columns-repeated="16369"/>
        </table:table-row>
        <table:table-row table:style-name="ro2">
          <table:table-cell office:value-type="float" office:value="1379" table:style-name="ce3">
            <text:p>1379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Purpur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Rival</text:p>
          </table:table-cell>
          <table:table-cell office:value-type="string" table:style-name="ce3">
            <text:p>Mencia</text:p>
          </table:table-cell>
          <table:table-cell table:number-columns-repeated="16369"/>
        </table:table-row>
        <table:table-row table:style-name="ro2">
          <table:table-cell office:value-type="float" office:value="1380" table:style-name="ce3">
            <text:p>1380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Purpur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Araceli</text:p>
          </table:table-cell>
          <table:table-cell table:number-columns-repeated="16369"/>
        </table:table-row>
        <table:table-row table:style-name="ro2">
          <table:table-cell office:value-type="float" office:value="1381" table:style-name="ce3">
            <text:p>1381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Purpur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Brais</text:p>
          </table:table-cell>
          <table:table-cell table:number-columns-repeated="16369"/>
        </table:table-row>
        <table:table-row table:style-name="ro2">
          <table:table-cell office:value-type="float" office:value="1382" table:style-name="ce3">
            <text:p>1382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Purpur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Fuco</text:p>
          </table:table-cell>
          <table:table-cell table:number-columns-repeated="16369"/>
        </table:table-row>
        <table:table-row table:style-name="ro2">
          <table:table-cell office:value-type="float" office:value="1383" table:style-name="ce3">
            <text:p>1383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Purpur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e-Nigma</text:p>
          </table:table-cell>
          <table:table-cell table:number-columns-repeated="16369"/>
        </table:table-row>
        <table:table-row table:style-name="ro2">
          <table:table-cell office:value-type="float" office:value="1384" table:style-name="ce3">
            <text:p>1384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Purpur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Laureano</text:p>
          </table:table-cell>
          <table:table-cell table:number-columns-repeated="16369"/>
        </table:table-row>
        <table:table-row table:style-name="ro2">
          <table:table-cell office:value-type="float" office:value="1385" table:style-name="ce3">
            <text:p>1385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Purpur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Grusha</text:p>
          </table:table-cell>
          <table:table-cell table:number-columns-repeated="16369"/>
        </table:table-row>
        <table:table-row table:style-name="ro2">
          <table:table-cell office:value-type="float" office:value="1386" table:style-name="ce3">
            <text:p>1386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Purpur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Lima</text:p>
          </table:table-cell>
          <table:table-cell table:number-columns-repeated="16369"/>
        </table:table-row>
        <table:table-row table:style-name="ro2">
          <table:table-cell office:value-type="float" office:value="1387" table:style-name="ce3">
            <text:p>1387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Purpur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Lider De Gimnasio</text:p>
          </table:table-cell>
          <table:table-cell office:value-type="string" table:style-name="ce3">
            <text:p>Tuli</text:p>
          </table:table-cell>
          <table:table-cell table:number-columns-repeated="16369"/>
        </table:table-row>
        <table:table-row table:style-name="ro2">
          <table:table-cell office:value-type="float" office:value="1388" table:style-name="ce3">
            <text:p>1388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Purpur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Sagita</text:p>
          </table:table-cell>
          <table:table-cell table:number-columns-repeated="16369"/>
        </table:table-row>
        <table:table-row table:style-name="ro2">
          <table:table-cell office:value-type="float" office:value="1389" table:style-name="ce3">
            <text:p>1389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Purpur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Campeon/a</text:p>
          </table:table-cell>
          <table:table-cell office:value-type="string" table:style-name="ce3">
            <text:p>Mencia</text:p>
          </table:table-cell>
          <table:table-cell table:number-columns-repeated="16369"/>
        </table:table-row>
        <table:table-row table:style-name="ro2">
          <table:table-cell office:value-type="float" office:value="1390" table:style-name="ce3">
            <text:p>1390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Purpur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Director</text:p>
          </table:table-cell>
          <table:table-cell office:value-type="string" table:style-name="ce3">
            <text:p>Clavel</text:p>
          </table:table-cell>
          <table:table-cell table:number-columns-repeated="16369"/>
        </table:table-row>
        <table:table-row table:style-name="ro2">
          <table:table-cell office:value-type="float" office:value="1391" table:style-name="ce3">
            <text:p>1391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Purpur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rofesor/a Academia</text:p>
          </table:table-cell>
          <table:table-cell office:value-type="string" table:style-name="ce3">
            <text:p>Cinio</text:p>
          </table:table-cell>
          <table:table-cell table:number-columns-repeated="16369"/>
        </table:table-row>
        <table:table-row table:style-name="ro2">
          <table:table-cell office:value-type="float" office:value="1392" table:style-name="ce3">
            <text:p>1392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Purpur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Estudiante</text:p>
          </table:table-cell>
          <table:table-cell office:value-type="string" table:style-name="ce3">
            <text:p>Mencia</text:p>
          </table:table-cell>
          <table:table-cell table:number-columns-repeated="16369"/>
        </table:table-row>
        <table:table-row table:style-name="ro2">
          <table:table-cell office:value-type="float" office:value="1393" table:style-name="ce3">
            <text:p>1393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Purpur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Estudiante</text:p>
          </table:table-cell>
          <table:table-cell office:value-type="string" table:style-name="ce3">
            <text:p>Noa</text:p>
          </table:table-cell>
          <table:table-cell table:number-columns-repeated="16369"/>
        </table:table-row>
        <table:table-row table:style-name="ro2">
          <table:table-cell office:value-type="float" office:value="1394" table:style-name="ce3">
            <text:p>1394</text:p>
          </table:table-cell>
          <table:table-cell office:value-type="string" table:style-name="ce3">
            <text:p>Principal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okemon Purpura</text:p>
          </table:table-cell>
          <table:table-cell office:value-type="string" table:style-name="ce5">
            <text:p>.png</text:p>
          </table:table-cell>
          <table:table-cell office:value-type="string" table:style-name="ce3">
            <text:p>Switch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RPG</text:p>
          </table:table-cell>
          <table:table-cell office:value-type="string" table:style-name="ce3">
            <text:p>Game Freak</text:p>
          </table:table-cell>
          <table:table-cell office:value-type="string" table:style-name="ce3">
            <text:p>Nintendo</text:p>
          </table:table-cell>
          <table:table-cell office:value-type="string" table:style-name="ce3">
            <text:p>Generacion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Estudiante</text:p>
          </table:table-cell>
          <table:table-cell office:value-type="string" table:style-name="ce3">
            <text:p>Damian</text:p>
          </table:table-cell>
          <table:table-cell table:number-columns-repeated="16369"/>
        </table:table-row>
        <table:table-row table:number-rows-repeated="104718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phpMyAdmin 5.0.2</meta:initial-creator>
    <dc:creator>David CM</dc:creator>
    <meta:creation-date>2020-12-26T11:59:28Z</meta:creation-date>
    <dc:date>2022-11-18T15:30:07Z</dc:date>
  </office:meta>
</office:document-meta>
</file>